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90"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91"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92"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93"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94" style:family="paragraph" style:parent-style-name="Standard">
      <style:paragraph-properties fo:margin-top="0cm" fo:margin-bottom="0.282cm" style:contextual-spacing="false" fo:line-height="110%" fo:text-align="start" style:justify-single-word="false"/>
      <style:text-properties officeooo:paragraph-rsid="033eb144"/>
    </style:style>
    <style:style style:name="P9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96"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97"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98"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99"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10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5"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6" style:family="text">
      <style:text-properties style:use-window-font-color="true" loext:opacity="0%" style:font-name="Calibri1" fo:font-style="italic" fo:font-weight="normal" fo:background-color="transparent" loext:char-shading-value="0" style:font-name-asian="Calibri1" style:font-name-complex="Calibri1"/>
    </style:style>
    <style:style style:name="T7"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8"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9"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0"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1"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12"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13"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14"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15"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35"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38"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39"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41"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42"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43"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44"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45"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46"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47" style:family="text">
      <style:text-properties style:use-window-font-color="true" loext:opacity="0%" style:font-name="Calibri1" fo:font-size="10pt" fo:font-weight="normal" officeooo:rsid="03466cff" fo:background-color="transparent" loext:char-shading-value="0" style:font-name-asian="Calibri1" style:font-size-asian="10pt" style:font-name-complex="Calibri1" style:font-size-complex="10pt"/>
    </style:style>
    <style:style style:name="T48"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49"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5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53"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mbria Math" fo:font-weight="normal" fo:background-color="transparent" loext:char-shading-value="0" style:font-name-asian="Cambria Math" style:font-name-complex="Cambria Math"/>
    </style:style>
    <style:style style:name="T55"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6"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7"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8"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9"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60"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61"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62"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63"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64"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65"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66"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67"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68"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69"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70"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71"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72"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73"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74"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75"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76"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77"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78"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79"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80"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81"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82"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83"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84"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85"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86" style:family="text">
      <style:text-properties officeooo:rsid="000cb228"/>
    </style:style>
    <style:style style:name="T87" style:family="text">
      <style:text-properties officeooo:rsid="000ea8f8"/>
    </style:style>
    <style:style style:name="T88" style:family="text">
      <style:text-properties officeooo:rsid="0010721b"/>
    </style:style>
    <style:style style:name="T89" style:family="text">
      <style:text-properties officeooo:rsid="001186bd"/>
    </style:style>
    <style:style style:name="T90" style:family="text">
      <style:text-properties officeooo:rsid="00119d0a"/>
    </style:style>
    <style:style style:name="T91" style:family="text">
      <style:text-properties officeooo:rsid="0012a22d"/>
    </style:style>
    <style:style style:name="T92" style:family="text">
      <style:text-properties style:text-position="sub 58%"/>
    </style:style>
    <style:style style:name="T93" style:family="text">
      <style:text-properties style:text-position="sub 58%" officeooo:rsid="0012a22d"/>
    </style:style>
    <style:style style:name="T94" style:family="text">
      <style:text-properties style:text-position="sub 58%" officeooo:rsid="00134c72"/>
    </style:style>
    <style:style style:name="T95" style:family="text">
      <style:text-properties style:text-position="sub 58%" officeooo:rsid="001763ba" style:font-weight-asian="normal" style:font-weight-complex="normal"/>
    </style:style>
    <style:style style:name="T96" style:family="text">
      <style:text-properties style:text-position="sub 58%" officeooo:rsid="00194d15" style:font-weight-asian="normal" style:font-weight-complex="normal"/>
    </style:style>
    <style:style style:name="T97" style:family="text">
      <style:text-properties style:text-position="sub 58%" officeooo:rsid="001ac7c4" style:font-weight-asian="normal" style:font-weight-complex="normal"/>
    </style:style>
    <style:style style:name="T98" style:family="text">
      <style:text-properties style:text-position="sub 58%" officeooo:rsid="00359862"/>
    </style:style>
    <style:style style:name="T99" style:family="text">
      <style:text-properties style:text-position="sub 58%" officeooo:rsid="0040a30b"/>
    </style:style>
    <style:style style:name="T100" style:family="text">
      <style:text-properties style:text-position="sub 58%" officeooo:rsid="004e7dcc"/>
    </style:style>
    <style:style style:name="T101" style:family="text">
      <style:text-properties style:text-position="sub 58%" fo:font-size="10pt" officeooo:rsid="0104d511" style:font-size-asian="8.75pt" style:font-weight-asian="normal" style:font-size-complex="10pt" style:font-weight-complex="normal"/>
    </style:style>
    <style:style style:name="T102" style:family="text">
      <style:text-properties style:text-position="sub 58%" fo:font-size="10pt" officeooo:rsid="0109a447" style:font-size-asian="8.75pt" style:font-weight-asian="normal" style:font-size-complex="10pt" style:font-weight-complex="normal"/>
    </style:style>
    <style:style style:name="T103" style:family="text">
      <style:text-properties style:text-position="sub 58%" officeooo:rsid="02f9b37b"/>
    </style:style>
    <style:style style:name="T104" style:family="text">
      <style:text-properties officeooo:rsid="00134c72"/>
    </style:style>
    <style:style style:name="T105" style:family="text">
      <style:text-properties style:text-position="0% 100%"/>
    </style:style>
    <style:style style:name="T106" style:family="text">
      <style:text-properties style:text-position="0% 100%" officeooo:rsid="00134c72"/>
    </style:style>
    <style:style style:name="T107" style:family="text">
      <style:text-properties style:text-position="0% 100%" officeooo:rsid="0014ad18"/>
    </style:style>
    <style:style style:name="T108" style:family="text">
      <style:text-properties style:text-position="0% 100%" fo:font-weight="bold" officeooo:rsid="0014ad18" style:font-weight-asian="bold" style:font-weight-complex="bold"/>
    </style:style>
    <style:style style:name="T109" style:family="text">
      <style:text-properties style:text-position="0% 100%" fo:font-weight="bold" officeooo:rsid="00154cf5" style:font-weight-asian="bold" style:font-weight-complex="bold"/>
    </style:style>
    <style:style style:name="T110" style:family="text">
      <style:text-properties style:text-position="0% 100%" fo:font-weight="bold" officeooo:rsid="0016852d" style:font-weight-asian="bold" style:font-weight-complex="bold"/>
    </style:style>
    <style:style style:name="T111" style:family="text">
      <style:text-properties style:text-position="0% 100%" fo:font-weight="bold" officeooo:rsid="003e7763" style:font-weight-asian="bold" style:font-weight-complex="bold"/>
    </style:style>
    <style:style style:name="T112" style:family="text">
      <style:text-properties style:text-position="0% 100%" fo:font-weight="bold" officeooo:rsid="020f86f3" style:font-size-asian="11pt" style:font-weight-asian="bold" style:font-size-complex="11pt" style:font-weight-complex="bold"/>
    </style:style>
    <style:style style:name="T113" style:family="text">
      <style:text-properties style:text-position="0% 100%" officeooo:rsid="00154cf5"/>
    </style:style>
    <style:style style:name="T114" style:family="text">
      <style:text-properties style:text-position="0% 100%" officeooo:rsid="00154cf5" style:font-weight-asian="normal" style:font-weight-complex="normal"/>
    </style:style>
    <style:style style:name="T115" style:family="text">
      <style:text-properties style:text-position="0% 100%" officeooo:rsid="001763ba" style:font-weight-asian="normal" style:font-weight-complex="normal"/>
    </style:style>
    <style:style style:name="T116" style:family="text">
      <style:text-properties style:text-position="0% 100%" officeooo:rsid="00194d15" style:font-weight-asian="normal" style:font-weight-complex="normal"/>
    </style:style>
    <style:style style:name="T117" style:family="text">
      <style:text-properties style:text-position="0% 100%" officeooo:rsid="001ac7c4" style:font-weight-asian="normal" style:font-weight-complex="normal"/>
    </style:style>
    <style:style style:name="T118" style:family="text">
      <style:text-properties style:text-position="0% 100%" officeooo:rsid="001ca0e5" style:font-weight-asian="normal" style:font-weight-complex="normal"/>
    </style:style>
    <style:style style:name="T119" style:family="text">
      <style:text-properties style:text-position="0% 100%" officeooo:rsid="001f3cbd" style:font-weight-asian="normal" style:font-weight-complex="normal"/>
    </style:style>
    <style:style style:name="T120" style:family="text">
      <style:text-properties style:text-position="0% 100%" officeooo:rsid="0020a84f" style:font-weight-asian="normal" style:font-weight-complex="normal"/>
    </style:style>
    <style:style style:name="T121" style:family="text">
      <style:text-properties style:text-position="0% 100%" officeooo:rsid="002137b9" style:font-weight-asian="normal" style:font-weight-complex="normal"/>
    </style:style>
    <style:style style:name="T122" style:family="text">
      <style:text-properties style:text-position="0% 100%" officeooo:rsid="00227abb" style:font-weight-asian="normal" style:font-weight-complex="normal"/>
    </style:style>
    <style:style style:name="T123" style:family="text">
      <style:text-properties style:text-position="0% 100%" officeooo:rsid="002444b5" style:font-weight-asian="normal" style:font-weight-complex="normal"/>
    </style:style>
    <style:style style:name="T124" style:family="text">
      <style:text-properties style:text-position="0% 100%" officeooo:rsid="0024e527" style:font-weight-asian="normal" style:font-weight-complex="normal"/>
    </style:style>
    <style:style style:name="T125" style:family="text">
      <style:text-properties style:text-position="0% 100%" officeooo:rsid="00268c2b" style:font-weight-asian="normal" style:font-weight-complex="normal"/>
    </style:style>
    <style:style style:name="T126" style:family="text">
      <style:text-properties style:text-position="0% 100%" officeooo:rsid="002796e4" style:font-weight-asian="normal" style:font-weight-complex="normal"/>
    </style:style>
    <style:style style:name="T127" style:family="text">
      <style:text-properties style:text-position="0% 100%" officeooo:rsid="002887e2" style:font-weight-asian="normal" style:font-weight-complex="normal"/>
    </style:style>
    <style:style style:name="T128" style:family="text">
      <style:text-properties style:text-position="0% 100%" officeooo:rsid="0029623e" style:font-weight-asian="normal" style:font-weight-complex="normal"/>
    </style:style>
    <style:style style:name="T129" style:family="text">
      <style:text-properties style:text-position="0% 100%" officeooo:rsid="002a6392" style:font-weight-asian="normal" style:font-weight-complex="normal"/>
    </style:style>
    <style:style style:name="T130" style:family="text">
      <style:text-properties style:text-position="0% 100%" officeooo:rsid="002b116c" style:font-weight-asian="normal" style:font-weight-complex="normal"/>
    </style:style>
    <style:style style:name="T131" style:family="text">
      <style:text-properties style:text-position="0% 100%" officeooo:rsid="002ca41d" style:font-weight-asian="normal" style:font-weight-complex="normal"/>
    </style:style>
    <style:style style:name="T132" style:family="text">
      <style:text-properties style:text-position="0% 100%" officeooo:rsid="002e7909" style:font-weight-asian="normal" style:font-weight-complex="normal"/>
    </style:style>
    <style:style style:name="T133" style:family="text">
      <style:text-properties style:text-position="0% 100%" officeooo:rsid="003060ac" style:font-weight-asian="normal" style:font-weight-complex="normal"/>
    </style:style>
    <style:style style:name="T134" style:family="text">
      <style:text-properties style:text-position="0% 100%" fo:font-style="italic" officeooo:rsid="002137b9" style:font-style-asian="italic" style:font-weight-asian="normal" style:font-style-complex="italic" style:font-weight-complex="normal"/>
    </style:style>
    <style:style style:name="T135" style:family="text">
      <style:text-properties style:text-position="0% 100%" officeooo:rsid="003a7381"/>
    </style:style>
    <style:style style:name="T136" style:family="text">
      <style:text-properties style:text-position="0% 100%" officeooo:rsid="003aeaa1"/>
    </style:style>
    <style:style style:name="T137" style:family="text">
      <style:text-properties style:text-position="0% 100%" officeooo:rsid="003c8b24"/>
    </style:style>
    <style:style style:name="T138" style:family="text">
      <style:text-properties style:text-position="0% 100%" officeooo:rsid="003e7763"/>
    </style:style>
    <style:style style:name="T139" style:family="text">
      <style:text-properties style:text-position="0% 100%" officeooo:rsid="003ea79a"/>
    </style:style>
    <style:style style:name="T140" style:family="text">
      <style:text-properties style:text-position="0% 100%" officeooo:rsid="0040a30b"/>
    </style:style>
    <style:style style:name="T141" style:family="text">
      <style:text-properties style:text-position="0% 100%" officeooo:rsid="0040f447"/>
    </style:style>
    <style:style style:name="T142" style:family="text">
      <style:text-properties style:text-position="0% 100%" officeooo:rsid="0042dc30"/>
    </style:style>
    <style:style style:name="T143" style:family="text">
      <style:text-properties style:text-position="0% 100%" officeooo:rsid="00437deb"/>
    </style:style>
    <style:style style:name="T144" style:family="text">
      <style:text-properties style:text-position="0% 100%" officeooo:rsid="0045641b"/>
    </style:style>
    <style:style style:name="T145" style:family="text">
      <style:text-properties style:text-position="0% 100%" officeooo:rsid="0046f80f"/>
    </style:style>
    <style:style style:name="T146" style:family="text">
      <style:text-properties style:text-position="0% 100%" officeooo:rsid="0047d033"/>
    </style:style>
    <style:style style:name="T147" style:family="text">
      <style:text-properties style:text-position="0% 100%" officeooo:rsid="0049c193"/>
    </style:style>
    <style:style style:name="T148" style:family="text">
      <style:text-properties style:text-position="0% 100%" officeooo:rsid="004b23aa"/>
    </style:style>
    <style:style style:name="T149" style:family="text">
      <style:text-properties style:text-position="0% 100%" officeooo:rsid="004cabb6"/>
    </style:style>
    <style:style style:name="T150" style:family="text">
      <style:text-properties style:text-position="0% 100%" officeooo:rsid="004e7dcc"/>
    </style:style>
    <style:style style:name="T151" style:family="text">
      <style:text-properties style:text-position="0% 100%" officeooo:rsid="004fd809"/>
    </style:style>
    <style:style style:name="T152" style:family="text">
      <style:text-properties style:text-position="0% 100%" officeooo:rsid="00502a96"/>
    </style:style>
    <style:style style:name="T153" style:family="text">
      <style:text-properties style:text-position="0% 100%" officeooo:rsid="00513a4f"/>
    </style:style>
    <style:style style:name="T154" style:family="text">
      <style:text-properties style:text-position="0% 100%" officeooo:rsid="00515eb2"/>
    </style:style>
    <style:style style:name="T155" style:family="text">
      <style:text-properties style:text-position="0% 100%" officeooo:rsid="00533fb2"/>
    </style:style>
    <style:style style:name="T156" style:family="text">
      <style:text-properties style:text-position="0% 100%" officeooo:rsid="005422e6"/>
    </style:style>
    <style:style style:name="T157" style:family="text">
      <style:text-properties style:text-position="0% 100%" fo:font-size="10pt" style:font-size-asian="10pt" style:font-size-complex="10pt"/>
    </style:style>
    <style:style style:name="T158" style:family="text">
      <style:text-properties style:text-position="0% 100%" fo:font-size="10pt" officeooo:rsid="00578d1a" style:font-size-asian="10pt" style:font-size-complex="10pt"/>
    </style:style>
    <style:style style:name="T159" style:family="text">
      <style:text-properties style:text-position="0% 100%" fo:font-size="10pt" officeooo:rsid="00578d1f" style:font-size-asian="10pt" style:font-size-complex="10pt"/>
    </style:style>
    <style:style style:name="T160" style:family="text">
      <style:text-properties style:text-position="0% 100%" fo:font-size="10pt" officeooo:rsid="0057ce61" style:font-size-asian="10pt" style:font-size-complex="10pt"/>
    </style:style>
    <style:style style:name="T161" style:family="text">
      <style:text-properties style:text-position="0% 100%" fo:font-size="10pt" officeooo:rsid="005855f1" style:font-size-asian="10pt" style:font-size-complex="10pt"/>
    </style:style>
    <style:style style:name="T162" style:family="text">
      <style:text-properties style:text-position="0% 100%" fo:font-size="10pt" officeooo:rsid="00591fad" style:font-size-asian="10pt" style:font-size-complex="10pt"/>
    </style:style>
    <style:style style:name="T163" style:family="text">
      <style:text-properties style:text-position="0% 100%" fo:font-size="10pt" officeooo:rsid="005920c9" style:font-size-asian="10pt" style:font-size-complex="10pt"/>
    </style:style>
    <style:style style:name="T164" style:family="text">
      <style:text-properties style:text-position="0% 100%" fo:font-size="10pt" officeooo:rsid="005ca54a" style:font-size-asian="10pt" style:font-size-complex="10pt"/>
    </style:style>
    <style:style style:name="T165" style:family="text">
      <style:text-properties style:text-position="0% 100%" fo:font-size="10pt" officeooo:rsid="005fc581" style:font-size-asian="10pt" style:font-size-complex="10pt"/>
    </style:style>
    <style:style style:name="T166" style:family="text">
      <style:text-properties style:text-position="0% 100%" fo:font-size="10pt" officeooo:rsid="0060bd7f" style:font-size-asian="10pt" style:font-size-complex="10pt"/>
    </style:style>
    <style:style style:name="T167" style:family="text">
      <style:text-properties style:text-position="0% 100%" fo:font-size="10pt" officeooo:rsid="00627f18" style:font-size-asian="10pt" style:font-size-complex="10pt"/>
    </style:style>
    <style:style style:name="T168" style:family="text">
      <style:text-properties style:text-position="0% 100%" fo:font-size="10pt" officeooo:rsid="0063d417" style:font-size-asian="10pt" style:font-size-complex="10pt"/>
    </style:style>
    <style:style style:name="T169" style:family="text">
      <style:text-properties style:text-position="0% 100%" fo:font-size="10pt" officeooo:rsid="00658b26" style:font-size-asian="10pt" style:font-size-complex="10pt"/>
    </style:style>
    <style:style style:name="T170" style:family="text">
      <style:text-properties style:text-position="0% 100%" fo:font-size="10pt" officeooo:rsid="006599f8" style:font-size-asian="10pt" style:font-size-complex="10pt"/>
    </style:style>
    <style:style style:name="T171" style:family="text">
      <style:text-properties style:text-position="0% 100%" fo:font-size="10pt" officeooo:rsid="006a8adb" style:font-size-asian="10pt" style:font-size-complex="10pt"/>
    </style:style>
    <style:style style:name="T172" style:family="text">
      <style:text-properties style:text-position="0% 100%" fo:font-size="10pt" officeooo:rsid="006b8b31" style:font-size-asian="10pt" style:font-size-complex="10pt"/>
    </style:style>
    <style:style style:name="T173" style:family="text">
      <style:text-properties style:text-position="0% 100%" fo:font-size="10pt" officeooo:rsid="006b9ba0" style:font-size-asian="10pt" style:font-size-complex="10pt"/>
    </style:style>
    <style:style style:name="T174" style:family="text">
      <style:text-properties style:text-position="0% 100%" fo:font-size="10pt" officeooo:rsid="006c238c" style:font-size-asian="10pt" style:font-size-complex="10pt"/>
    </style:style>
    <style:style style:name="T175" style:family="text">
      <style:text-properties style:text-position="0% 100%" fo:font-size="10pt" officeooo:rsid="006ca2af" style:font-size-asian="10pt" style:font-size-complex="10pt"/>
    </style:style>
    <style:style style:name="T176" style:family="text">
      <style:text-properties style:text-position="0% 100%" fo:font-size="10pt" officeooo:rsid="006cfdea" style:font-size-asian="10pt" style:font-size-complex="10pt"/>
    </style:style>
    <style:style style:name="T177" style:family="text">
      <style:text-properties style:text-position="0% 100%" fo:font-size="10pt" officeooo:rsid="006e4720" style:font-size-asian="10pt" style:font-size-complex="10pt"/>
    </style:style>
    <style:style style:name="T178" style:family="text">
      <style:text-properties style:text-position="0% 100%" fo:font-size="10pt" officeooo:rsid="00712625" style:font-size-asian="10pt" style:font-size-complex="10pt"/>
    </style:style>
    <style:style style:name="T179" style:family="text">
      <style:text-properties style:text-position="0% 100%" fo:font-size="10pt" officeooo:rsid="00715fa9" style:font-size-asian="10pt" style:font-size-complex="10pt"/>
    </style:style>
    <style:style style:name="T180" style:family="text">
      <style:text-properties style:text-position="0% 100%" fo:font-size="10pt" officeooo:rsid="0072e442" style:font-size-asian="10pt" style:font-size-complex="10pt"/>
    </style:style>
    <style:style style:name="T181" style:family="text">
      <style:text-properties style:text-position="0% 100%" fo:font-size="10pt" officeooo:rsid="0073bb5d" style:font-size-asian="10pt" style:font-size-complex="10pt"/>
    </style:style>
    <style:style style:name="T182" style:family="text">
      <style:text-properties style:text-position="0% 100%" fo:font-size="10pt" officeooo:rsid="00756e0c" style:font-size-asian="10pt" style:font-size-complex="10pt"/>
    </style:style>
    <style:style style:name="T183" style:family="text">
      <style:text-properties style:text-position="0% 100%" fo:font-size="10pt" officeooo:rsid="00757e13" style:font-size-asian="10pt" style:font-size-complex="10pt"/>
    </style:style>
    <style:style style:name="T184" style:family="text">
      <style:text-properties style:text-position="0% 100%" fo:font-size="10pt" officeooo:rsid="0076c84f" style:font-size-asian="10pt" style:font-size-complex="10pt"/>
    </style:style>
    <style:style style:name="T185" style:family="text">
      <style:text-properties style:text-position="0% 100%" fo:font-size="10pt" officeooo:rsid="0078345b" style:font-size-asian="10pt" style:font-size-complex="10pt"/>
    </style:style>
    <style:style style:name="T186" style:family="text">
      <style:text-properties style:text-position="0% 100%" fo:font-size="10pt" officeooo:rsid="007895f4" style:font-size-asian="10pt" style:font-size-complex="10pt"/>
    </style:style>
    <style:style style:name="T187" style:family="text">
      <style:text-properties style:text-position="0% 100%" fo:font-size="10pt" officeooo:rsid="007a09ca" style:font-size-asian="10pt" style:font-size-complex="10pt"/>
    </style:style>
    <style:style style:name="T188" style:family="text">
      <style:text-properties style:text-position="0% 100%" fo:font-size="10pt" officeooo:rsid="007abd6f" style:font-size-asian="10pt" style:font-size-complex="10pt"/>
    </style:style>
    <style:style style:name="T189" style:family="text">
      <style:text-properties style:text-position="0% 100%" fo:font-size="10pt" officeooo:rsid="007c4cdf" style:font-size-asian="10pt" style:font-size-complex="10pt"/>
    </style:style>
    <style:style style:name="T190" style:family="text">
      <style:text-properties style:text-position="0% 100%" fo:font-size="10pt" officeooo:rsid="007d13a7" style:font-size-asian="10pt" style:font-size-complex="10pt"/>
    </style:style>
    <style:style style:name="T191" style:family="text">
      <style:text-properties style:text-position="0% 100%" fo:font-size="10pt" officeooo:rsid="007e4276" style:font-size-asian="10pt" style:font-size-complex="10pt"/>
    </style:style>
    <style:style style:name="T192" style:family="text">
      <style:text-properties style:text-position="0% 100%" fo:font-size="10pt" officeooo:rsid="00800634" style:font-size-asian="10pt" style:font-size-complex="10pt"/>
    </style:style>
    <style:style style:name="T193" style:family="text">
      <style:text-properties style:text-position="0% 100%" fo:font-size="10pt" officeooo:rsid="0080ff1b" style:font-size-asian="10pt" style:font-size-complex="10pt"/>
    </style:style>
    <style:style style:name="T194" style:family="text">
      <style:text-properties style:text-position="0% 100%" fo:font-size="10pt" officeooo:rsid="0081d7d9" style:font-size-asian="10pt" style:font-size-complex="10pt"/>
    </style:style>
    <style:style style:name="T195" style:family="text">
      <style:text-properties style:text-position="0% 100%" fo:font-size="10pt" officeooo:rsid="00839ba2" style:font-size-asian="10pt" style:font-size-complex="10pt"/>
    </style:style>
    <style:style style:name="T196" style:family="text">
      <style:text-properties style:text-position="0% 100%" fo:font-size="10pt" officeooo:rsid="00847d0b" style:font-size-asian="10pt" style:font-size-complex="10pt"/>
    </style:style>
    <style:style style:name="T197" style:family="text">
      <style:text-properties style:text-position="0% 100%" fo:font-size="10pt" officeooo:rsid="00856c60" style:font-size-asian="10pt" style:font-size-complex="10pt"/>
    </style:style>
    <style:style style:name="T198" style:family="text">
      <style:text-properties style:text-position="0% 100%" fo:font-size="10pt" officeooo:rsid="0086d767" style:font-size-asian="10pt" style:font-size-complex="10pt"/>
    </style:style>
    <style:style style:name="T199" style:family="text">
      <style:text-properties style:text-position="0% 100%" fo:font-size="10pt" officeooo:rsid="0087b010" style:font-size-asian="10pt" style:font-size-complex="10pt"/>
    </style:style>
    <style:style style:name="T200" style:family="text">
      <style:text-properties style:text-position="0% 100%" fo:font-size="10pt" officeooo:rsid="00896c2a" style:font-size-asian="10pt" style:font-size-complex="10pt"/>
    </style:style>
    <style:style style:name="T201" style:family="text">
      <style:text-properties style:text-position="0% 100%" fo:font-size="10pt" officeooo:rsid="0089d2bf" style:font-size-asian="10pt" style:font-size-complex="10pt"/>
    </style:style>
    <style:style style:name="T202" style:family="text">
      <style:text-properties style:text-position="0% 100%" fo:font-size="10pt" officeooo:rsid="008a37f4" style:font-size-asian="10pt" style:font-size-complex="10pt"/>
    </style:style>
    <style:style style:name="T203" style:family="text">
      <style:text-properties style:text-position="0% 100%" fo:font-size="10pt" officeooo:rsid="008bd542" style:font-size-asian="10pt" style:font-size-complex="10pt"/>
    </style:style>
    <style:style style:name="T204" style:family="text">
      <style:text-properties style:text-position="0% 100%" fo:font-size="10pt" officeooo:rsid="008d9fe7" style:font-size-asian="10pt" style:font-size-complex="10pt"/>
    </style:style>
    <style:style style:name="T205" style:family="text">
      <style:text-properties style:text-position="0% 100%" fo:font-size="10pt" officeooo:rsid="008e75f2" style:font-size-asian="10pt" style:font-size-complex="10pt"/>
    </style:style>
    <style:style style:name="T206" style:family="text">
      <style:text-properties style:text-position="0% 100%" fo:font-size="10pt" officeooo:rsid="008f5d3b" style:font-size-asian="10pt" style:font-size-complex="10pt"/>
    </style:style>
    <style:style style:name="T207" style:family="text">
      <style:text-properties style:text-position="0% 100%" fo:font-size="10pt" officeooo:rsid="00911e5c" style:font-size-asian="10pt" style:font-size-complex="10pt"/>
    </style:style>
    <style:style style:name="T208" style:family="text">
      <style:text-properties style:text-position="0% 100%" fo:font-size="10pt" officeooo:rsid="009d34de" style:font-size-asian="10pt" style:font-size-complex="10pt"/>
    </style:style>
    <style:style style:name="T209" style:family="text">
      <style:text-properties style:text-position="0% 100%" fo:font-size="10pt" fo:font-weight="bold" style:font-size-asian="10pt" style:font-weight-asian="bold" style:font-size-complex="10pt" style:font-weight-complex="bold"/>
    </style:style>
    <style:style style:name="T210" style:family="text">
      <style:text-properties style:text-position="0% 100%" fo:font-size="10pt" fo:font-weight="bold" officeooo:rsid="006b8b31" style:font-size-asian="10pt" style:font-weight-asian="bold" style:font-size-complex="10pt" style:font-weight-complex="bold"/>
    </style:style>
    <style:style style:name="T211" style:family="text">
      <style:text-properties style:text-position="0% 100%" fo:font-size="10pt" fo:font-weight="bold" officeooo:rsid="006b9ba0" style:font-size-asian="10pt" style:font-weight-asian="bold" style:font-size-complex="10pt" style:font-weight-complex="bold"/>
    </style:style>
    <style:style style:name="T212" style:family="text">
      <style:text-properties style:text-position="0% 100%" fo:font-size="10pt" fo:font-weight="bold" officeooo:rsid="006c238c" style:font-size-asian="10pt" style:font-weight-asian="bold" style:font-size-complex="10pt" style:font-weight-complex="bold"/>
    </style:style>
    <style:style style:name="T213" style:family="text">
      <style:text-properties style:text-position="0% 100%" fo:font-size="10pt" fo:font-weight="bold" style:font-size-asian="8.75pt" style:font-weight-asian="bold" style:font-size-complex="10pt" style:font-weight-complex="bold"/>
    </style:style>
    <style:style style:name="T214" style:family="text">
      <style:text-properties style:text-position="0% 100%" fo:font-size="10pt" fo:font-weight="bold" officeooo:rsid="00a6c352" style:font-size-asian="8.75pt" style:font-weight-asian="bold" style:font-size-complex="10pt" style:font-weight-complex="bold"/>
    </style:style>
    <style:style style:name="T215" style:family="text">
      <style:text-properties style:text-position="0% 100%" fo:font-size="10pt" fo:font-weight="bold" officeooo:rsid="00998a74" style:font-size-asian="8.75pt" style:font-weight-asian="bold" style:font-size-complex="10pt" style:font-weight-complex="bold"/>
    </style:style>
    <style:style style:name="T216" style:family="text">
      <style:text-properties style:text-position="0% 100%" fo:font-size="10pt" fo:font-weight="bold" officeooo:rsid="00d53fca" style:font-size-asian="8.75pt" style:font-weight-asian="bold" style:font-size-complex="10pt" style:font-weight-complex="bold"/>
    </style:style>
    <style:style style:name="T217" style:family="text">
      <style:text-properties style:text-position="0% 100%" fo:font-size="10pt" fo:font-weight="bold" officeooo:rsid="00da51b6" style:font-size-asian="8.75pt" style:font-weight-asian="bold" style:font-size-complex="10pt" style:font-weight-complex="bold"/>
    </style:style>
    <style:style style:name="T218" style:family="text">
      <style:text-properties style:text-position="0% 100%" fo:font-size="10pt" fo:font-weight="bold" officeooo:rsid="00dc87c7" style:font-size-asian="8.75pt" style:font-weight-asian="bold" style:font-size-complex="10pt" style:font-weight-complex="bold"/>
    </style:style>
    <style:style style:name="T219" style:family="text">
      <style:text-properties style:text-position="0% 100%" fo:font-size="10pt" fo:font-weight="bold" officeooo:rsid="00e3f2af" style:font-size-asian="8.75pt" style:font-weight-asian="bold" style:font-size-complex="10pt" style:font-weight-complex="bold"/>
    </style:style>
    <style:style style:name="T220" style:family="text">
      <style:text-properties style:text-position="0% 100%" fo:font-size="10pt" fo:font-weight="bold" officeooo:rsid="00e6b2b5" style:font-size-asian="8.75pt" style:font-weight-asian="bold" style:font-size-complex="10pt" style:font-weight-complex="bold"/>
    </style:style>
    <style:style style:name="T221" style:family="text">
      <style:text-properties style:text-position="0% 100%" fo:font-size="10pt" fo:font-weight="bold" officeooo:rsid="00ed23cd" style:font-size-asian="8.75pt" style:font-weight-asian="bold" style:font-size-complex="10pt" style:font-weight-complex="bold"/>
    </style:style>
    <style:style style:name="T222" style:family="text">
      <style:text-properties style:text-position="0% 100%" fo:font-size="10pt" fo:font-weight="bold" officeooo:rsid="00efc186" style:font-size-asian="8.75pt" style:font-weight-asian="bold" style:font-size-complex="10pt" style:font-weight-complex="bold"/>
    </style:style>
    <style:style style:name="T223" style:family="text">
      <style:text-properties style:text-position="0% 100%" fo:font-size="10pt" fo:font-weight="bold" officeooo:rsid="00f42ddf" style:font-size-asian="8.75pt" style:font-weight-asian="bold" style:font-size-complex="10pt" style:font-weight-complex="bold"/>
    </style:style>
    <style:style style:name="T224" style:family="text">
      <style:text-properties style:text-position="0% 100%" fo:font-size="10pt" fo:font-weight="bold" officeooo:rsid="0109a447" style:font-size-asian="8.75pt" style:font-weight-asian="bold" style:font-size-complex="10pt" style:font-weight-complex="bold"/>
    </style:style>
    <style:style style:name="T225" style:family="text">
      <style:text-properties style:text-position="0% 100%" fo:font-size="10pt" fo:font-weight="bold" officeooo:rsid="0118496e" style:font-size-asian="8.75pt" style:font-weight-asian="bold" style:font-size-complex="10pt" style:font-weight-complex="bold"/>
    </style:style>
    <style:style style:name="T226" style:family="text">
      <style:text-properties style:text-position="0% 100%" fo:font-size="10pt" fo:font-weight="bold" officeooo:rsid="0123618f" style:font-size-asian="8.75pt" style:font-weight-asian="bold" style:font-size-complex="10pt" style:font-weight-complex="bold"/>
    </style:style>
    <style:style style:name="T227" style:family="text">
      <style:text-properties style:text-position="0% 100%" fo:font-size="10pt" fo:font-weight="bold" officeooo:rsid="01261f6f" style:font-size-asian="8.75pt" style:font-weight-asian="bold" style:font-size-complex="10pt" style:font-weight-complex="bold"/>
    </style:style>
    <style:style style:name="T228" style:family="text">
      <style:text-properties style:text-position="0% 100%" fo:font-size="10pt" fo:font-weight="bold" officeooo:rsid="015d6918" style:font-size-asian="8.75pt" style:font-weight-asian="bold" style:font-size-complex="10pt" style:font-weight-complex="bold"/>
    </style:style>
    <style:style style:name="T229" style:family="text">
      <style:text-properties style:text-position="0% 100%" fo:font-size="10pt" fo:font-weight="bold" officeooo:rsid="015f10ab" style:font-size-asian="8.75pt" style:font-weight-asian="bold" style:font-size-complex="10pt" style:font-weight-complex="bold"/>
    </style:style>
    <style:style style:name="T230" style:family="text">
      <style:text-properties style:text-position="0% 100%" fo:font-size="10pt" fo:font-weight="bold" officeooo:rsid="02238302" style:font-size-asian="8.75pt" style:font-weight-asian="bold" style:font-size-complex="10pt" style:font-weight-complex="bold"/>
    </style:style>
    <style:style style:name="T231" style:family="text">
      <style:text-properties style:text-position="0% 100%" fo:font-size="10pt" fo:font-weight="bold" officeooo:rsid="02a0a2cf" style:font-size-asian="8.75pt" style:font-weight-asian="bold" style:font-size-complex="10pt" style:font-weight-complex="bold"/>
    </style:style>
    <style:style style:name="T232" style:family="text">
      <style:text-properties style:text-position="0% 100%" fo:font-size="10pt" fo:font-weight="bold" officeooo:rsid="02b8a36a" style:font-size-asian="8.75pt" style:font-weight-asian="bold" style:font-size-complex="10pt" style:font-weight-complex="bold"/>
    </style:style>
    <style:style style:name="T233" style:family="text">
      <style:text-properties style:text-position="0% 100%" fo:font-size="10pt" fo:font-weight="bold" officeooo:rsid="0280a321" style:font-size-asian="8.75pt" style:font-weight-asian="bold" style:font-size-complex="10pt" style:font-weight-complex="bold"/>
    </style:style>
    <style:style style:name="T234" style:family="text">
      <style:text-properties style:text-position="0% 100%" fo:font-size="10pt" style:text-underline-style="solid" style:text-underline-width="auto" style:text-underline-color="font-color" officeooo:rsid="0078345b" style:font-size-asian="10pt" style:font-size-complex="10pt"/>
    </style:style>
    <style:style style:name="T235" style:family="text">
      <style:text-properties style:text-position="0% 100%" fo:font-size="10pt" style:text-underline-style="solid" style:text-underline-width="auto" style:text-underline-color="font-color" officeooo:rsid="0076c84f" style:font-size-asian="10pt" style:font-size-complex="10pt"/>
    </style:style>
    <style:style style:name="T236"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37"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38" style:family="text">
      <style:text-properties style:text-position="0% 100%" fo:font-size="10pt" style:font-size-asian="8.75pt" style:font-weight-asian="normal" style:font-size-complex="10pt" style:font-weight-complex="normal"/>
    </style:style>
    <style:style style:name="T239" style:family="text">
      <style:text-properties style:text-position="0% 100%" fo:font-size="10pt" officeooo:rsid="0092760c" style:font-size-asian="8.75pt" style:font-weight-asian="normal" style:font-size-complex="10pt" style:font-weight-complex="normal"/>
    </style:style>
    <style:style style:name="T240" style:family="text">
      <style:text-properties style:text-position="0% 100%" fo:font-size="10pt" officeooo:rsid="0092fd41" style:font-size-asian="8.75pt" style:font-weight-asian="normal" style:font-size-complex="10pt" style:font-weight-complex="normal"/>
    </style:style>
    <style:style style:name="T241" style:family="text">
      <style:text-properties style:text-position="0% 100%" fo:font-size="10pt" officeooo:rsid="00939ffc" style:font-size-asian="8.75pt" style:font-weight-asian="normal" style:font-size-complex="10pt" style:font-weight-complex="normal"/>
    </style:style>
    <style:style style:name="T242" style:family="text">
      <style:text-properties style:text-position="0% 100%" fo:font-size="10pt" officeooo:rsid="0094ca73" style:font-size-asian="8.75pt" style:font-weight-asian="normal" style:font-size-complex="10pt" style:font-weight-complex="normal"/>
    </style:style>
    <style:style style:name="T243" style:family="text">
      <style:text-properties style:text-position="0% 100%" fo:font-size="10pt" officeooo:rsid="00966575" style:font-size-asian="8.75pt" style:font-weight-asian="normal" style:font-size-complex="10pt" style:font-weight-complex="normal"/>
    </style:style>
    <style:style style:name="T244" style:family="text">
      <style:text-properties style:text-position="0% 100%" fo:font-size="10pt" officeooo:rsid="009666d6" style:font-size-asian="8.75pt" style:font-weight-asian="normal" style:font-size-complex="10pt" style:font-weight-complex="normal"/>
    </style:style>
    <style:style style:name="T245" style:family="text">
      <style:text-properties style:text-position="0% 100%" fo:font-size="10pt" officeooo:rsid="00978448" style:font-size-asian="8.75pt" style:font-weight-asian="normal" style:font-size-complex="10pt" style:font-weight-complex="normal"/>
    </style:style>
    <style:style style:name="T246" style:family="text">
      <style:text-properties style:text-position="0% 100%" fo:font-size="10pt" officeooo:rsid="00982dfb" style:font-size-asian="8.75pt" style:font-weight-asian="normal" style:font-size-complex="10pt" style:font-weight-complex="normal"/>
    </style:style>
    <style:style style:name="T247" style:family="text">
      <style:text-properties style:text-position="0% 100%" fo:font-size="10pt" officeooo:rsid="00995312" style:font-size-asian="8.75pt" style:font-weight-asian="normal" style:font-size-complex="10pt" style:font-weight-complex="normal"/>
    </style:style>
    <style:style style:name="T248" style:family="text">
      <style:text-properties style:text-position="0% 100%" fo:font-size="10pt" officeooo:rsid="00998a74" style:font-size-asian="8.75pt" style:font-weight-asian="normal" style:font-size-complex="10pt" style:font-weight-complex="normal"/>
    </style:style>
    <style:style style:name="T249" style:family="text">
      <style:text-properties style:text-position="0% 100%" fo:font-size="10pt" officeooo:rsid="009a2755" style:font-size-asian="8.75pt" style:font-weight-asian="normal" style:font-size-complex="10pt" style:font-weight-complex="normal"/>
    </style:style>
    <style:style style:name="T250" style:family="text">
      <style:text-properties style:text-position="0% 100%" fo:font-size="10pt" officeooo:rsid="009b096d" style:font-size-asian="8.75pt" style:font-weight-asian="normal" style:font-size-complex="10pt" style:font-weight-complex="normal"/>
    </style:style>
    <style:style style:name="T251" style:family="text">
      <style:text-properties style:text-position="0% 100%" fo:font-size="10pt" officeooo:rsid="009efc57" style:font-size-asian="8.75pt" style:font-weight-asian="normal" style:font-size-complex="10pt" style:font-weight-complex="normal"/>
    </style:style>
    <style:style style:name="T252" style:family="text">
      <style:text-properties style:text-position="0% 100%" fo:font-size="10pt" officeooo:rsid="009ff249" style:font-size-asian="8.75pt" style:font-weight-asian="normal" style:font-size-complex="10pt" style:font-weight-complex="normal"/>
    </style:style>
    <style:style style:name="T253" style:family="text">
      <style:text-properties style:text-position="0% 100%" fo:font-size="10pt" officeooo:rsid="00a1e173" style:font-size-asian="8.75pt" style:font-weight-asian="normal" style:font-size-complex="10pt" style:font-weight-complex="normal"/>
    </style:style>
    <style:style style:name="T254" style:family="text">
      <style:text-properties style:text-position="0% 100%" fo:font-size="10pt" officeooo:rsid="00a30af2" style:font-size-asian="8.75pt" style:font-weight-asian="normal" style:font-size-complex="10pt" style:font-weight-complex="normal"/>
    </style:style>
    <style:style style:name="T255" style:family="text">
      <style:text-properties style:text-position="0% 100%" fo:font-size="10pt" officeooo:rsid="00a4e480" style:font-size-asian="8.75pt" style:font-weight-asian="normal" style:font-size-complex="10pt" style:font-weight-complex="normal"/>
    </style:style>
    <style:style style:name="T256" style:family="text">
      <style:text-properties style:text-position="0% 100%" fo:font-size="10pt" officeooo:rsid="00a61761" style:font-size-asian="8.75pt" style:font-weight-asian="normal" style:font-size-complex="10pt" style:font-weight-complex="normal"/>
    </style:style>
    <style:style style:name="T257" style:family="text">
      <style:text-properties style:text-position="0% 100%" fo:font-size="10pt" officeooo:rsid="00a65dc9" style:font-size-asian="8.75pt" style:font-weight-asian="normal" style:font-size-complex="10pt" style:font-weight-complex="normal"/>
    </style:style>
    <style:style style:name="T258" style:family="text">
      <style:text-properties style:text-position="0% 100%" fo:font-size="10pt" officeooo:rsid="00a6c352" style:font-size-asian="8.75pt" style:font-weight-asian="normal" style:font-size-complex="10pt" style:font-weight-complex="normal"/>
    </style:style>
    <style:style style:name="T259" style:family="text">
      <style:text-properties style:text-position="0% 100%" fo:font-size="10pt" officeooo:rsid="00a71d34" style:font-size-asian="8.75pt" style:font-weight-asian="normal" style:font-size-complex="10pt" style:font-weight-complex="normal"/>
    </style:style>
    <style:style style:name="T260" style:family="text">
      <style:text-properties style:text-position="0% 100%" fo:font-size="10pt" officeooo:rsid="00a83442" style:font-size-asian="8.75pt" style:font-weight-asian="normal" style:font-size-complex="10pt" style:font-weight-complex="normal"/>
    </style:style>
    <style:style style:name="T261" style:family="text">
      <style:text-properties style:text-position="0% 100%" fo:font-size="10pt" officeooo:rsid="00a9b3b3" style:font-size-asian="8.75pt" style:font-weight-asian="normal" style:font-size-complex="10pt" style:font-weight-complex="normal"/>
    </style:style>
    <style:style style:name="T262" style:family="text">
      <style:text-properties style:text-position="0% 100%" fo:font-size="10pt" officeooo:rsid="00aa82a6" style:font-size-asian="8.75pt" style:font-weight-asian="normal" style:font-size-complex="10pt" style:font-weight-complex="normal"/>
    </style:style>
    <style:style style:name="T263" style:family="text">
      <style:text-properties style:text-position="0% 100%" fo:font-size="10pt" officeooo:rsid="00abc753" style:font-size-asian="8.75pt" style:font-weight-asian="normal" style:font-size-complex="10pt" style:font-weight-complex="normal"/>
    </style:style>
    <style:style style:name="T264" style:family="text">
      <style:text-properties style:text-position="0% 100%" fo:font-size="10pt" officeooo:rsid="00abd81f" style:font-size-asian="8.75pt" style:font-weight-asian="normal" style:font-size-complex="10pt" style:font-weight-complex="normal"/>
    </style:style>
    <style:style style:name="T265" style:family="text">
      <style:text-properties style:text-position="0% 100%" fo:font-size="10pt" officeooo:rsid="00ad9654" style:font-size-asian="8.75pt" style:font-weight-asian="normal" style:font-size-complex="10pt" style:font-weight-complex="normal"/>
    </style:style>
    <style:style style:name="T266" style:family="text">
      <style:text-properties style:text-position="0% 100%" fo:font-size="10pt" officeooo:rsid="00af4671" style:font-size-asian="8.75pt" style:font-weight-asian="normal" style:font-size-complex="10pt" style:font-weight-complex="normal"/>
    </style:style>
    <style:style style:name="T267" style:family="text">
      <style:text-properties style:text-position="0% 100%" fo:font-size="10pt" officeooo:rsid="00b0af9e" style:font-size-asian="8.75pt" style:font-weight-asian="normal" style:font-size-complex="10pt" style:font-weight-complex="normal"/>
    </style:style>
    <style:style style:name="T268" style:family="text">
      <style:text-properties style:text-position="0% 100%" fo:font-size="10pt" officeooo:rsid="00b19673" style:font-size-asian="8.75pt" style:font-weight-asian="normal" style:font-size-complex="10pt" style:font-weight-complex="normal"/>
    </style:style>
    <style:style style:name="T269" style:family="text">
      <style:text-properties style:text-position="0% 100%" fo:font-size="10pt" officeooo:rsid="00b345ab" style:font-size-asian="8.75pt" style:font-weight-asian="normal" style:font-size-complex="10pt" style:font-weight-complex="normal"/>
    </style:style>
    <style:style style:name="T270" style:family="text">
      <style:text-properties style:text-position="0% 100%" fo:font-size="10pt" officeooo:rsid="00b5000a" style:font-size-asian="8.75pt" style:font-weight-asian="normal" style:font-size-complex="10pt" style:font-weight-complex="normal"/>
    </style:style>
    <style:style style:name="T271" style:family="text">
      <style:text-properties style:text-position="0% 100%" fo:font-size="10pt" officeooo:rsid="00b6aad4" style:font-size-asian="8.75pt" style:font-weight-asian="normal" style:font-size-complex="10pt" style:font-weight-complex="normal"/>
    </style:style>
    <style:style style:name="T272" style:family="text">
      <style:text-properties style:text-position="0% 100%" fo:font-size="10pt" officeooo:rsid="00b82a51" style:font-size-asian="8.75pt" style:font-weight-asian="normal" style:font-size-complex="10pt" style:font-weight-complex="normal"/>
    </style:style>
    <style:style style:name="T273" style:family="text">
      <style:text-properties style:text-position="0% 100%" fo:font-size="10pt" officeooo:rsid="00b85aef" style:font-size-asian="8.75pt" style:font-weight-asian="normal" style:font-size-complex="10pt" style:font-weight-complex="normal"/>
    </style:style>
    <style:style style:name="T274" style:family="text">
      <style:text-properties style:text-position="0% 100%" fo:font-size="10pt" officeooo:rsid="00b9656c" style:font-size-asian="8.75pt" style:font-weight-asian="normal" style:font-size-complex="10pt" style:font-weight-complex="normal"/>
    </style:style>
    <style:style style:name="T275" style:family="text">
      <style:text-properties style:text-position="0% 100%" fo:font-size="10pt" officeooo:rsid="00bad2c7" style:font-size-asian="8.75pt" style:font-weight-asian="normal" style:font-size-complex="10pt" style:font-weight-complex="normal"/>
    </style:style>
    <style:style style:name="T276" style:family="text">
      <style:text-properties style:text-position="0% 100%" fo:font-size="10pt" officeooo:rsid="00bcc95c" style:font-size-asian="8.75pt" style:font-weight-asian="normal" style:font-size-complex="10pt" style:font-weight-complex="normal"/>
    </style:style>
    <style:style style:name="T277" style:family="text">
      <style:text-properties style:text-position="0% 100%" fo:font-size="10pt" officeooo:rsid="00bd6209" style:font-size-asian="8.75pt" style:font-weight-asian="normal" style:font-size-complex="10pt" style:font-weight-complex="normal"/>
    </style:style>
    <style:style style:name="T278" style:family="text">
      <style:text-properties style:text-position="0% 100%" fo:font-size="10pt" officeooo:rsid="00bdf52a" style:font-size-asian="8.75pt" style:font-weight-asian="normal" style:font-size-complex="10pt" style:font-weight-complex="normal"/>
    </style:style>
    <style:style style:name="T279" style:family="text">
      <style:text-properties style:text-position="0% 100%" fo:font-size="10pt" officeooo:rsid="00bf715a" style:font-size-asian="8.75pt" style:font-weight-asian="normal" style:font-size-complex="10pt" style:font-weight-complex="normal"/>
    </style:style>
    <style:style style:name="T280" style:family="text">
      <style:text-properties style:text-position="0% 100%" fo:font-size="10pt" officeooo:rsid="00bfc7ec" style:font-size-asian="8.75pt" style:font-weight-asian="normal" style:font-size-complex="10pt" style:font-weight-complex="normal"/>
    </style:style>
    <style:style style:name="T281" style:family="text">
      <style:text-properties style:text-position="0% 100%" fo:font-size="10pt" officeooo:rsid="00bff502" style:font-size-asian="8.75pt" style:font-weight-asian="normal" style:font-size-complex="10pt" style:font-weight-complex="normal"/>
    </style:style>
    <style:style style:name="T282" style:family="text">
      <style:text-properties style:text-position="0% 100%" fo:font-size="10pt" officeooo:rsid="00c0f594" style:font-size-asian="8.75pt" style:font-weight-asian="normal" style:font-size-complex="10pt" style:font-weight-complex="normal"/>
    </style:style>
    <style:style style:name="T283" style:family="text">
      <style:text-properties style:text-position="0% 100%" fo:font-size="10pt" officeooo:rsid="00c2dc1b" style:font-size-asian="8.75pt" style:font-weight-asian="normal" style:font-size-complex="10pt" style:font-weight-complex="normal"/>
    </style:style>
    <style:style style:name="T284" style:family="text">
      <style:text-properties style:text-position="0% 100%" fo:font-size="10pt" officeooo:rsid="00c49a5a" style:font-size-asian="8.75pt" style:font-weight-asian="normal" style:font-size-complex="10pt" style:font-weight-complex="normal"/>
    </style:style>
    <style:style style:name="T285" style:family="text">
      <style:text-properties style:text-position="0% 100%" fo:font-size="10pt" officeooo:rsid="00c63563" style:font-size-asian="8.75pt" style:font-weight-asian="normal" style:font-size-complex="10pt" style:font-weight-complex="normal"/>
    </style:style>
    <style:style style:name="T286" style:family="text">
      <style:text-properties style:text-position="0% 100%" fo:font-size="10pt" officeooo:rsid="00c80117" style:font-size-asian="8.75pt" style:font-weight-asian="normal" style:font-size-complex="10pt" style:font-weight-complex="normal"/>
    </style:style>
    <style:style style:name="T287" style:family="text">
      <style:text-properties style:text-position="0% 100%" fo:font-size="10pt" officeooo:rsid="00c87cea" style:font-size-asian="8.75pt" style:font-weight-asian="normal" style:font-size-complex="10pt" style:font-weight-complex="normal"/>
    </style:style>
    <style:style style:name="T288" style:family="text">
      <style:text-properties style:text-position="0% 100%" fo:font-size="10pt" officeooo:rsid="00c97ee4" style:font-size-asian="8.75pt" style:font-weight-asian="normal" style:font-size-complex="10pt" style:font-weight-complex="normal"/>
    </style:style>
    <style:style style:name="T289" style:family="text">
      <style:text-properties style:text-position="0% 100%" fo:font-size="10pt" officeooo:rsid="00caff18" style:font-size-asian="8.75pt" style:font-weight-asian="normal" style:font-size-complex="10pt" style:font-weight-complex="normal"/>
    </style:style>
    <style:style style:name="T290" style:family="text">
      <style:text-properties style:text-position="0% 100%" fo:font-size="10pt" officeooo:rsid="00ccc776" style:font-size-asian="8.75pt" style:font-weight-asian="normal" style:font-size-complex="10pt" style:font-weight-complex="normal"/>
    </style:style>
    <style:style style:name="T291" style:family="text">
      <style:text-properties style:text-position="0% 100%" fo:font-size="10pt" officeooo:rsid="00ce05e7" style:font-size-asian="8.75pt" style:font-weight-asian="normal" style:font-size-complex="10pt" style:font-weight-complex="normal"/>
    </style:style>
    <style:style style:name="T292" style:family="text">
      <style:text-properties style:text-position="0% 100%" fo:font-size="10pt" officeooo:rsid="00cf1b20" style:font-size-asian="8.75pt" style:font-weight-asian="normal" style:font-size-complex="10pt" style:font-weight-complex="normal"/>
    </style:style>
    <style:style style:name="T293" style:family="text">
      <style:text-properties style:text-position="0% 100%" fo:font-size="10pt" officeooo:rsid="00d04752" style:font-size-asian="8.75pt" style:font-weight-asian="normal" style:font-size-complex="10pt" style:font-weight-complex="normal"/>
    </style:style>
    <style:style style:name="T294" style:family="text">
      <style:text-properties style:text-position="0% 100%" fo:font-size="10pt" officeooo:rsid="00d0ea1c" style:font-size-asian="8.75pt" style:font-weight-asian="normal" style:font-size-complex="10pt" style:font-weight-complex="normal"/>
    </style:style>
    <style:style style:name="T295" style:family="text">
      <style:text-properties style:text-position="0% 100%" fo:font-size="10pt" officeooo:rsid="00d279a1" style:font-size-asian="8.75pt" style:font-weight-asian="normal" style:font-size-complex="10pt" style:font-weight-complex="normal"/>
    </style:style>
    <style:style style:name="T296" style:family="text">
      <style:text-properties style:text-position="0% 100%" fo:font-size="10pt" officeooo:rsid="00d36d3c" style:font-size-asian="8.75pt" style:font-weight-asian="normal" style:font-size-complex="10pt" style:font-weight-complex="normal"/>
    </style:style>
    <style:style style:name="T297" style:family="text">
      <style:text-properties style:text-position="0% 100%" fo:font-size="10pt" officeooo:rsid="00d37f37" style:font-size-asian="8.75pt" style:font-weight-asian="normal" style:font-size-complex="10pt" style:font-weight-complex="normal"/>
    </style:style>
    <style:style style:name="T298" style:family="text">
      <style:text-properties style:text-position="0% 100%" fo:font-size="10pt" officeooo:rsid="00d53fca" style:font-size-asian="8.75pt" style:font-weight-asian="normal" style:font-size-complex="10pt" style:font-weight-complex="normal"/>
    </style:style>
    <style:style style:name="T299" style:family="text">
      <style:text-properties style:text-position="0% 100%" fo:font-size="10pt" officeooo:rsid="00d62505" style:font-size-asian="8.75pt" style:font-weight-asian="normal" style:font-size-complex="10pt" style:font-weight-complex="normal"/>
    </style:style>
    <style:style style:name="T300" style:family="text">
      <style:text-properties style:text-position="0% 100%" fo:font-size="10pt" officeooo:rsid="00d7d569" style:font-size-asian="8.75pt" style:font-weight-asian="normal" style:font-size-complex="10pt" style:font-weight-complex="normal"/>
    </style:style>
    <style:style style:name="T301" style:family="text">
      <style:text-properties style:text-position="0% 100%" fo:font-size="10pt" officeooo:rsid="00d975c3" style:font-size-asian="8.75pt" style:font-weight-asian="normal" style:font-size-complex="10pt" style:font-weight-complex="normal"/>
    </style:style>
    <style:style style:name="T302" style:family="text">
      <style:text-properties style:text-position="0% 100%" fo:font-size="10pt" officeooo:rsid="00da51b6" style:font-size-asian="8.75pt" style:font-weight-asian="normal" style:font-size-complex="10pt" style:font-weight-complex="normal"/>
    </style:style>
    <style:style style:name="T303" style:family="text">
      <style:text-properties style:text-position="0% 100%" fo:font-size="10pt" officeooo:rsid="00db341d" style:font-size-asian="8.75pt" style:font-weight-asian="normal" style:font-size-complex="10pt" style:font-weight-complex="normal"/>
    </style:style>
    <style:style style:name="T304" style:family="text">
      <style:text-properties style:text-position="0% 100%" fo:font-size="10pt" officeooo:rsid="00db724a" style:font-size-asian="8.75pt" style:font-weight-asian="normal" style:font-size-complex="10pt" style:font-weight-complex="normal"/>
    </style:style>
    <style:style style:name="T305" style:family="text">
      <style:text-properties style:text-position="0% 100%" fo:font-size="10pt" officeooo:rsid="00ddc9e8" style:font-size-asian="8.75pt" style:font-weight-asian="normal" style:font-size-complex="10pt" style:font-weight-complex="normal"/>
    </style:style>
    <style:style style:name="T306" style:family="text">
      <style:text-properties style:text-position="0% 100%" fo:font-size="10pt" officeooo:rsid="00de5126" style:font-size-asian="8.75pt" style:font-weight-asian="normal" style:font-size-complex="10pt" style:font-weight-complex="normal"/>
    </style:style>
    <style:style style:name="T307" style:family="text">
      <style:text-properties style:text-position="0% 100%" fo:font-size="10pt" officeooo:rsid="00df5d0d" style:font-size-asian="8.75pt" style:font-weight-asian="normal" style:font-size-complex="10pt" style:font-weight-complex="normal"/>
    </style:style>
    <style:style style:name="T308" style:family="text">
      <style:text-properties style:text-position="0% 100%" fo:font-size="10pt" officeooo:rsid="00dfc042" style:font-size-asian="8.75pt" style:font-weight-asian="normal" style:font-size-complex="10pt" style:font-weight-complex="normal"/>
    </style:style>
    <style:style style:name="T309" style:family="text">
      <style:text-properties style:text-position="0% 100%" fo:font-size="10pt" officeooo:rsid="00e100bf" style:font-size-asian="8.75pt" style:font-weight-asian="normal" style:font-size-complex="10pt" style:font-weight-complex="normal"/>
    </style:style>
    <style:style style:name="T310" style:family="text">
      <style:text-properties style:text-position="0% 100%" fo:font-size="10pt" officeooo:rsid="00e2b32b" style:font-size-asian="8.75pt" style:font-weight-asian="normal" style:font-size-complex="10pt" style:font-weight-complex="normal"/>
    </style:style>
    <style:style style:name="T311" style:family="text">
      <style:text-properties style:text-position="0% 100%" fo:font-size="10pt" officeooo:rsid="00e35289" style:font-size-asian="8.75pt" style:font-weight-asian="normal" style:font-size-complex="10pt" style:font-weight-complex="normal"/>
    </style:style>
    <style:style style:name="T312" style:family="text">
      <style:text-properties style:text-position="0% 100%" fo:font-size="10pt" officeooo:rsid="00e3a948" style:font-size-asian="8.75pt" style:font-weight-asian="normal" style:font-size-complex="10pt" style:font-weight-complex="normal"/>
    </style:style>
    <style:style style:name="T313" style:family="text">
      <style:text-properties style:text-position="0% 100%" fo:font-size="10pt" officeooo:rsid="00e3e5c3" style:font-size-asian="8.75pt" style:font-weight-asian="normal" style:font-size-complex="10pt" style:font-weight-complex="normal"/>
    </style:style>
    <style:style style:name="T314" style:family="text">
      <style:text-properties style:text-position="0% 100%" fo:font-size="10pt" officeooo:rsid="00e3f2af" style:font-size-asian="8.75pt" style:font-weight-asian="normal" style:font-size-complex="10pt" style:font-weight-complex="normal"/>
    </style:style>
    <style:style style:name="T315" style:family="text">
      <style:text-properties style:text-position="0% 100%" fo:font-size="10pt" officeooo:rsid="00e5014c" style:font-size-asian="8.75pt" style:font-weight-asian="normal" style:font-size-complex="10pt" style:font-weight-complex="normal"/>
    </style:style>
    <style:style style:name="T316" style:family="text">
      <style:text-properties style:text-position="0% 100%" fo:font-size="10pt" officeooo:rsid="00e6b2b5" style:font-size-asian="8.75pt" style:font-weight-asian="normal" style:font-size-complex="10pt" style:font-weight-complex="normal"/>
    </style:style>
    <style:style style:name="T317" style:family="text">
      <style:text-properties style:text-position="0% 100%" fo:font-size="10pt" officeooo:rsid="00e723e3" style:font-size-asian="8.75pt" style:font-weight-asian="normal" style:font-size-complex="10pt" style:font-weight-complex="normal"/>
    </style:style>
    <style:style style:name="T318" style:family="text">
      <style:text-properties style:text-position="0% 100%" fo:font-size="10pt" officeooo:rsid="00e894ce" style:font-size-asian="8.75pt" style:font-weight-asian="normal" style:font-size-complex="10pt" style:font-weight-complex="normal"/>
    </style:style>
    <style:style style:name="T319" style:family="text">
      <style:text-properties style:text-position="0% 100%" fo:font-size="10pt" officeooo:rsid="00ea4a59" style:font-size-asian="8.75pt" style:font-weight-asian="normal" style:font-size-complex="10pt" style:font-weight-complex="normal"/>
    </style:style>
    <style:style style:name="T320" style:family="text">
      <style:text-properties style:text-position="0% 100%" fo:font-size="10pt" officeooo:rsid="00ebb485" style:font-size-asian="8.75pt" style:font-weight-asian="normal" style:font-size-complex="10pt" style:font-weight-complex="normal"/>
    </style:style>
    <style:style style:name="T321" style:family="text">
      <style:text-properties style:text-position="0% 100%" fo:font-size="10pt" officeooo:rsid="00ec6081" style:font-size-asian="8.75pt" style:font-weight-asian="normal" style:font-size-complex="10pt" style:font-weight-complex="normal"/>
    </style:style>
    <style:style style:name="T322" style:family="text">
      <style:text-properties style:text-position="0% 100%" fo:font-size="10pt" officeooo:rsid="00ed23cd" style:font-size-asian="8.75pt" style:font-weight-asian="normal" style:font-size-complex="10pt" style:font-weight-complex="normal"/>
    </style:style>
    <style:style style:name="T323" style:family="text">
      <style:text-properties style:text-position="0% 100%" fo:font-size="10pt" officeooo:rsid="00eeff52" style:font-size-asian="8.75pt" style:font-weight-asian="normal" style:font-size-complex="10pt" style:font-weight-complex="normal"/>
    </style:style>
    <style:style style:name="T324" style:family="text">
      <style:text-properties style:text-position="0% 100%" fo:font-size="10pt" officeooo:rsid="00efc186" style:font-size-asian="8.75pt" style:font-weight-asian="normal" style:font-size-complex="10pt" style:font-weight-complex="normal"/>
    </style:style>
    <style:style style:name="T325" style:family="text">
      <style:text-properties style:text-position="0% 100%" fo:font-size="10pt" officeooo:rsid="00f11996" style:font-size-asian="8.75pt" style:font-weight-asian="normal" style:font-size-complex="10pt" style:font-weight-complex="normal"/>
    </style:style>
    <style:style style:name="T326" style:family="text">
      <style:text-properties style:text-position="0% 100%" fo:font-size="10pt" officeooo:rsid="00f24dbb" style:font-size-asian="8.75pt" style:font-weight-asian="normal" style:font-size-complex="10pt" style:font-weight-complex="normal"/>
    </style:style>
    <style:style style:name="T327" style:family="text">
      <style:text-properties style:text-position="0% 100%" fo:font-size="10pt" officeooo:rsid="00f259fa" style:font-size-asian="8.75pt" style:font-weight-asian="normal" style:font-size-complex="10pt" style:font-weight-complex="normal"/>
    </style:style>
    <style:style style:name="T328" style:family="text">
      <style:text-properties style:text-position="0% 100%" fo:font-size="10pt" officeooo:rsid="00f37434" style:font-size-asian="8.75pt" style:font-weight-asian="normal" style:font-size-complex="10pt" style:font-weight-complex="normal"/>
    </style:style>
    <style:style style:name="T329" style:family="text">
      <style:text-properties style:text-position="0% 100%" fo:font-size="10pt" officeooo:rsid="00f42ddf" style:font-size-asian="8.75pt" style:font-weight-asian="normal" style:font-size-complex="10pt" style:font-weight-complex="normal"/>
    </style:style>
    <style:style style:name="T330" style:family="text">
      <style:text-properties style:text-position="0% 100%" fo:font-size="10pt" officeooo:rsid="00f48a21" style:font-size-asian="8.75pt" style:font-weight-asian="normal" style:font-size-complex="10pt" style:font-weight-complex="normal"/>
    </style:style>
    <style:style style:name="T331" style:family="text">
      <style:text-properties style:text-position="0% 100%" fo:font-size="10pt" officeooo:rsid="00f5bc46" style:font-size-asian="8.75pt" style:font-weight-asian="normal" style:font-size-complex="10pt" style:font-weight-complex="normal"/>
    </style:style>
    <style:style style:name="T332" style:family="text">
      <style:text-properties style:text-position="0% 100%" fo:font-size="10pt" officeooo:rsid="00f66725" style:font-size-asian="8.75pt" style:font-weight-asian="normal" style:font-size-complex="10pt" style:font-weight-complex="normal"/>
    </style:style>
    <style:style style:name="T333" style:family="text">
      <style:text-properties style:text-position="0% 100%" fo:font-size="10pt" officeooo:rsid="00f80c98" style:font-size-asian="8.75pt" style:font-weight-asian="normal" style:font-size-complex="10pt" style:font-weight-complex="normal"/>
    </style:style>
    <style:style style:name="T334" style:family="text">
      <style:text-properties style:text-position="0% 100%" fo:font-size="10pt" officeooo:rsid="00faca37" style:font-size-asian="8.75pt" style:font-weight-asian="normal" style:font-size-complex="10pt" style:font-weight-complex="normal"/>
    </style:style>
    <style:style style:name="T335" style:family="text">
      <style:text-properties style:text-position="0% 100%" fo:font-size="10pt" officeooo:rsid="00fbfce9" style:font-size-asian="8.75pt" style:font-weight-asian="normal" style:font-size-complex="10pt" style:font-weight-complex="normal"/>
    </style:style>
    <style:style style:name="T336" style:family="text">
      <style:text-properties style:text-position="0% 100%" fo:font-size="10pt" officeooo:rsid="00fda6c5" style:font-size-asian="8.75pt" style:font-weight-asian="normal" style:font-size-complex="10pt" style:font-weight-complex="normal"/>
    </style:style>
    <style:style style:name="T337" style:family="text">
      <style:text-properties style:text-position="0% 100%" fo:font-size="10pt" officeooo:rsid="00ff304f" style:font-size-asian="8.75pt" style:font-weight-asian="normal" style:font-size-complex="10pt" style:font-weight-complex="normal"/>
    </style:style>
    <style:style style:name="T338" style:family="text">
      <style:text-properties style:text-position="0% 100%" fo:font-size="10pt" officeooo:rsid="0100ebd9" style:font-size-asian="8.75pt" style:font-weight-asian="normal" style:font-size-complex="10pt" style:font-weight-complex="normal"/>
    </style:style>
    <style:style style:name="T339" style:family="text">
      <style:text-properties style:text-position="0% 100%" fo:font-size="10pt" officeooo:rsid="0102e90a" style:font-size-asian="8.75pt" style:font-weight-asian="normal" style:font-size-complex="10pt" style:font-weight-complex="normal"/>
    </style:style>
    <style:style style:name="T340" style:family="text">
      <style:text-properties style:text-position="0% 100%" fo:font-size="10pt" officeooo:rsid="0104d511" style:font-size-asian="8.75pt" style:font-weight-asian="normal" style:font-size-complex="10pt" style:font-weight-complex="normal"/>
    </style:style>
    <style:style style:name="T341" style:family="text">
      <style:text-properties style:text-position="0% 100%" fo:font-size="10pt" officeooo:rsid="01065fc3" style:font-size-asian="8.75pt" style:font-weight-asian="normal" style:font-size-complex="10pt" style:font-weight-complex="normal"/>
    </style:style>
    <style:style style:name="T342" style:family="text">
      <style:text-properties style:text-position="0% 100%" fo:font-size="10pt" officeooo:rsid="0107ba8b" style:font-size-asian="8.75pt" style:font-weight-asian="normal" style:font-size-complex="10pt" style:font-weight-complex="normal"/>
    </style:style>
    <style:style style:name="T343" style:family="text">
      <style:text-properties style:text-position="0% 100%" fo:font-size="10pt" officeooo:rsid="0109a447" style:font-size-asian="8.75pt" style:font-weight-asian="normal" style:font-size-complex="10pt" style:font-weight-complex="normal"/>
    </style:style>
    <style:style style:name="T344" style:family="text">
      <style:text-properties style:text-position="0% 100%" fo:font-size="10pt" officeooo:rsid="0109d356" style:font-size-asian="8.75pt" style:font-weight-asian="normal" style:font-size-complex="10pt" style:font-weight-complex="normal"/>
    </style:style>
    <style:style style:name="T345" style:family="text">
      <style:text-properties style:text-position="0% 100%" fo:font-size="10pt" officeooo:rsid="010b0853" style:font-size-asian="8.75pt" style:font-weight-asian="normal" style:font-size-complex="10pt" style:font-weight-complex="normal"/>
    </style:style>
    <style:style style:name="T346" style:family="text">
      <style:text-properties style:text-position="0% 100%" fo:font-size="10pt" officeooo:rsid="010cd2f1" style:font-size-asian="8.75pt" style:font-weight-asian="normal" style:font-size-complex="10pt" style:font-weight-complex="normal"/>
    </style:style>
    <style:style style:name="T347" style:family="text">
      <style:text-properties style:text-position="0% 100%" fo:font-size="10pt" officeooo:rsid="010ea4e8" style:font-size-asian="8.75pt" style:font-weight-asian="normal" style:font-size-complex="10pt" style:font-weight-complex="normal"/>
    </style:style>
    <style:style style:name="T348" style:family="text">
      <style:text-properties style:text-position="0% 100%" fo:font-size="10pt" officeooo:rsid="010fd21d" style:font-size-asian="8.75pt" style:font-weight-asian="normal" style:font-size-complex="10pt" style:font-weight-complex="normal"/>
    </style:style>
    <style:style style:name="T349" style:family="text">
      <style:text-properties style:text-position="0% 100%" fo:font-size="10pt" officeooo:rsid="01107f5f" style:font-size-asian="8.75pt" style:font-weight-asian="normal" style:font-size-complex="10pt" style:font-weight-complex="normal"/>
    </style:style>
    <style:style style:name="T350" style:family="text">
      <style:text-properties style:text-position="0% 100%" fo:font-size="10pt" officeooo:rsid="0111ba53" style:font-size-asian="8.75pt" style:font-weight-asian="normal" style:font-size-complex="10pt" style:font-weight-complex="normal"/>
    </style:style>
    <style:style style:name="T351" style:family="text">
      <style:text-properties style:text-position="0% 100%" fo:font-size="10pt" officeooo:rsid="01120ce7" style:font-size-asian="8.75pt" style:font-weight-asian="normal" style:font-size-complex="10pt" style:font-weight-complex="normal"/>
    </style:style>
    <style:style style:name="T352" style:family="text">
      <style:text-properties style:text-position="0% 100%" fo:font-size="10pt" officeooo:rsid="011575da" style:font-size-asian="8.75pt" style:font-weight-asian="normal" style:font-size-complex="10pt" style:font-weight-complex="normal"/>
    </style:style>
    <style:style style:name="T353" style:family="text">
      <style:text-properties style:text-position="0% 100%" fo:font-size="10pt" officeooo:rsid="01169eff" style:font-size-asian="8.75pt" style:font-weight-asian="normal" style:font-size-complex="10pt" style:font-weight-complex="normal"/>
    </style:style>
    <style:style style:name="T354" style:family="text">
      <style:text-properties style:text-position="0% 100%" fo:font-size="10pt" officeooo:rsid="0118496e" style:font-size-asian="8.75pt" style:font-weight-asian="normal" style:font-size-complex="10pt" style:font-weight-complex="normal"/>
    </style:style>
    <style:style style:name="T355" style:family="text">
      <style:text-properties style:text-position="0% 100%" fo:font-size="10pt" officeooo:rsid="0118fce0" style:font-size-asian="8.75pt" style:font-weight-asian="normal" style:font-size-complex="10pt" style:font-weight-complex="normal"/>
    </style:style>
    <style:style style:name="T356" style:family="text">
      <style:text-properties style:text-position="0% 100%" fo:font-size="10pt" officeooo:rsid="0119bf2f" style:font-size-asian="8.75pt" style:font-weight-asian="normal" style:font-size-complex="10pt" style:font-weight-complex="normal"/>
    </style:style>
    <style:style style:name="T357" style:family="text">
      <style:text-properties style:text-position="0% 100%" fo:font-size="10pt" officeooo:rsid="011a2466" style:font-size-asian="8.75pt" style:font-weight-asian="normal" style:font-size-complex="10pt" style:font-weight-complex="normal"/>
    </style:style>
    <style:style style:name="T358" style:family="text">
      <style:text-properties style:text-position="0% 100%" fo:font-size="10pt" officeooo:rsid="011bf78d" style:font-size-asian="8.75pt" style:font-weight-asian="normal" style:font-size-complex="10pt" style:font-weight-complex="normal"/>
    </style:style>
    <style:style style:name="T359" style:family="text">
      <style:text-properties style:text-position="0% 100%" fo:font-size="10pt" officeooo:rsid="011dbbff" style:font-size-asian="8.75pt" style:font-weight-asian="normal" style:font-size-complex="10pt" style:font-weight-complex="normal"/>
    </style:style>
    <style:style style:name="T360" style:family="text">
      <style:text-properties style:text-position="0% 100%" fo:font-size="10pt" officeooo:rsid="011e98a9" style:font-size-asian="8.75pt" style:font-weight-asian="normal" style:font-size-complex="10pt" style:font-weight-complex="normal"/>
    </style:style>
    <style:style style:name="T361" style:family="text">
      <style:text-properties style:text-position="0% 100%" fo:font-size="10pt" officeooo:rsid="011f74cf" style:font-size-asian="8.75pt" style:font-weight-asian="normal" style:font-size-complex="10pt" style:font-weight-complex="normal"/>
    </style:style>
    <style:style style:name="T362" style:family="text">
      <style:text-properties style:text-position="0% 100%" fo:font-size="10pt" officeooo:rsid="0120d699" style:font-size-asian="8.75pt" style:font-weight-asian="normal" style:font-size-complex="10pt" style:font-weight-complex="normal"/>
    </style:style>
    <style:style style:name="T363" style:family="text">
      <style:text-properties style:text-position="0% 100%" fo:font-size="10pt" officeooo:rsid="0121b120" style:font-size-asian="8.75pt" style:font-weight-asian="normal" style:font-size-complex="10pt" style:font-weight-complex="normal"/>
    </style:style>
    <style:style style:name="T364" style:family="text">
      <style:text-properties style:text-position="0% 100%" fo:font-size="10pt" officeooo:rsid="0123618f" style:font-size-asian="8.75pt" style:font-weight-asian="normal" style:font-size-complex="10pt" style:font-weight-complex="normal"/>
    </style:style>
    <style:style style:name="T365" style:family="text">
      <style:text-properties style:text-position="0% 100%" fo:font-size="10pt" officeooo:rsid="0123b93d" style:font-size-asian="8.75pt" style:font-weight-asian="normal" style:font-size-complex="10pt" style:font-weight-complex="normal"/>
    </style:style>
    <style:style style:name="T366" style:family="text">
      <style:text-properties style:text-position="0% 100%" fo:font-size="10pt" officeooo:rsid="012524db" style:font-size-asian="8.75pt" style:font-weight-asian="normal" style:font-size-complex="10pt" style:font-weight-complex="normal"/>
    </style:style>
    <style:style style:name="T367" style:family="text">
      <style:text-properties style:text-position="0% 100%" fo:font-size="10pt" officeooo:rsid="01254828" style:font-size-asian="8.75pt" style:font-weight-asian="normal" style:font-size-complex="10pt" style:font-weight-complex="normal"/>
    </style:style>
    <style:style style:name="T368" style:family="text">
      <style:text-properties style:text-position="0% 100%" fo:font-size="10pt" officeooo:rsid="01261f6f" style:font-size-asian="8.75pt" style:font-weight-asian="normal" style:font-size-complex="10pt" style:font-weight-complex="normal"/>
    </style:style>
    <style:style style:name="T369" style:family="text">
      <style:text-properties style:text-position="0% 100%" fo:font-size="10pt" officeooo:rsid="01268a20" style:font-size-asian="8.75pt" style:font-weight-asian="normal" style:font-size-complex="10pt" style:font-weight-complex="normal"/>
    </style:style>
    <style:style style:name="T370" style:family="text">
      <style:text-properties style:text-position="0% 100%" fo:font-size="10pt" officeooo:rsid="0128270b" style:font-size-asian="8.75pt" style:font-weight-asian="normal" style:font-size-complex="10pt" style:font-weight-complex="normal"/>
    </style:style>
    <style:style style:name="T371" style:family="text">
      <style:text-properties style:text-position="0% 100%" fo:font-size="10pt" officeooo:rsid="0128b1d4" style:font-size-asian="8.75pt" style:font-weight-asian="normal" style:font-size-complex="10pt" style:font-weight-complex="normal"/>
    </style:style>
    <style:style style:name="T372" style:family="text">
      <style:text-properties style:text-position="0% 100%" fo:font-size="10pt" officeooo:rsid="0129fdde" style:font-size-asian="8.75pt" style:font-weight-asian="normal" style:font-size-complex="10pt" style:font-weight-complex="normal"/>
    </style:style>
    <style:style style:name="T373" style:family="text">
      <style:text-properties style:text-position="0% 100%" fo:font-size="10pt" officeooo:rsid="012b212a" style:font-size-asian="8.75pt" style:font-weight-asian="normal" style:font-size-complex="10pt" style:font-weight-complex="normal"/>
    </style:style>
    <style:style style:name="T374" style:family="text">
      <style:text-properties style:text-position="0% 100%" fo:font-size="10pt" officeooo:rsid="012b5840" style:font-size-asian="8.75pt" style:font-weight-asian="normal" style:font-size-complex="10pt" style:font-weight-complex="normal"/>
    </style:style>
    <style:style style:name="T375" style:family="text">
      <style:text-properties style:text-position="0% 100%" fo:font-size="10pt" officeooo:rsid="012cfe4e" style:font-size-asian="8.75pt" style:font-weight-asian="normal" style:font-size-complex="10pt" style:font-weight-complex="normal"/>
    </style:style>
    <style:style style:name="T376" style:family="text">
      <style:text-properties style:text-position="0% 100%" fo:font-size="10pt" officeooo:rsid="012d8874" style:font-size-asian="8.75pt" style:font-weight-asian="normal" style:font-size-complex="10pt" style:font-weight-complex="normal"/>
    </style:style>
    <style:style style:name="T377" style:family="text">
      <style:text-properties style:text-position="0% 100%" fo:font-size="10pt" officeooo:rsid="012e1fbb" style:font-size-asian="8.75pt" style:font-weight-asian="normal" style:font-size-complex="10pt" style:font-weight-complex="normal"/>
    </style:style>
    <style:style style:name="T378" style:family="text">
      <style:text-properties style:text-position="0% 100%" fo:font-size="10pt" officeooo:rsid="012fdf36" style:font-size-asian="8.75pt" style:font-weight-asian="normal" style:font-size-complex="10pt" style:font-weight-complex="normal"/>
    </style:style>
    <style:style style:name="T379" style:family="text">
      <style:text-properties style:text-position="0% 100%" fo:font-size="10pt" officeooo:rsid="01312209" style:font-size-asian="8.75pt" style:font-weight-asian="normal" style:font-size-complex="10pt" style:font-weight-complex="normal"/>
    </style:style>
    <style:style style:name="T380" style:family="text">
      <style:text-properties style:text-position="0% 100%" fo:font-size="10pt" officeooo:rsid="0133144e" style:font-size-asian="8.75pt" style:font-weight-asian="normal" style:font-size-complex="10pt" style:font-weight-complex="normal"/>
    </style:style>
    <style:style style:name="T381" style:family="text">
      <style:text-properties style:text-position="0% 100%" fo:font-size="10pt" officeooo:rsid="0134d5ef" style:font-size-asian="8.75pt" style:font-weight-asian="normal" style:font-size-complex="10pt" style:font-weight-complex="normal"/>
    </style:style>
    <style:style style:name="T382" style:family="text">
      <style:text-properties style:text-position="0% 100%" fo:font-size="10pt" officeooo:rsid="01358260" style:font-size-asian="8.75pt" style:font-weight-asian="normal" style:font-size-complex="10pt" style:font-weight-complex="normal"/>
    </style:style>
    <style:style style:name="T383" style:family="text">
      <style:text-properties style:text-position="0% 100%" fo:font-size="10pt" officeooo:rsid="01377e64" style:font-size-asian="8.75pt" style:font-weight-asian="normal" style:font-size-complex="10pt" style:font-weight-complex="normal"/>
    </style:style>
    <style:style style:name="T384" style:family="text">
      <style:text-properties style:text-position="0% 100%" fo:font-size="10pt" officeooo:rsid="0137caa0" style:font-size-asian="8.75pt" style:font-weight-asian="normal" style:font-size-complex="10pt" style:font-weight-complex="normal"/>
    </style:style>
    <style:style style:name="T385" style:family="text">
      <style:text-properties style:text-position="0% 100%" fo:font-size="10pt" officeooo:rsid="01387dbc" style:font-size-asian="8.75pt" style:font-weight-asian="normal" style:font-size-complex="10pt" style:font-weight-complex="normal"/>
    </style:style>
    <style:style style:name="T386" style:family="text">
      <style:text-properties style:text-position="0% 100%" fo:font-size="10pt" officeooo:rsid="013a36ad" style:font-size-asian="8.75pt" style:font-weight-asian="normal" style:font-size-complex="10pt" style:font-weight-complex="normal"/>
    </style:style>
    <style:style style:name="T387" style:family="text">
      <style:text-properties style:text-position="0% 100%" fo:font-size="10pt" officeooo:rsid="013affaa" style:font-size-asian="8.75pt" style:font-weight-asian="normal" style:font-size-complex="10pt" style:font-weight-complex="normal"/>
    </style:style>
    <style:style style:name="T388" style:family="text">
      <style:text-properties style:text-position="0% 100%" fo:font-size="10pt" officeooo:rsid="013ccf62" style:font-size-asian="8.75pt" style:font-weight-asian="normal" style:font-size-complex="10pt" style:font-weight-complex="normal"/>
    </style:style>
    <style:style style:name="T389" style:family="text">
      <style:text-properties style:text-position="0% 100%" fo:font-size="10pt" officeooo:rsid="013e5117" style:font-size-asian="8.75pt" style:font-weight-asian="normal" style:font-size-complex="10pt" style:font-weight-complex="normal"/>
    </style:style>
    <style:style style:name="T390" style:family="text">
      <style:text-properties style:text-position="0% 100%" fo:font-size="10pt" officeooo:rsid="013f0269" style:font-size-asian="8.75pt" style:font-weight-asian="normal" style:font-size-complex="10pt" style:font-weight-complex="normal"/>
    </style:style>
    <style:style style:name="T391" style:family="text">
      <style:text-properties style:text-position="0% 100%" fo:font-size="10pt" officeooo:rsid="013fcb24" style:font-size-asian="8.75pt" style:font-weight-asian="normal" style:font-size-complex="10pt" style:font-weight-complex="normal"/>
    </style:style>
    <style:style style:name="T392" style:family="text">
      <style:text-properties style:text-position="0% 100%" fo:font-size="10pt" officeooo:rsid="014158d6" style:font-size-asian="8.75pt" style:font-weight-asian="normal" style:font-size-complex="10pt" style:font-weight-complex="normal"/>
    </style:style>
    <style:style style:name="T393" style:family="text">
      <style:text-properties style:text-position="0% 100%" fo:font-size="10pt" officeooo:rsid="01426b75" style:font-size-asian="8.75pt" style:font-weight-asian="normal" style:font-size-complex="10pt" style:font-weight-complex="normal"/>
    </style:style>
    <style:style style:name="T394" style:family="text">
      <style:text-properties style:text-position="0% 100%" fo:font-size="10pt" officeooo:rsid="01444efc" style:font-size-asian="8.75pt" style:font-weight-asian="normal" style:font-size-complex="10pt" style:font-weight-complex="normal"/>
    </style:style>
    <style:style style:name="T395" style:family="text">
      <style:text-properties style:text-position="0% 100%" fo:font-size="10pt" officeooo:rsid="0146b0c1" style:font-size-asian="8.75pt" style:font-weight-asian="normal" style:font-size-complex="10pt" style:font-weight-complex="normal"/>
    </style:style>
    <style:style style:name="T396" style:family="text">
      <style:text-properties style:text-position="0% 100%" fo:font-size="10pt" officeooo:rsid="01488951" style:font-size-asian="8.75pt" style:font-weight-asian="normal" style:font-size-complex="10pt" style:font-weight-complex="normal"/>
    </style:style>
    <style:style style:name="T397" style:family="text">
      <style:text-properties style:text-position="0% 100%" fo:font-size="10pt" officeooo:rsid="0148fc60" style:font-size-asian="8.75pt" style:font-weight-asian="normal" style:font-size-complex="10pt" style:font-weight-complex="normal"/>
    </style:style>
    <style:style style:name="T398" style:family="text">
      <style:text-properties style:text-position="0% 100%" fo:font-size="10pt" officeooo:rsid="01499d5e" style:font-size-asian="8.75pt" style:font-weight-asian="normal" style:font-size-complex="10pt" style:font-weight-complex="normal"/>
    </style:style>
    <style:style style:name="T399" style:family="text">
      <style:text-properties style:text-position="0% 100%" fo:font-size="10pt" officeooo:rsid="014bbc33" style:font-size-asian="8.75pt" style:font-weight-asian="normal" style:font-size-complex="10pt" style:font-weight-complex="normal"/>
    </style:style>
    <style:style style:name="T400" style:family="text">
      <style:text-properties style:text-position="0% 100%" fo:font-size="10pt" officeooo:rsid="014e7250" style:font-size-asian="8.75pt" style:font-weight-asian="normal" style:font-size-complex="10pt" style:font-weight-complex="normal"/>
    </style:style>
    <style:style style:name="T401" style:family="text">
      <style:text-properties style:text-position="0% 100%" fo:font-size="10pt" officeooo:rsid="015233dc" style:font-size-asian="8.75pt" style:font-weight-asian="normal" style:font-size-complex="10pt" style:font-weight-complex="normal"/>
    </style:style>
    <style:style style:name="T402" style:family="text">
      <style:text-properties style:text-position="0% 100%" fo:font-size="10pt" officeooo:rsid="01550705" style:font-size-asian="8.75pt" style:font-weight-asian="normal" style:font-size-complex="10pt" style:font-weight-complex="normal"/>
    </style:style>
    <style:style style:name="T403" style:family="text">
      <style:text-properties style:text-position="0% 100%" fo:font-size="10pt" officeooo:rsid="01569b2c" style:font-size-asian="8.75pt" style:font-weight-asian="normal" style:font-size-complex="10pt" style:font-weight-complex="normal"/>
    </style:style>
    <style:style style:name="T404" style:family="text">
      <style:text-properties style:text-position="0% 100%" fo:font-size="10pt" officeooo:rsid="015866d6" style:font-size-asian="8.75pt" style:font-weight-asian="normal" style:font-size-complex="10pt" style:font-weight-complex="normal"/>
    </style:style>
    <style:style style:name="T405" style:family="text">
      <style:text-properties style:text-position="0% 100%" fo:font-size="10pt" officeooo:rsid="0159e4e3" style:font-size-asian="8.75pt" style:font-weight-asian="normal" style:font-size-complex="10pt" style:font-weight-complex="normal"/>
    </style:style>
    <style:style style:name="T406" style:family="text">
      <style:text-properties style:text-position="0% 100%" fo:font-size="10pt" officeooo:rsid="015aadc3" style:font-size-asian="8.75pt" style:font-weight-asian="normal" style:font-size-complex="10pt" style:font-weight-complex="normal"/>
    </style:style>
    <style:style style:name="T407" style:family="text">
      <style:text-properties style:text-position="0% 100%" fo:font-size="10pt" officeooo:rsid="015d6918" style:font-size-asian="8.75pt" style:font-weight-asian="normal" style:font-size-complex="10pt" style:font-weight-complex="normal"/>
    </style:style>
    <style:style style:name="T408" style:family="text">
      <style:text-properties style:text-position="0% 100%" fo:font-size="10pt" officeooo:rsid="015f10ab" style:font-size-asian="8.75pt" style:font-weight-asian="normal" style:font-size-complex="10pt" style:font-weight-complex="normal"/>
    </style:style>
    <style:style style:name="T409" style:family="text">
      <style:text-properties style:text-position="0% 100%" fo:font-size="10pt" officeooo:rsid="015f1d7f" style:font-size-asian="8.75pt" style:font-weight-asian="normal" style:font-size-complex="10pt" style:font-weight-complex="normal"/>
    </style:style>
    <style:style style:name="T410" style:family="text">
      <style:text-properties style:text-position="0% 100%" fo:font-size="10pt" officeooo:rsid="016176e2" style:font-size-asian="8.75pt" style:font-weight-asian="normal" style:font-size-complex="10pt" style:font-weight-complex="normal"/>
    </style:style>
    <style:style style:name="T411" style:family="text">
      <style:text-properties style:text-position="0% 100%" fo:font-size="10pt" officeooo:rsid="01617eec" style:font-size-asian="8.75pt" style:font-weight-asian="normal" style:font-size-complex="10pt" style:font-weight-complex="normal"/>
    </style:style>
    <style:style style:name="T412" style:family="text">
      <style:text-properties style:text-position="0% 100%" fo:font-size="10pt" officeooo:rsid="0162ef48" style:font-size-asian="8.75pt" style:font-weight-asian="normal" style:font-size-complex="10pt" style:font-weight-complex="normal"/>
    </style:style>
    <style:style style:name="T413" style:family="text">
      <style:text-properties style:text-position="0% 100%" fo:font-size="10pt" officeooo:rsid="0165edde" style:font-size-asian="8.75pt" style:font-weight-asian="normal" style:font-size-complex="10pt" style:font-weight-complex="normal"/>
    </style:style>
    <style:style style:name="T414" style:family="text">
      <style:text-properties style:text-position="0% 100%" fo:font-size="10pt" officeooo:rsid="0167676d" style:font-size-asian="8.75pt" style:font-weight-asian="normal" style:font-size-complex="10pt" style:font-weight-complex="normal"/>
    </style:style>
    <style:style style:name="T415" style:family="text">
      <style:text-properties style:text-position="0% 100%" fo:font-size="10pt" officeooo:rsid="01695ddf" style:font-size-asian="8.75pt" style:font-weight-asian="normal" style:font-size-complex="10pt" style:font-weight-complex="normal"/>
    </style:style>
    <style:style style:name="T416" style:family="text">
      <style:text-properties style:text-position="0% 100%" fo:font-size="10pt" officeooo:rsid="0169b84a" style:font-size-asian="8.75pt" style:font-weight-asian="normal" style:font-size-complex="10pt" style:font-weight-complex="normal"/>
    </style:style>
    <style:style style:name="T417" style:family="text">
      <style:text-properties style:text-position="0% 100%" fo:font-size="10pt" officeooo:rsid="0169dd8a" style:font-size-asian="8.75pt" style:font-weight-asian="normal" style:font-size-complex="10pt" style:font-weight-complex="normal"/>
    </style:style>
    <style:style style:name="T418" style:family="text">
      <style:text-properties style:text-position="0% 100%" fo:font-size="10pt" officeooo:rsid="016a322e" style:font-size-asian="8.75pt" style:font-weight-asian="normal" style:font-size-complex="10pt" style:font-weight-complex="normal"/>
    </style:style>
    <style:style style:name="T419" style:family="text">
      <style:text-properties style:text-position="0% 100%" fo:font-size="10pt" officeooo:rsid="016b5912" style:font-size-asian="8.75pt" style:font-weight-asian="normal" style:font-size-complex="10pt" style:font-weight-complex="normal"/>
    </style:style>
    <style:style style:name="T420" style:family="text">
      <style:text-properties style:text-position="0% 100%" fo:font-size="10pt" officeooo:rsid="016d2aa8" style:font-size-asian="8.75pt" style:font-weight-asian="normal" style:font-size-complex="10pt" style:font-weight-complex="normal"/>
    </style:style>
    <style:style style:name="T421" style:family="text">
      <style:text-properties style:text-position="0% 100%" fo:font-size="10pt" officeooo:rsid="016ea074" style:font-size-asian="8.75pt" style:font-weight-asian="normal" style:font-size-complex="10pt" style:font-weight-complex="normal"/>
    </style:style>
    <style:style style:name="T422" style:family="text">
      <style:text-properties style:text-position="0% 100%" fo:font-size="10pt" officeooo:rsid="016faa91" style:font-size-asian="8.75pt" style:font-weight-asian="normal" style:font-size-complex="10pt" style:font-weight-complex="normal"/>
    </style:style>
    <style:style style:name="T423" style:family="text">
      <style:text-properties style:text-position="0% 100%" fo:font-size="10pt" officeooo:rsid="01704b34" style:font-size-asian="8.75pt" style:font-weight-asian="normal" style:font-size-complex="10pt" style:font-weight-complex="normal"/>
    </style:style>
    <style:style style:name="T424" style:family="text">
      <style:text-properties style:text-position="0% 100%" fo:font-size="10pt" officeooo:rsid="0171ff4f" style:font-size-asian="8.75pt" style:font-weight-asian="normal" style:font-size-complex="10pt" style:font-weight-complex="normal"/>
    </style:style>
    <style:style style:name="T425" style:family="text">
      <style:text-properties style:text-position="0% 100%" fo:font-size="10pt" officeooo:rsid="0172d1ef" style:font-size-asian="8.75pt" style:font-weight-asian="normal" style:font-size-complex="10pt" style:font-weight-complex="normal"/>
    </style:style>
    <style:style style:name="T426" style:family="text">
      <style:text-properties style:text-position="0% 100%" fo:font-size="10pt" officeooo:rsid="0173f621" style:font-size-asian="8.75pt" style:font-weight-asian="normal" style:font-size-complex="10pt" style:font-weight-complex="normal"/>
    </style:style>
    <style:style style:name="T427" style:family="text">
      <style:text-properties style:text-position="0% 100%" fo:font-size="10pt" officeooo:rsid="0175c670" style:font-size-asian="8.75pt" style:font-weight-asian="normal" style:font-size-complex="10pt" style:font-weight-complex="normal"/>
    </style:style>
    <style:style style:name="T428" style:family="text">
      <style:text-properties style:text-position="0% 100%" fo:font-size="10pt" officeooo:rsid="01769063" style:font-size-asian="8.75pt" style:font-weight-asian="normal" style:font-size-complex="10pt" style:font-weight-complex="normal"/>
    </style:style>
    <style:style style:name="T429" style:family="text">
      <style:text-properties style:text-position="0% 100%" fo:font-size="10pt" officeooo:rsid="0177e5fc" style:font-size-asian="8.75pt" style:font-weight-asian="normal" style:font-size-complex="10pt" style:font-weight-complex="normal"/>
    </style:style>
    <style:style style:name="T430" style:family="text">
      <style:text-properties style:text-position="0% 100%" fo:font-size="10pt" officeooo:rsid="017cb598" style:font-size-asian="8.75pt" style:font-weight-asian="normal" style:font-size-complex="10pt" style:font-weight-complex="normal"/>
    </style:style>
    <style:style style:name="T431" style:family="text">
      <style:text-properties style:text-position="0% 100%" fo:font-size="10pt" officeooo:rsid="017db6cd" style:font-size-asian="8.75pt" style:font-weight-asian="normal" style:font-size-complex="10pt" style:font-weight-complex="normal"/>
    </style:style>
    <style:style style:name="T432" style:family="text">
      <style:text-properties style:text-position="0% 100%" fo:font-size="10pt" officeooo:rsid="017f3a3f" style:font-size-asian="8.75pt" style:font-weight-asian="normal" style:font-size-complex="10pt" style:font-weight-complex="normal"/>
    </style:style>
    <style:style style:name="T433" style:family="text">
      <style:text-properties style:text-position="0% 100%" fo:font-size="10pt" officeooo:rsid="017fed05" style:font-size-asian="8.75pt" style:font-weight-asian="normal" style:font-size-complex="10pt" style:font-weight-complex="normal"/>
    </style:style>
    <style:style style:name="T434" style:family="text">
      <style:text-properties style:text-position="0% 100%" fo:font-size="10pt" officeooo:rsid="01815e0d" style:font-size-asian="8.75pt" style:font-weight-asian="normal" style:font-size-complex="10pt" style:font-weight-complex="normal"/>
    </style:style>
    <style:style style:name="T435" style:family="text">
      <style:text-properties style:text-position="0% 100%" fo:font-size="10pt" officeooo:rsid="01826a23" style:font-size-asian="8.75pt" style:font-weight-asian="normal" style:font-size-complex="10pt" style:font-weight-complex="normal"/>
    </style:style>
    <style:style style:name="T436" style:family="text">
      <style:text-properties style:text-position="0% 100%" fo:font-size="10pt" officeooo:rsid="0184264b" style:font-size-asian="8.75pt" style:font-weight-asian="normal" style:font-size-complex="10pt" style:font-weight-complex="normal"/>
    </style:style>
    <style:style style:name="T437" style:family="text">
      <style:text-properties style:text-position="0% 100%" fo:font-size="10pt" officeooo:rsid="0185ce62" style:font-size-asian="8.75pt" style:font-weight-asian="normal" style:font-size-complex="10pt" style:font-weight-complex="normal"/>
    </style:style>
    <style:style style:name="T438" style:family="text">
      <style:text-properties style:text-position="0% 100%" fo:font-size="10pt" officeooo:rsid="01875af8" style:font-size-asian="8.75pt" style:font-weight-asian="normal" style:font-size-complex="10pt" style:font-weight-complex="normal"/>
    </style:style>
    <style:style style:name="T439" style:family="text">
      <style:text-properties style:text-position="0% 100%" fo:font-size="10pt" officeooo:rsid="018c6a9b" style:font-size-asian="8.75pt" style:font-weight-asian="normal" style:font-size-complex="10pt" style:font-weight-complex="normal"/>
    </style:style>
    <style:style style:name="T440" style:family="text">
      <style:text-properties style:text-position="0% 100%" fo:font-size="10pt" officeooo:rsid="018e45a4" style:font-size-asian="8.75pt" style:font-weight-asian="normal" style:font-size-complex="10pt" style:font-weight-complex="normal"/>
    </style:style>
    <style:style style:name="T441" style:family="text">
      <style:text-properties style:text-position="0% 100%" fo:font-size="10pt" officeooo:rsid="01901859" style:font-size-asian="8.75pt" style:font-weight-asian="normal" style:font-size-complex="10pt" style:font-weight-complex="normal"/>
    </style:style>
    <style:style style:name="T442" style:family="text">
      <style:text-properties style:text-position="0% 100%" fo:font-size="10pt" officeooo:rsid="01918ea3" style:font-size-asian="8.75pt" style:font-weight-asian="normal" style:font-size-complex="10pt" style:font-weight-complex="normal"/>
    </style:style>
    <style:style style:name="T443" style:family="text">
      <style:text-properties style:text-position="0% 100%" fo:font-size="10pt" officeooo:rsid="01920108" style:font-size-asian="8.75pt" style:font-weight-asian="normal" style:font-size-complex="10pt" style:font-weight-complex="normal"/>
    </style:style>
    <style:style style:name="T444" style:family="text">
      <style:text-properties style:text-position="0% 100%" fo:font-size="10pt" officeooo:rsid="0193cfac" style:font-size-asian="8.75pt" style:font-weight-asian="normal" style:font-size-complex="10pt" style:font-weight-complex="normal"/>
    </style:style>
    <style:style style:name="T445" style:family="text">
      <style:text-properties style:text-position="0% 100%" fo:font-size="10pt" officeooo:rsid="01955da1" style:font-size-asian="8.75pt" style:font-weight-asian="normal" style:font-size-complex="10pt" style:font-weight-complex="normal"/>
    </style:style>
    <style:style style:name="T446" style:family="text">
      <style:text-properties style:text-position="0% 100%" fo:font-size="10pt" officeooo:rsid="0195a0ec" style:font-size-asian="8.75pt" style:font-weight-asian="normal" style:font-size-complex="10pt" style:font-weight-complex="normal"/>
    </style:style>
    <style:style style:name="T447" style:family="text">
      <style:text-properties style:text-position="0% 100%" fo:font-size="10pt" officeooo:rsid="0195d8b0" style:font-size-asian="8.75pt" style:font-weight-asian="normal" style:font-size-complex="10pt" style:font-weight-complex="normal"/>
    </style:style>
    <style:style style:name="T448" style:family="text">
      <style:text-properties style:text-position="0% 100%" fo:font-size="10pt" officeooo:rsid="019667e8" style:font-size-asian="8.75pt" style:font-weight-asian="normal" style:font-size-complex="10pt" style:font-weight-complex="normal"/>
    </style:style>
    <style:style style:name="T449" style:family="text">
      <style:text-properties style:text-position="0% 100%" fo:font-size="10pt" officeooo:rsid="0197e50f" style:font-size-asian="8.75pt" style:font-weight-asian="normal" style:font-size-complex="10pt" style:font-weight-complex="normal"/>
    </style:style>
    <style:style style:name="T450" style:family="text">
      <style:text-properties style:text-position="0% 100%" fo:font-size="10pt" officeooo:rsid="0199a3f6" style:font-size-asian="8.75pt" style:font-weight-asian="normal" style:font-size-complex="10pt" style:font-weight-complex="normal"/>
    </style:style>
    <style:style style:name="T451" style:family="text">
      <style:text-properties style:text-position="0% 100%" fo:font-size="10pt" officeooo:rsid="019a07e6" style:font-size-asian="8.75pt" style:font-weight-asian="normal" style:font-size-complex="10pt" style:font-weight-complex="normal"/>
    </style:style>
    <style:style style:name="T452" style:family="text">
      <style:text-properties style:text-position="0% 100%" fo:font-size="10pt" officeooo:rsid="019baf70" style:font-size-asian="8.75pt" style:font-weight-asian="normal" style:font-size-complex="10pt" style:font-weight-complex="normal"/>
    </style:style>
    <style:style style:name="T453" style:family="text">
      <style:text-properties style:text-position="0% 100%" fo:font-size="10pt" officeooo:rsid="019c19cb" style:font-size-asian="8.75pt" style:font-weight-asian="normal" style:font-size-complex="10pt" style:font-weight-complex="normal"/>
    </style:style>
    <style:style style:name="T454" style:family="text">
      <style:text-properties style:text-position="0% 100%" fo:font-size="10pt" officeooo:rsid="019c9c77" style:font-size-asian="8.75pt" style:font-weight-asian="normal" style:font-size-complex="10pt" style:font-weight-complex="normal"/>
    </style:style>
    <style:style style:name="T455" style:family="text">
      <style:text-properties style:text-position="0% 100%" fo:font-size="10pt" officeooo:rsid="019d114d" style:font-size-asian="8.75pt" style:font-weight-asian="normal" style:font-size-complex="10pt" style:font-weight-complex="normal"/>
    </style:style>
    <style:style style:name="T456" style:family="text">
      <style:text-properties style:text-position="0% 100%" fo:font-size="10pt" officeooo:rsid="019d5139" style:font-size-asian="8.75pt" style:font-weight-asian="normal" style:font-size-complex="10pt" style:font-weight-complex="normal"/>
    </style:style>
    <style:style style:name="T457" style:family="text">
      <style:text-properties style:text-position="0% 100%" fo:font-size="10pt" officeooo:rsid="019dbfc7" style:font-size-asian="8.75pt" style:font-weight-asian="normal" style:font-size-complex="10pt" style:font-weight-complex="normal"/>
    </style:style>
    <style:style style:name="T458" style:family="text">
      <style:text-properties style:text-position="0% 100%" fo:font-size="10pt" officeooo:rsid="019e9dd4" style:font-size-asian="8.75pt" style:font-weight-asian="normal" style:font-size-complex="10pt" style:font-weight-complex="normal"/>
    </style:style>
    <style:style style:name="T459" style:family="text">
      <style:text-properties style:text-position="0% 100%" fo:font-size="10pt" officeooo:rsid="01a0434d" style:font-size-asian="8.75pt" style:font-weight-asian="normal" style:font-size-complex="10pt" style:font-weight-complex="normal"/>
    </style:style>
    <style:style style:name="T460" style:family="text">
      <style:text-properties style:text-position="0% 100%" fo:font-size="10pt" officeooo:rsid="01a1615b" style:font-size-asian="8.75pt" style:font-weight-asian="normal" style:font-size-complex="10pt" style:font-weight-complex="normal"/>
    </style:style>
    <style:style style:name="T461" style:family="text">
      <style:text-properties style:text-position="0% 100%" fo:font-size="10pt" officeooo:rsid="01a1fee7" style:font-size-asian="8.75pt" style:font-weight-asian="normal" style:font-size-complex="10pt" style:font-weight-complex="normal"/>
    </style:style>
    <style:style style:name="T462" style:family="text">
      <style:text-properties style:text-position="0% 100%" fo:font-size="10pt" officeooo:rsid="01a433ea" style:font-size-asian="8.75pt" style:font-weight-asian="normal" style:font-size-complex="10pt" style:font-weight-complex="normal"/>
    </style:style>
    <style:style style:name="T463" style:family="text">
      <style:text-properties style:text-position="0% 100%" fo:font-size="10pt" officeooo:rsid="01a5ade2" style:font-size-asian="8.75pt" style:font-weight-asian="normal" style:font-size-complex="10pt" style:font-weight-complex="normal"/>
    </style:style>
    <style:style style:name="T464" style:family="text">
      <style:text-properties style:text-position="0% 100%" fo:font-size="10pt" officeooo:rsid="01a86dee" style:font-size-asian="8.75pt" style:font-weight-asian="normal" style:font-size-complex="10pt" style:font-weight-complex="normal"/>
    </style:style>
    <style:style style:name="T465" style:family="text">
      <style:text-properties style:text-position="0% 100%" fo:font-size="10pt" officeooo:rsid="01abb3ed" style:font-size-asian="8.75pt" style:font-weight-asian="normal" style:font-size-complex="10pt" style:font-weight-complex="normal"/>
    </style:style>
    <style:style style:name="T466" style:family="text">
      <style:text-properties style:text-position="0% 100%" fo:font-size="10pt" officeooo:rsid="01cbeb3d" style:font-size-asian="8.75pt" style:font-weight-asian="normal" style:font-size-complex="10pt" style:font-weight-complex="normal"/>
    </style:style>
    <style:style style:name="T467" style:family="text">
      <style:text-properties style:text-position="0% 100%" fo:font-size="10pt" officeooo:rsid="01cee92c" style:font-size-asian="8.75pt" style:font-weight-asian="normal" style:font-size-complex="10pt" style:font-weight-complex="normal"/>
    </style:style>
    <style:style style:name="T468" style:family="text">
      <style:text-properties style:text-position="0% 100%" fo:font-size="10pt" officeooo:rsid="01cf8dcc" style:font-size-asian="8.75pt" style:font-weight-asian="normal" style:font-size-complex="10pt" style:font-weight-complex="normal"/>
    </style:style>
    <style:style style:name="T469" style:family="text">
      <style:text-properties style:text-position="0% 100%" fo:font-size="10pt" officeooo:rsid="01d073e0" style:font-size-asian="8.75pt" style:font-weight-asian="normal" style:font-size-complex="10pt" style:font-weight-complex="normal"/>
    </style:style>
    <style:style style:name="T470" style:family="text">
      <style:text-properties style:text-position="0% 100%" fo:font-size="10pt" officeooo:rsid="01d191d4" style:font-size-asian="8.75pt" style:font-weight-asian="normal" style:font-size-complex="10pt" style:font-weight-complex="normal"/>
    </style:style>
    <style:style style:name="T471" style:family="text">
      <style:text-properties style:text-position="0% 100%" fo:font-size="10pt" officeooo:rsid="01d30399" style:font-size-asian="8.75pt" style:font-weight-asian="normal" style:font-size-complex="10pt" style:font-weight-complex="normal"/>
    </style:style>
    <style:style style:name="T472" style:family="text">
      <style:text-properties style:text-position="0% 100%" fo:font-size="10pt" officeooo:rsid="01d31297" style:font-size-asian="8.75pt" style:font-weight-asian="normal" style:font-size-complex="10pt" style:font-weight-complex="normal"/>
    </style:style>
    <style:style style:name="T473" style:family="text">
      <style:text-properties style:text-position="0% 100%" fo:font-size="10pt" officeooo:rsid="01d4d9be" style:font-size-asian="8.75pt" style:font-weight-asian="normal" style:font-size-complex="10pt" style:font-weight-complex="normal"/>
    </style:style>
    <style:style style:name="T474" style:family="text">
      <style:text-properties style:text-position="0% 100%" fo:font-size="10pt" officeooo:rsid="01d6608f" style:font-size-asian="8.75pt" style:font-weight-asian="normal" style:font-size-complex="10pt" style:font-weight-complex="normal"/>
    </style:style>
    <style:style style:name="T475" style:family="text">
      <style:text-properties style:text-position="0% 100%" fo:font-size="10pt" officeooo:rsid="01d82c28" style:font-size-asian="8.75pt" style:font-weight-asian="normal" style:font-size-complex="10pt" style:font-weight-complex="normal"/>
    </style:style>
    <style:style style:name="T476" style:family="text">
      <style:text-properties style:text-position="0% 100%" fo:font-size="10pt" officeooo:rsid="01dd1958" style:font-size-asian="8.75pt" style:font-weight-asian="normal" style:font-size-complex="10pt" style:font-weight-complex="normal"/>
    </style:style>
    <style:style style:name="T477" style:family="text">
      <style:text-properties style:text-position="0% 100%" fo:font-size="10pt" officeooo:rsid="01dd35b3" style:font-size-asian="8.75pt" style:font-weight-asian="normal" style:font-size-complex="10pt" style:font-weight-complex="normal"/>
    </style:style>
    <style:style style:name="T478" style:family="text">
      <style:text-properties style:text-position="0% 100%" fo:font-size="10pt" officeooo:rsid="01e073c5" style:font-size-asian="8.75pt" style:font-weight-asian="normal" style:font-size-complex="10pt" style:font-weight-complex="normal"/>
    </style:style>
    <style:style style:name="T479" style:family="text">
      <style:text-properties style:text-position="0% 100%" fo:font-size="10pt" officeooo:rsid="01e1ebde" style:font-size-asian="8.75pt" style:font-weight-asian="normal" style:font-size-complex="10pt" style:font-weight-complex="normal"/>
    </style:style>
    <style:style style:name="T480" style:family="text">
      <style:text-properties style:text-position="0% 100%" fo:font-size="10pt" officeooo:rsid="01e37359" style:font-size-asian="8.75pt" style:font-weight-asian="normal" style:font-size-complex="10pt" style:font-weight-complex="normal"/>
    </style:style>
    <style:style style:name="T481" style:family="text">
      <style:text-properties style:text-position="0% 100%" fo:font-size="10pt" officeooo:rsid="01e7355e" style:font-size-asian="8.75pt" style:font-weight-asian="normal" style:font-size-complex="10pt" style:font-weight-complex="normal"/>
    </style:style>
    <style:style style:name="T482" style:family="text">
      <style:text-properties style:text-position="0% 100%" fo:font-size="10pt" officeooo:rsid="01e8fe02" style:font-size-asian="8.75pt" style:font-weight-asian="normal" style:font-size-complex="10pt" style:font-weight-complex="normal"/>
    </style:style>
    <style:style style:name="T483" style:family="text">
      <style:text-properties style:text-position="0% 100%" fo:font-size="10pt" officeooo:rsid="01ee1fc2" style:font-size-asian="8.75pt" style:font-weight-asian="normal" style:font-size-complex="10pt" style:font-weight-complex="normal"/>
    </style:style>
    <style:style style:name="T484" style:family="text">
      <style:text-properties style:text-position="0% 100%" fo:font-size="10pt" officeooo:rsid="01efec2f" style:font-size-asian="8.75pt" style:font-weight-asian="normal" style:font-size-complex="10pt" style:font-weight-complex="normal"/>
    </style:style>
    <style:style style:name="T485" style:family="text">
      <style:text-properties style:text-position="0% 100%" fo:font-size="10pt" officeooo:rsid="01f04dc4" style:font-size-asian="8.75pt" style:font-weight-asian="normal" style:font-size-complex="10pt" style:font-weight-complex="normal"/>
    </style:style>
    <style:style style:name="T486" style:family="text">
      <style:text-properties style:text-position="0% 100%" fo:font-size="10pt" officeooo:rsid="01f1e0a7" style:font-size-asian="8.75pt" style:font-weight-asian="normal" style:font-size-complex="10pt" style:font-weight-complex="normal"/>
    </style:style>
    <style:style style:name="T487" style:family="text">
      <style:text-properties style:text-position="0% 100%" fo:font-size="10pt" officeooo:rsid="01f3d75b" style:font-size-asian="8.75pt" style:font-weight-asian="normal" style:font-size-complex="10pt" style:font-weight-complex="normal"/>
    </style:style>
    <style:style style:name="T488" style:family="text">
      <style:text-properties style:text-position="0% 100%" fo:font-size="10pt" officeooo:rsid="01f6415a" style:font-size-asian="8.75pt" style:font-weight-asian="normal" style:font-size-complex="10pt" style:font-weight-complex="normal"/>
    </style:style>
    <style:style style:name="T489" style:family="text">
      <style:text-properties style:text-position="0% 100%" fo:font-size="10pt" officeooo:rsid="01f86820" style:font-size-asian="8.75pt" style:font-weight-asian="normal" style:font-size-complex="10pt" style:font-weight-complex="normal"/>
    </style:style>
    <style:style style:name="T490" style:family="text">
      <style:text-properties style:text-position="0% 100%" fo:font-size="10pt" officeooo:rsid="01f94969" style:font-size-asian="8.75pt" style:font-weight-asian="normal" style:font-size-complex="10pt" style:font-weight-complex="normal"/>
    </style:style>
    <style:style style:name="T491" style:family="text">
      <style:text-properties style:text-position="0% 100%" fo:font-size="10pt" officeooo:rsid="01f97624" style:font-size-asian="8.75pt" style:font-weight-asian="normal" style:font-size-complex="10pt" style:font-weight-complex="normal"/>
    </style:style>
    <style:style style:name="T492" style:family="text">
      <style:text-properties style:text-position="0% 100%" fo:font-size="10pt" officeooo:rsid="01fb11a8" style:font-size-asian="8.75pt" style:font-weight-asian="normal" style:font-size-complex="10pt" style:font-weight-complex="normal"/>
    </style:style>
    <style:style style:name="T493" style:family="text">
      <style:text-properties style:text-position="0% 100%" fo:font-size="10pt" officeooo:rsid="01fb21bd" style:font-size-asian="8.75pt" style:font-weight-asian="normal" style:font-size-complex="10pt" style:font-weight-complex="normal"/>
    </style:style>
    <style:style style:name="T494" style:family="text">
      <style:text-properties style:text-position="0% 100%" fo:font-size="10pt" officeooo:rsid="01fd1fb3" style:font-size-asian="8.75pt" style:font-weight-asian="normal" style:font-size-complex="10pt" style:font-weight-complex="normal"/>
    </style:style>
    <style:style style:name="T495" style:family="text">
      <style:text-properties style:text-position="0% 100%" fo:font-size="10pt" officeooo:rsid="01febcc0" style:font-size-asian="8.75pt" style:font-weight-asian="normal" style:font-size-complex="10pt" style:font-weight-complex="normal"/>
    </style:style>
    <style:style style:name="T496" style:family="text">
      <style:text-properties style:text-position="0% 100%" fo:font-size="10pt" officeooo:rsid="0200aa15" style:font-size-asian="8.75pt" style:font-weight-asian="normal" style:font-size-complex="10pt" style:font-weight-complex="normal"/>
    </style:style>
    <style:style style:name="T497" style:family="text">
      <style:text-properties style:text-position="0% 100%" fo:font-size="10pt" officeooo:rsid="02024a49" style:font-size-asian="8.75pt" style:font-weight-asian="normal" style:font-size-complex="10pt" style:font-weight-complex="normal"/>
    </style:style>
    <style:style style:name="T498" style:family="text">
      <style:text-properties style:text-position="0% 100%" fo:font-size="10pt" officeooo:rsid="02030fa6" style:font-size-asian="8.75pt" style:font-weight-asian="normal" style:font-size-complex="10pt" style:font-weight-complex="normal"/>
    </style:style>
    <style:style style:name="T499" style:family="text">
      <style:text-properties style:text-position="0% 100%" fo:font-size="10pt" officeooo:rsid="0203c006" style:font-size-asian="8.75pt" style:font-weight-asian="normal" style:font-size-complex="10pt" style:font-weight-complex="normal"/>
    </style:style>
    <style:style style:name="T500" style:family="text">
      <style:text-properties style:text-position="0% 100%" fo:font-size="10pt" officeooo:rsid="0207e74c" style:font-size-asian="8.75pt" style:font-weight-asian="normal" style:font-size-complex="10pt" style:font-weight-complex="normal"/>
    </style:style>
    <style:style style:name="T501" style:family="text">
      <style:text-properties style:text-position="0% 100%" fo:font-size="10pt" officeooo:rsid="0207f8fe" style:font-size-asian="8.75pt" style:font-weight-asian="normal" style:font-size-complex="10pt" style:font-weight-complex="normal"/>
    </style:style>
    <style:style style:name="T502" style:family="text">
      <style:text-properties style:text-position="0% 100%" fo:font-size="10pt" officeooo:rsid="02091a46" style:font-size-asian="8.75pt" style:font-weight-asian="normal" style:font-size-complex="10pt" style:font-weight-complex="normal"/>
    </style:style>
    <style:style style:name="T503" style:family="text">
      <style:text-properties style:text-position="0% 100%" fo:font-size="10pt" officeooo:rsid="0209891c" style:font-size-asian="8.75pt" style:font-weight-asian="normal" style:font-size-complex="10pt" style:font-weight-complex="normal"/>
    </style:style>
    <style:style style:name="T504" style:family="text">
      <style:text-properties style:text-position="0% 100%" fo:font-size="10pt" officeooo:rsid="020aaa67" style:font-size-asian="8.75pt" style:font-weight-asian="normal" style:font-size-complex="10pt" style:font-weight-complex="normal"/>
    </style:style>
    <style:style style:name="T505" style:family="text">
      <style:text-properties style:text-position="0% 100%" fo:font-size="10pt" officeooo:rsid="020b77c9" style:font-size-asian="8.75pt" style:font-weight-asian="normal" style:font-size-complex="10pt" style:font-weight-complex="normal"/>
    </style:style>
    <style:style style:name="T506" style:family="text">
      <style:text-properties style:text-position="0% 100%" fo:font-size="10pt" officeooo:rsid="020d6931" style:font-size-asian="8.75pt" style:font-weight-asian="normal" style:font-size-complex="10pt" style:font-weight-complex="normal"/>
    </style:style>
    <style:style style:name="T507" style:family="text">
      <style:text-properties style:text-position="0% 100%" fo:font-size="10pt" officeooo:rsid="020f1912" style:font-size-asian="8.75pt" style:font-weight-asian="normal" style:font-size-complex="10pt" style:font-weight-complex="normal"/>
    </style:style>
    <style:style style:name="T508" style:family="text">
      <style:text-properties style:text-position="0% 100%" fo:font-size="10pt" officeooo:rsid="020f86f3" style:font-size-asian="8.75pt" style:font-weight-asian="normal" style:font-size-complex="10pt" style:font-weight-complex="normal"/>
    </style:style>
    <style:style style:name="T509" style:family="text">
      <style:text-properties style:text-position="0% 100%" fo:font-size="10pt" officeooo:rsid="0210a0ab" style:font-size-asian="8.75pt" style:font-weight-asian="normal" style:font-size-complex="10pt" style:font-weight-complex="normal"/>
    </style:style>
    <style:style style:name="T510" style:family="text">
      <style:text-properties style:text-position="0% 100%" fo:font-size="10pt" officeooo:rsid="0211158b" style:font-size-asian="8.75pt" style:font-weight-asian="normal" style:font-size-complex="10pt" style:font-weight-complex="normal"/>
    </style:style>
    <style:style style:name="T511" style:family="text">
      <style:text-properties style:text-position="0% 100%" fo:font-size="10pt" officeooo:rsid="0211a846" style:font-size-asian="8.75pt" style:font-weight-asian="normal" style:font-size-complex="10pt" style:font-weight-complex="normal"/>
    </style:style>
    <style:style style:name="T512" style:family="text">
      <style:text-properties style:text-position="0% 100%" fo:font-size="10pt" officeooo:rsid="021203d2" style:font-size-asian="8.75pt" style:font-weight-asian="normal" style:font-size-complex="10pt" style:font-weight-complex="normal"/>
    </style:style>
    <style:style style:name="T513" style:family="text">
      <style:text-properties style:text-position="0% 100%" fo:font-size="10pt" officeooo:rsid="02123cbf" style:font-size-asian="8.75pt" style:font-weight-asian="normal" style:font-size-complex="10pt" style:font-weight-complex="normal"/>
    </style:style>
    <style:style style:name="T514" style:family="text">
      <style:text-properties style:text-position="0% 100%" fo:font-size="10pt" officeooo:rsid="02126b52" style:font-size-asian="8.75pt" style:font-weight-asian="normal" style:font-size-complex="10pt" style:font-weight-complex="normal"/>
    </style:style>
    <style:style style:name="T515" style:family="text">
      <style:text-properties style:text-position="0% 100%" fo:font-size="10pt" officeooo:rsid="0212a22d" style:font-size-asian="8.75pt" style:font-weight-asian="normal" style:font-size-complex="10pt" style:font-weight-complex="normal"/>
    </style:style>
    <style:style style:name="T516" style:family="text">
      <style:text-properties style:text-position="0% 100%" fo:font-size="10pt" officeooo:rsid="02145618" style:font-size-asian="8.75pt" style:font-weight-asian="normal" style:font-size-complex="10pt" style:font-weight-complex="normal"/>
    </style:style>
    <style:style style:name="T517" style:family="text">
      <style:text-properties style:text-position="0% 100%" fo:font-size="10pt" officeooo:rsid="0214ad3d" style:font-size-asian="8.75pt" style:font-weight-asian="normal" style:font-size-complex="10pt" style:font-weight-complex="normal"/>
    </style:style>
    <style:style style:name="T518" style:family="text">
      <style:text-properties style:text-position="0% 100%" fo:font-size="10pt" officeooo:rsid="02154d95" style:font-size-asian="8.75pt" style:font-weight-asian="normal" style:font-size-complex="10pt" style:font-weight-complex="normal"/>
    </style:style>
    <style:style style:name="T519" style:family="text">
      <style:text-properties style:text-position="0% 100%" fo:font-size="10pt" officeooo:rsid="0216605f" style:font-size-asian="8.75pt" style:font-weight-asian="normal" style:font-size-complex="10pt" style:font-weight-complex="normal"/>
    </style:style>
    <style:style style:name="T520" style:family="text">
      <style:text-properties style:text-position="0% 100%" fo:font-size="10pt" officeooo:rsid="02177056" style:font-size-asian="8.75pt" style:font-weight-asian="normal" style:font-size-complex="10pt" style:font-weight-complex="normal"/>
    </style:style>
    <style:style style:name="T521" style:family="text">
      <style:text-properties style:text-position="0% 100%" fo:font-size="10pt" officeooo:rsid="0218bf46" style:font-size-asian="8.75pt" style:font-weight-asian="normal" style:font-size-complex="10pt" style:font-weight-complex="normal"/>
    </style:style>
    <style:style style:name="T522" style:family="text">
      <style:text-properties style:text-position="0% 100%" fo:font-size="10pt" officeooo:rsid="02194580" style:font-size-asian="8.75pt" style:font-weight-asian="normal" style:font-size-complex="10pt" style:font-weight-complex="normal"/>
    </style:style>
    <style:style style:name="T523" style:family="text">
      <style:text-properties style:text-position="0% 100%" fo:font-size="10pt" officeooo:rsid="021b2f4a" style:font-size-asian="8.75pt" style:font-weight-asian="normal" style:font-size-complex="10pt" style:font-weight-complex="normal"/>
    </style:style>
    <style:style style:name="T524" style:family="text">
      <style:text-properties style:text-position="0% 100%" fo:font-size="10pt" officeooo:rsid="021c1d33" style:font-size-asian="8.75pt" style:font-weight-asian="normal" style:font-size-complex="10pt" style:font-weight-complex="normal"/>
    </style:style>
    <style:style style:name="T525" style:family="text">
      <style:text-properties style:text-position="0% 100%" fo:font-size="10pt" officeooo:rsid="021c71f3" style:font-size-asian="8.75pt" style:font-weight-asian="normal" style:font-size-complex="10pt" style:font-weight-complex="normal"/>
    </style:style>
    <style:style style:name="T526" style:family="text">
      <style:text-properties style:text-position="0% 100%" fo:font-size="10pt" officeooo:rsid="021df9b0" style:font-size-asian="8.75pt" style:font-weight-asian="normal" style:font-size-complex="10pt" style:font-weight-complex="normal"/>
    </style:style>
    <style:style style:name="T527" style:family="text">
      <style:text-properties style:text-position="0% 100%" fo:font-size="10pt" officeooo:rsid="021e8518" style:font-size-asian="8.75pt" style:font-weight-asian="normal" style:font-size-complex="10pt" style:font-weight-complex="normal"/>
    </style:style>
    <style:style style:name="T528" style:family="text">
      <style:text-properties style:text-position="0% 100%" fo:font-size="10pt" officeooo:rsid="02208ee4" style:font-size-asian="8.75pt" style:font-weight-asian="normal" style:font-size-complex="10pt" style:font-weight-complex="normal"/>
    </style:style>
    <style:style style:name="T529" style:family="text">
      <style:text-properties style:text-position="0% 100%" fo:font-size="10pt" officeooo:rsid="02219d7b" style:font-size-asian="8.75pt" style:font-weight-asian="normal" style:font-size-complex="10pt" style:font-weight-complex="normal"/>
    </style:style>
    <style:style style:name="T530" style:family="text">
      <style:text-properties style:text-position="0% 100%" fo:font-size="10pt" officeooo:rsid="022283e5" style:font-size-asian="8.75pt" style:font-weight-asian="normal" style:font-size-complex="10pt" style:font-weight-complex="normal"/>
    </style:style>
    <style:style style:name="T531" style:family="text">
      <style:text-properties style:text-position="0% 100%" fo:font-size="10pt" officeooo:rsid="02238302" style:font-size-asian="8.75pt" style:font-weight-asian="normal" style:font-size-complex="10pt" style:font-weight-complex="normal"/>
    </style:style>
    <style:style style:name="T532" style:family="text">
      <style:text-properties style:text-position="0% 100%" fo:font-size="10pt" officeooo:rsid="02245efa" style:font-size-asian="8.75pt" style:font-weight-asian="normal" style:font-size-complex="10pt" style:font-weight-complex="normal"/>
    </style:style>
    <style:style style:name="T533" style:family="text">
      <style:text-properties style:text-position="0% 100%" fo:font-size="10pt" officeooo:rsid="022626dd" style:font-size-asian="8.75pt" style:font-weight-asian="normal" style:font-size-complex="10pt" style:font-weight-complex="normal"/>
    </style:style>
    <style:style style:name="T534" style:family="text">
      <style:text-properties style:text-position="0% 100%" fo:font-size="10pt" officeooo:rsid="02265615" style:font-size-asian="8.75pt" style:font-weight-asian="normal" style:font-size-complex="10pt" style:font-weight-complex="normal"/>
    </style:style>
    <style:style style:name="T535" style:family="text">
      <style:text-properties style:text-position="0% 100%" fo:font-size="10pt" officeooo:rsid="02274da0" style:font-size-asian="8.75pt" style:font-weight-asian="normal" style:font-size-complex="10pt" style:font-weight-complex="normal"/>
    </style:style>
    <style:style style:name="T536" style:family="text">
      <style:text-properties style:text-position="0% 100%" fo:font-size="10pt" officeooo:rsid="02296d2e" style:font-size-asian="8.75pt" style:font-weight-asian="normal" style:font-size-complex="10pt" style:font-weight-complex="normal"/>
    </style:style>
    <style:style style:name="T537" style:family="text">
      <style:text-properties style:text-position="0% 100%" fo:font-size="10pt" officeooo:rsid="022b661a" style:font-size-asian="8.75pt" style:font-weight-asian="normal" style:font-size-complex="10pt" style:font-weight-complex="normal"/>
    </style:style>
    <style:style style:name="T538" style:family="text">
      <style:text-properties style:text-position="0% 100%" fo:font-size="10pt" officeooo:rsid="022daabd" style:font-size-asian="8.75pt" style:font-weight-asian="normal" style:font-size-complex="10pt" style:font-weight-complex="normal"/>
    </style:style>
    <style:style style:name="T539" style:family="text">
      <style:text-properties style:text-position="0% 100%" fo:font-size="10pt" officeooo:rsid="022edd13" style:font-size-asian="8.75pt" style:font-weight-asian="normal" style:font-size-complex="10pt" style:font-weight-complex="normal"/>
    </style:style>
    <style:style style:name="T540" style:family="text">
      <style:text-properties style:text-position="0% 100%" fo:font-size="10pt" officeooo:rsid="022ee061" style:font-size-asian="8.75pt" style:font-weight-asian="normal" style:font-size-complex="10pt" style:font-weight-complex="normal"/>
    </style:style>
    <style:style style:name="T541" style:family="text">
      <style:text-properties style:text-position="0% 100%" fo:font-size="10pt" officeooo:rsid="022f6b4a" style:font-size-asian="8.75pt" style:font-weight-asian="normal" style:font-size-complex="10pt" style:font-weight-complex="normal"/>
    </style:style>
    <style:style style:name="T542" style:family="text">
      <style:text-properties style:text-position="0% 100%" fo:font-size="10pt" officeooo:rsid="0230133a" style:font-size-asian="8.75pt" style:font-weight-asian="normal" style:font-size-complex="10pt" style:font-weight-complex="normal"/>
    </style:style>
    <style:style style:name="T543" style:family="text">
      <style:text-properties style:text-position="0% 100%" fo:font-size="10pt" officeooo:rsid="0231ed99" style:font-size-asian="8.75pt" style:font-weight-asian="normal" style:font-size-complex="10pt" style:font-weight-complex="normal"/>
    </style:style>
    <style:style style:name="T544" style:family="text">
      <style:text-properties style:text-position="0% 100%" fo:font-size="10pt" officeooo:rsid="02328314" style:font-size-asian="8.75pt" style:font-weight-asian="normal" style:font-size-complex="10pt" style:font-weight-complex="normal"/>
    </style:style>
    <style:style style:name="T545" style:family="text">
      <style:text-properties style:text-position="0% 100%" fo:font-size="10pt" officeooo:rsid="0232d08b" style:font-size-asian="8.75pt" style:font-weight-asian="normal" style:font-size-complex="10pt" style:font-weight-complex="normal"/>
    </style:style>
    <style:style style:name="T546" style:family="text">
      <style:text-properties style:text-position="0% 100%" fo:font-size="10pt" officeooo:rsid="02341c03" style:font-size-asian="8.75pt" style:font-weight-asian="normal" style:font-size-complex="10pt" style:font-weight-complex="normal"/>
    </style:style>
    <style:style style:name="T547" style:family="text">
      <style:text-properties style:text-position="0% 100%" fo:font-size="10pt" officeooo:rsid="02357aed" style:font-size-asian="8.75pt" style:font-weight-asian="normal" style:font-size-complex="10pt" style:font-weight-complex="normal"/>
    </style:style>
    <style:style style:name="T548" style:family="text">
      <style:text-properties style:text-position="0% 100%" fo:font-size="10pt" officeooo:rsid="0236fdfb" style:font-size-asian="8.75pt" style:font-weight-asian="normal" style:font-size-complex="10pt" style:font-weight-complex="normal"/>
    </style:style>
    <style:style style:name="T549" style:family="text">
      <style:text-properties style:text-position="0% 100%" fo:font-size="10pt" officeooo:rsid="0237e300" style:font-size-asian="8.75pt" style:font-weight-asian="normal" style:font-size-complex="10pt" style:font-weight-complex="normal"/>
    </style:style>
    <style:style style:name="T550" style:family="text">
      <style:text-properties style:text-position="0% 100%" fo:font-size="10pt" officeooo:rsid="0237f23d" style:font-size-asian="8.75pt" style:font-weight-asian="normal" style:font-size-complex="10pt" style:font-weight-complex="normal"/>
    </style:style>
    <style:style style:name="T551" style:family="text">
      <style:text-properties style:text-position="0% 100%" fo:font-size="10pt" officeooo:rsid="023a8d70" style:font-size-asian="8.75pt" style:font-weight-asian="normal" style:font-size-complex="10pt" style:font-weight-complex="normal"/>
    </style:style>
    <style:style style:name="T552" style:family="text">
      <style:text-properties style:text-position="0% 100%" fo:font-size="10pt" officeooo:rsid="023a9326" style:font-size-asian="8.75pt" style:font-weight-asian="normal" style:font-size-complex="10pt" style:font-weight-complex="normal"/>
    </style:style>
    <style:style style:name="T553" style:family="text">
      <style:text-properties style:text-position="0% 100%" fo:font-size="10pt" officeooo:rsid="023bc1ce" style:font-size-asian="8.75pt" style:font-weight-asian="normal" style:font-size-complex="10pt" style:font-weight-complex="normal"/>
    </style:style>
    <style:style style:name="T554" style:family="text">
      <style:text-properties style:text-position="0% 100%" fo:font-size="10pt" officeooo:rsid="023c7b01" style:font-size-asian="8.75pt" style:font-weight-asian="normal" style:font-size-complex="10pt" style:font-weight-complex="normal"/>
    </style:style>
    <style:style style:name="T555" style:family="text">
      <style:text-properties style:text-position="0% 100%" fo:font-size="10pt" officeooo:rsid="023ed1dd" style:font-size-asian="8.75pt" style:font-weight-asian="normal" style:font-size-complex="10pt" style:font-weight-complex="normal"/>
    </style:style>
    <style:style style:name="T556" style:family="text">
      <style:text-properties style:text-position="0% 100%" fo:font-size="10pt" officeooo:rsid="023eea92" style:font-size-asian="8.75pt" style:font-weight-asian="normal" style:font-size-complex="10pt" style:font-weight-complex="normal"/>
    </style:style>
    <style:style style:name="T557" style:family="text">
      <style:text-properties style:text-position="0% 100%" fo:font-size="10pt" officeooo:rsid="023f6ecd" style:font-size-asian="8.75pt" style:font-weight-asian="normal" style:font-size-complex="10pt" style:font-weight-complex="normal"/>
    </style:style>
    <style:style style:name="T558" style:family="text">
      <style:text-properties style:text-position="0% 100%" fo:font-size="10pt" officeooo:rsid="02408f0c" style:font-size-asian="8.75pt" style:font-weight-asian="normal" style:font-size-complex="10pt" style:font-weight-complex="normal"/>
    </style:style>
    <style:style style:name="T559" style:family="text">
      <style:text-properties style:text-position="0% 100%" fo:font-size="10pt" officeooo:rsid="024359a2" style:font-size-asian="8.75pt" style:font-weight-asian="normal" style:font-size-complex="10pt" style:font-weight-complex="normal"/>
    </style:style>
    <style:style style:name="T560" style:family="text">
      <style:text-properties style:text-position="0% 100%" fo:font-size="10pt" officeooo:rsid="024548e2" style:font-size-asian="8.75pt" style:font-weight-asian="normal" style:font-size-complex="10pt" style:font-weight-complex="normal"/>
    </style:style>
    <style:style style:name="T561" style:family="text">
      <style:text-properties style:text-position="0% 100%" fo:font-size="10pt" officeooo:rsid="024721a2" style:font-size-asian="8.75pt" style:font-weight-asian="normal" style:font-size-complex="10pt" style:font-weight-complex="normal"/>
    </style:style>
    <style:style style:name="T562" style:family="text">
      <style:text-properties style:text-position="0% 100%" fo:font-size="10pt" officeooo:rsid="0248c6f6" style:font-size-asian="8.75pt" style:font-weight-asian="normal" style:font-size-complex="10pt" style:font-weight-complex="normal"/>
    </style:style>
    <style:style style:name="T563" style:family="text">
      <style:text-properties style:text-position="0% 100%" fo:font-size="10pt" officeooo:rsid="024b87c7" style:font-size-asian="8.75pt" style:font-weight-asian="normal" style:font-size-complex="10pt" style:font-weight-complex="normal"/>
    </style:style>
    <style:style style:name="T564" style:family="text">
      <style:text-properties style:text-position="0% 100%" fo:font-size="10pt" officeooo:rsid="0250f6c8" style:font-size-asian="8.75pt" style:font-weight-asian="normal" style:font-size-complex="10pt" style:font-weight-complex="normal"/>
    </style:style>
    <style:style style:name="T565" style:family="text">
      <style:text-properties style:text-position="0% 100%" fo:font-size="10pt" officeooo:rsid="025235a0" style:font-size-asian="8.75pt" style:font-weight-asian="normal" style:font-size-complex="10pt" style:font-weight-complex="normal"/>
    </style:style>
    <style:style style:name="T566" style:family="text">
      <style:text-properties style:text-position="0% 100%" fo:font-size="10pt" officeooo:rsid="02541bbe" style:font-size-asian="8.75pt" style:font-weight-asian="normal" style:font-size-complex="10pt" style:font-weight-complex="normal"/>
    </style:style>
    <style:style style:name="T567" style:family="text">
      <style:text-properties style:text-position="0% 100%" fo:font-size="10pt" officeooo:rsid="02546ce0" style:font-size-asian="8.75pt" style:font-weight-asian="normal" style:font-size-complex="10pt" style:font-weight-complex="normal"/>
    </style:style>
    <style:style style:name="T568" style:family="text">
      <style:text-properties style:text-position="0% 100%" fo:font-size="10pt" officeooo:rsid="0254e11e" style:font-size-asian="8.75pt" style:font-weight-asian="normal" style:font-size-complex="10pt" style:font-weight-complex="normal"/>
    </style:style>
    <style:style style:name="T569" style:family="text">
      <style:text-properties style:text-position="0% 100%" fo:font-size="10pt" officeooo:rsid="0255b744" style:font-size-asian="8.75pt" style:font-weight-asian="normal" style:font-size-complex="10pt" style:font-weight-complex="normal"/>
    </style:style>
    <style:style style:name="T570" style:family="text">
      <style:text-properties style:text-position="0% 100%" fo:font-size="10pt" officeooo:rsid="0257b339" style:font-size-asian="8.75pt" style:font-weight-asian="normal" style:font-size-complex="10pt" style:font-weight-complex="normal"/>
    </style:style>
    <style:style style:name="T571" style:family="text">
      <style:text-properties style:text-position="0% 100%" fo:font-size="10pt" officeooo:rsid="025998a0" style:font-size-asian="8.75pt" style:font-weight-asian="normal" style:font-size-complex="10pt" style:font-weight-complex="normal"/>
    </style:style>
    <style:style style:name="T572" style:family="text">
      <style:text-properties style:text-position="0% 100%" fo:font-size="10pt" officeooo:rsid="0259cc9e" style:font-size-asian="8.75pt" style:font-weight-asian="normal" style:font-size-complex="10pt" style:font-weight-complex="normal"/>
    </style:style>
    <style:style style:name="T573" style:family="text">
      <style:text-properties style:text-position="0% 100%" fo:font-size="10pt" officeooo:rsid="025aac1d" style:font-size-asian="8.75pt" style:font-weight-asian="normal" style:font-size-complex="10pt" style:font-weight-complex="normal"/>
    </style:style>
    <style:style style:name="T574" style:family="text">
      <style:text-properties style:text-position="0% 100%" fo:font-size="10pt" officeooo:rsid="025b6fb2" style:font-size-asian="8.75pt" style:font-weight-asian="normal" style:font-size-complex="10pt" style:font-weight-complex="normal"/>
    </style:style>
    <style:style style:name="T575" style:family="text">
      <style:text-properties style:text-position="0% 100%" fo:font-size="10pt" officeooo:rsid="025c5f95" style:font-size-asian="8.75pt" style:font-weight-asian="normal" style:font-size-complex="10pt" style:font-weight-complex="normal"/>
    </style:style>
    <style:style style:name="T576" style:family="text">
      <style:text-properties style:text-position="0% 100%" fo:font-size="10pt" officeooo:rsid="025dcccd" style:font-size-asian="8.75pt" style:font-weight-asian="normal" style:font-size-complex="10pt" style:font-weight-complex="normal"/>
    </style:style>
    <style:style style:name="T577" style:family="text">
      <style:text-properties style:text-position="0% 100%" fo:font-size="10pt" officeooo:rsid="025e40f3" style:font-size-asian="8.75pt" style:font-weight-asian="normal" style:font-size-complex="10pt" style:font-weight-complex="normal"/>
    </style:style>
    <style:style style:name="T578" style:family="text">
      <style:text-properties style:text-position="0% 100%" fo:font-size="10pt" officeooo:rsid="025f1141" style:font-size-asian="8.75pt" style:font-weight-asian="normal" style:font-size-complex="10pt" style:font-weight-complex="normal"/>
    </style:style>
    <style:style style:name="T579" style:family="text">
      <style:text-properties style:text-position="0% 100%" fo:font-size="10pt" officeooo:rsid="0262bfae" style:font-size-asian="8.75pt" style:font-weight-asian="normal" style:font-size-complex="10pt" style:font-weight-complex="normal"/>
    </style:style>
    <style:style style:name="T580" style:family="text">
      <style:text-properties style:text-position="0% 100%" fo:font-size="10pt" officeooo:rsid="02632842" style:font-size-asian="8.75pt" style:font-weight-asian="normal" style:font-size-complex="10pt" style:font-weight-complex="normal"/>
    </style:style>
    <style:style style:name="T581" style:family="text">
      <style:text-properties style:text-position="0% 100%" fo:font-size="10pt" officeooo:rsid="02640d34" style:font-size-asian="8.75pt" style:font-weight-asian="normal" style:font-size-complex="10pt" style:font-weight-complex="normal"/>
    </style:style>
    <style:style style:name="T582" style:family="text">
      <style:text-properties style:text-position="0% 100%" fo:font-size="10pt" officeooo:rsid="0264ad14" style:font-size-asian="8.75pt" style:font-weight-asian="normal" style:font-size-complex="10pt" style:font-weight-complex="normal"/>
    </style:style>
    <style:style style:name="T583" style:family="text">
      <style:text-properties style:text-position="0% 100%" fo:font-size="10pt" officeooo:rsid="026616b9" style:font-size-asian="8.75pt" style:font-weight-asian="normal" style:font-size-complex="10pt" style:font-weight-complex="normal"/>
    </style:style>
    <style:style style:name="T584" style:family="text">
      <style:text-properties style:text-position="0% 100%" fo:font-size="10pt" officeooo:rsid="0266c0e3" style:font-size-asian="8.75pt" style:font-weight-asian="normal" style:font-size-complex="10pt" style:font-weight-complex="normal"/>
    </style:style>
    <style:style style:name="T585" style:family="text">
      <style:text-properties style:text-position="0% 100%" fo:font-size="10pt" officeooo:rsid="02678bd4" style:font-size-asian="8.75pt" style:font-weight-asian="normal" style:font-size-complex="10pt" style:font-weight-complex="normal"/>
    </style:style>
    <style:style style:name="T586" style:family="text">
      <style:text-properties style:text-position="0% 100%" fo:font-size="10pt" officeooo:rsid="0268f435" style:font-size-asian="8.75pt" style:font-weight-asian="normal" style:font-size-complex="10pt" style:font-weight-complex="normal"/>
    </style:style>
    <style:style style:name="T587" style:family="text">
      <style:text-properties style:text-position="0% 100%" fo:font-size="10pt" officeooo:rsid="026a1ae8" style:font-size-asian="8.75pt" style:font-weight-asian="normal" style:font-size-complex="10pt" style:font-weight-complex="normal"/>
    </style:style>
    <style:style style:name="T588" style:family="text">
      <style:text-properties style:text-position="0% 100%" fo:font-size="10pt" officeooo:rsid="026b44a6" style:font-size-asian="8.75pt" style:font-weight-asian="normal" style:font-size-complex="10pt" style:font-weight-complex="normal"/>
    </style:style>
    <style:style style:name="T589" style:family="text">
      <style:text-properties style:text-position="0% 100%" fo:font-size="10pt" officeooo:rsid="026cf44b" style:font-size-asian="8.75pt" style:font-weight-asian="normal" style:font-size-complex="10pt" style:font-weight-complex="normal"/>
    </style:style>
    <style:style style:name="T590" style:family="text">
      <style:text-properties style:text-position="0% 100%" fo:font-size="10pt" officeooo:rsid="02708b28" style:font-size-asian="8.75pt" style:font-weight-asian="normal" style:font-size-complex="10pt" style:font-weight-complex="normal"/>
    </style:style>
    <style:style style:name="T591" style:family="text">
      <style:text-properties style:text-position="0% 100%" fo:font-size="10pt" officeooo:rsid="0271ca7f" style:font-size-asian="8.75pt" style:font-weight-asian="normal" style:font-size-complex="10pt" style:font-weight-complex="normal"/>
    </style:style>
    <style:style style:name="T592" style:family="text">
      <style:text-properties style:text-position="0% 100%" fo:font-size="10pt" officeooo:rsid="0273abe0" style:font-size-asian="8.75pt" style:font-weight-asian="normal" style:font-size-complex="10pt" style:font-weight-complex="normal"/>
    </style:style>
    <style:style style:name="T593" style:family="text">
      <style:text-properties style:text-position="0% 100%" fo:font-size="10pt" officeooo:rsid="0273f6df" style:font-size-asian="8.75pt" style:font-weight-asian="normal" style:font-size-complex="10pt" style:font-weight-complex="normal"/>
    </style:style>
    <style:style style:name="T594" style:family="text">
      <style:text-properties style:text-position="0% 100%" fo:font-size="10pt" officeooo:rsid="02748741" style:font-size-asian="8.75pt" style:font-weight-asian="normal" style:font-size-complex="10pt" style:font-weight-complex="normal"/>
    </style:style>
    <style:style style:name="T595" style:family="text">
      <style:text-properties style:text-position="0% 100%" fo:font-size="10pt" officeooo:rsid="0275ab28" style:font-size-asian="8.75pt" style:font-weight-asian="normal" style:font-size-complex="10pt" style:font-weight-complex="normal"/>
    </style:style>
    <style:style style:name="T596" style:family="text">
      <style:text-properties style:text-position="0% 100%" fo:font-size="10pt" officeooo:rsid="02769571" style:font-size-asian="8.75pt" style:font-weight-asian="normal" style:font-size-complex="10pt" style:font-weight-complex="normal"/>
    </style:style>
    <style:style style:name="T597" style:family="text">
      <style:text-properties style:text-position="0% 100%" fo:font-size="10pt" officeooo:rsid="0279afa2" style:font-size-asian="8.75pt" style:font-weight-asian="normal" style:font-size-complex="10pt" style:font-weight-complex="normal"/>
    </style:style>
    <style:style style:name="T598" style:family="text">
      <style:text-properties style:text-position="0% 100%" fo:font-size="10pt" officeooo:rsid="027af083" style:font-size-asian="8.75pt" style:font-weight-asian="normal" style:font-size-complex="10pt" style:font-weight-complex="normal"/>
    </style:style>
    <style:style style:name="T599" style:family="text">
      <style:text-properties style:text-position="0% 100%" fo:font-size="10pt" officeooo:rsid="027afa26" style:font-size-asian="8.75pt" style:font-weight-asian="normal" style:font-size-complex="10pt" style:font-weight-complex="normal"/>
    </style:style>
    <style:style style:name="T600" style:family="text">
      <style:text-properties style:text-position="0% 100%" fo:font-size="10pt" officeooo:rsid="027bcd29" style:font-size-asian="8.75pt" style:font-weight-asian="normal" style:font-size-complex="10pt" style:font-weight-complex="normal"/>
    </style:style>
    <style:style style:name="T601" style:family="text">
      <style:text-properties style:text-position="0% 100%" fo:font-size="10pt" officeooo:rsid="027cc3e5" style:font-size-asian="8.75pt" style:font-weight-asian="normal" style:font-size-complex="10pt" style:font-weight-complex="normal"/>
    </style:style>
    <style:style style:name="T602" style:family="text">
      <style:text-properties style:text-position="0% 100%" fo:font-size="10pt" officeooo:rsid="027ceaa9" style:font-size-asian="8.75pt" style:font-weight-asian="normal" style:font-size-complex="10pt" style:font-weight-complex="normal"/>
    </style:style>
    <style:style style:name="T603" style:family="text">
      <style:text-properties style:text-position="0% 100%" fo:font-size="10pt" officeooo:rsid="027d099b" style:font-size-asian="8.75pt" style:font-weight-asian="normal" style:font-size-complex="10pt" style:font-weight-complex="normal"/>
    </style:style>
    <style:style style:name="T604" style:family="text">
      <style:text-properties style:text-position="0% 100%" fo:font-size="10pt" officeooo:rsid="027d8eca" style:font-size-asian="8.75pt" style:font-weight-asian="normal" style:font-size-complex="10pt" style:font-weight-complex="normal"/>
    </style:style>
    <style:style style:name="T605" style:family="text">
      <style:text-properties style:text-position="0% 100%" fo:font-size="10pt" officeooo:rsid="027d9d1a" style:font-size-asian="8.75pt" style:font-weight-asian="normal" style:font-size-complex="10pt" style:font-weight-complex="normal"/>
    </style:style>
    <style:style style:name="T606" style:family="text">
      <style:text-properties style:text-position="0% 100%" fo:font-size="10pt" officeooo:rsid="027dbc36" style:font-size-asian="8.75pt" style:font-weight-asian="normal" style:font-size-complex="10pt" style:font-weight-complex="normal"/>
    </style:style>
    <style:style style:name="T607" style:family="text">
      <style:text-properties style:text-position="0% 100%" fo:font-size="10pt" officeooo:rsid="027e5afb" style:font-size-asian="8.75pt" style:font-weight-asian="normal" style:font-size-complex="10pt" style:font-weight-complex="normal"/>
    </style:style>
    <style:style style:name="T608" style:family="text">
      <style:text-properties style:text-position="0% 100%" fo:font-size="10pt" officeooo:rsid="027e9c15" style:font-size-asian="8.75pt" style:font-weight-asian="normal" style:font-size-complex="10pt" style:font-weight-complex="normal"/>
    </style:style>
    <style:style style:name="T609" style:family="text">
      <style:text-properties style:text-position="0% 100%" fo:font-size="10pt" officeooo:rsid="027fb725" style:font-size-asian="8.75pt" style:font-weight-asian="normal" style:font-size-complex="10pt" style:font-weight-complex="normal"/>
    </style:style>
    <style:style style:name="T610" style:family="text">
      <style:text-properties style:text-position="0% 100%" fo:font-size="10pt" officeooo:rsid="0280a321" style:font-size-asian="8.75pt" style:font-weight-asian="normal" style:font-size-complex="10pt" style:font-weight-complex="normal"/>
    </style:style>
    <style:style style:name="T611" style:family="text">
      <style:text-properties style:text-position="0% 100%" fo:font-size="10pt" officeooo:rsid="0280f3ec" style:font-size-asian="8.75pt" style:font-weight-asian="normal" style:font-size-complex="10pt" style:font-weight-complex="normal"/>
    </style:style>
    <style:style style:name="T612" style:family="text">
      <style:text-properties style:text-position="0% 100%" fo:font-size="10pt" officeooo:rsid="02813de4" style:font-size-asian="8.75pt" style:font-weight-asian="normal" style:font-size-complex="10pt" style:font-weight-complex="normal"/>
    </style:style>
    <style:style style:name="T613" style:family="text">
      <style:text-properties style:text-position="0% 100%" fo:font-size="10pt" officeooo:rsid="028172eb" style:font-size-asian="8.75pt" style:font-weight-asian="normal" style:font-size-complex="10pt" style:font-weight-complex="normal"/>
    </style:style>
    <style:style style:name="T614" style:family="text">
      <style:text-properties style:text-position="0% 100%" fo:font-size="10pt" officeooo:rsid="0282407e" style:font-size-asian="8.75pt" style:font-weight-asian="normal" style:font-size-complex="10pt" style:font-weight-complex="normal"/>
    </style:style>
    <style:style style:name="T615" style:family="text">
      <style:text-properties style:text-position="0% 100%" fo:font-size="10pt" officeooo:rsid="0283e443" style:font-size-asian="8.75pt" style:font-weight-asian="normal" style:font-size-complex="10pt" style:font-weight-complex="normal"/>
    </style:style>
    <style:style style:name="T616" style:family="text">
      <style:text-properties style:text-position="0% 100%" fo:font-size="10pt" officeooo:rsid="0284889e" style:font-size-asian="8.75pt" style:font-weight-asian="normal" style:font-size-complex="10pt" style:font-weight-complex="normal"/>
    </style:style>
    <style:style style:name="T617" style:family="text">
      <style:text-properties style:text-position="0% 100%" fo:font-size="10pt" officeooo:rsid="0285f9b0" style:font-size-asian="8.75pt" style:font-weight-asian="normal" style:font-size-complex="10pt" style:font-weight-complex="normal"/>
    </style:style>
    <style:style style:name="T618" style:family="text">
      <style:text-properties style:text-position="0% 100%" fo:font-size="10pt" officeooo:rsid="0287a216" style:font-size-asian="8.75pt" style:font-weight-asian="normal" style:font-size-complex="10pt" style:font-weight-complex="normal"/>
    </style:style>
    <style:style style:name="T619" style:family="text">
      <style:text-properties style:text-position="0% 100%" fo:font-size="10pt" officeooo:rsid="0288d115" style:font-size-asian="8.75pt" style:font-weight-asian="normal" style:font-size-complex="10pt" style:font-weight-complex="normal"/>
    </style:style>
    <style:style style:name="T620" style:family="text">
      <style:text-properties style:text-position="0% 100%" fo:font-size="10pt" officeooo:rsid="028a40db" style:font-size-asian="8.75pt" style:font-weight-asian="normal" style:font-size-complex="10pt" style:font-weight-complex="normal"/>
    </style:style>
    <style:style style:name="T621" style:family="text">
      <style:text-properties style:text-position="0% 100%" fo:font-size="10pt" officeooo:rsid="028b2666" style:font-size-asian="8.75pt" style:font-weight-asian="normal" style:font-size-complex="10pt" style:font-weight-complex="normal"/>
    </style:style>
    <style:style style:name="T622" style:family="text">
      <style:text-properties style:text-position="0% 100%" fo:font-size="10pt" officeooo:rsid="028ca79b" style:font-size-asian="8.75pt" style:font-weight-asian="normal" style:font-size-complex="10pt" style:font-weight-complex="normal"/>
    </style:style>
    <style:style style:name="T623" style:family="text">
      <style:text-properties style:text-position="0% 100%" fo:font-size="10pt" officeooo:rsid="028d3fde" style:font-size-asian="8.75pt" style:font-weight-asian="normal" style:font-size-complex="10pt" style:font-weight-complex="normal"/>
    </style:style>
    <style:style style:name="T624" style:family="text">
      <style:text-properties style:text-position="0% 100%" fo:font-size="10pt" officeooo:rsid="028e69a3" style:font-size-asian="8.75pt" style:font-weight-asian="normal" style:font-size-complex="10pt" style:font-weight-complex="normal"/>
    </style:style>
    <style:style style:name="T625" style:family="text">
      <style:text-properties style:text-position="0% 100%" fo:font-size="10pt" officeooo:rsid="029006c7" style:font-size-asian="8.75pt" style:font-weight-asian="normal" style:font-size-complex="10pt" style:font-weight-complex="normal"/>
    </style:style>
    <style:style style:name="T626" style:family="text">
      <style:text-properties style:text-position="0% 100%" fo:font-size="10pt" officeooo:rsid="02916293" style:font-size-asian="8.75pt" style:font-weight-asian="normal" style:font-size-complex="10pt" style:font-weight-complex="normal"/>
    </style:style>
    <style:style style:name="T627" style:family="text">
      <style:text-properties style:text-position="0% 100%" fo:font-size="10pt" officeooo:rsid="02928292" style:font-size-asian="8.75pt" style:font-weight-asian="normal" style:font-size-complex="10pt" style:font-weight-complex="normal"/>
    </style:style>
    <style:style style:name="T628" style:family="text">
      <style:text-properties style:text-position="0% 100%" fo:font-size="10pt" officeooo:rsid="02943c20" style:font-size-asian="8.75pt" style:font-weight-asian="normal" style:font-size-complex="10pt" style:font-weight-complex="normal"/>
    </style:style>
    <style:style style:name="T629" style:family="text">
      <style:text-properties style:text-position="0% 100%" fo:font-size="10pt" officeooo:rsid="029632bb" style:font-size-asian="8.75pt" style:font-weight-asian="normal" style:font-size-complex="10pt" style:font-weight-complex="normal"/>
    </style:style>
    <style:style style:name="T630" style:family="text">
      <style:text-properties style:text-position="0% 100%" fo:font-size="10pt" officeooo:rsid="0298a663" style:font-size-asian="8.75pt" style:font-weight-asian="normal" style:font-size-complex="10pt" style:font-weight-complex="normal"/>
    </style:style>
    <style:style style:name="T631" style:family="text">
      <style:text-properties style:text-position="0% 100%" fo:font-size="10pt" officeooo:rsid="02997f97" style:font-size-asian="8.75pt" style:font-weight-asian="normal" style:font-size-complex="10pt" style:font-weight-complex="normal"/>
    </style:style>
    <style:style style:name="T632" style:family="text">
      <style:text-properties style:text-position="0% 100%" fo:font-size="10pt" officeooo:rsid="029abaee" style:font-size-asian="8.75pt" style:font-weight-asian="normal" style:font-size-complex="10pt" style:font-weight-complex="normal"/>
    </style:style>
    <style:style style:name="T633" style:family="text">
      <style:text-properties style:text-position="0% 100%" fo:font-size="10pt" officeooo:rsid="029bc027" style:font-size-asian="8.75pt" style:font-weight-asian="normal" style:font-size-complex="10pt" style:font-weight-complex="normal"/>
    </style:style>
    <style:style style:name="T634" style:family="text">
      <style:text-properties style:text-position="0% 100%" fo:font-size="10pt" officeooo:rsid="029d719b" style:font-size-asian="8.75pt" style:font-weight-asian="normal" style:font-size-complex="10pt" style:font-weight-complex="normal"/>
    </style:style>
    <style:style style:name="T635" style:family="text">
      <style:text-properties style:text-position="0% 100%" fo:font-size="10pt" officeooo:rsid="029f322e" style:font-size-asian="8.75pt" style:font-weight-asian="normal" style:font-size-complex="10pt" style:font-weight-complex="normal"/>
    </style:style>
    <style:style style:name="T636" style:family="text">
      <style:text-properties style:text-position="0% 100%" fo:font-size="10pt" officeooo:rsid="029f5284" style:font-size-asian="8.75pt" style:font-weight-asian="normal" style:font-size-complex="10pt" style:font-weight-complex="normal"/>
    </style:style>
    <style:style style:name="T637" style:family="text">
      <style:text-properties style:text-position="0% 100%" fo:font-size="10pt" officeooo:rsid="02a0a2cf" style:font-size-asian="8.75pt" style:font-weight-asian="normal" style:font-size-complex="10pt" style:font-weight-complex="normal"/>
    </style:style>
    <style:style style:name="T638" style:family="text">
      <style:text-properties style:text-position="0% 100%" fo:font-size="10pt" officeooo:rsid="02a2080a" style:font-size-asian="8.75pt" style:font-weight-asian="normal" style:font-size-complex="10pt" style:font-weight-complex="normal"/>
    </style:style>
    <style:style style:name="T639" style:family="text">
      <style:text-properties style:text-position="0% 100%" fo:font-size="10pt" officeooo:rsid="02a5d2c8" style:font-size-asian="8.75pt" style:font-weight-asian="normal" style:font-size-complex="10pt" style:font-weight-complex="normal"/>
    </style:style>
    <style:style style:name="T640" style:family="text">
      <style:text-properties style:text-position="0% 100%" fo:font-size="10pt" officeooo:rsid="02a6662e" style:font-size-asian="8.75pt" style:font-weight-asian="normal" style:font-size-complex="10pt" style:font-weight-complex="normal"/>
    </style:style>
    <style:style style:name="T641" style:family="text">
      <style:text-properties style:text-position="0% 100%" fo:font-size="10pt" officeooo:rsid="02a78797" style:font-size-asian="8.75pt" style:font-weight-asian="normal" style:font-size-complex="10pt" style:font-weight-complex="normal"/>
    </style:style>
    <style:style style:name="T642" style:family="text">
      <style:text-properties style:text-position="0% 100%" fo:font-size="10pt" officeooo:rsid="02a7fa9c" style:font-size-asian="8.75pt" style:font-weight-asian="normal" style:font-size-complex="10pt" style:font-weight-complex="normal"/>
    </style:style>
    <style:style style:name="T643" style:family="text">
      <style:text-properties style:text-position="0% 100%" fo:font-size="10pt" officeooo:rsid="02a8c7f5" style:font-size-asian="8.75pt" style:font-weight-asian="normal" style:font-size-complex="10pt" style:font-weight-complex="normal"/>
    </style:style>
    <style:style style:name="T644" style:family="text">
      <style:text-properties style:text-position="0% 100%" fo:font-size="10pt" officeooo:rsid="02ad08f3" style:font-size-asian="8.75pt" style:font-weight-asian="normal" style:font-size-complex="10pt" style:font-weight-complex="normal"/>
    </style:style>
    <style:style style:name="T645"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46"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47"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48"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49"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650" style:family="text">
      <style:text-properties style:text-position="0% 100%" fo:font-size="12pt" fo:font-weight="bold" officeooo:rsid="0092760c" style:font-size-asian="12pt" style:font-weight-asian="bold" style:font-size-complex="12pt" style:font-weight-complex="bold"/>
    </style:style>
    <style:style style:name="T651" style:family="text">
      <style:text-properties style:text-position="0% 100%" fo:font-size="12pt" fo:font-weight="bold" officeooo:rsid="00c63563" style:font-size-asian="12pt" style:font-weight-asian="bold" style:font-size-complex="12pt" style:font-weight-complex="bold"/>
    </style:style>
    <style:style style:name="T652" style:family="text">
      <style:text-properties style:text-position="0% 100%" fo:font-size="12pt" fo:font-weight="bold" officeooo:rsid="00ce05e7" style:font-size-asian="12pt" style:font-weight-asian="bold" style:font-size-complex="12pt" style:font-weight-complex="bold"/>
    </style:style>
    <style:style style:name="T653" style:family="text">
      <style:text-properties style:text-position="0% 100%" fo:font-size="12pt" fo:font-weight="bold" officeooo:rsid="0109d356" style:font-size-asian="12pt" style:font-weight-asian="bold" style:font-size-complex="12pt" style:font-weight-complex="bold"/>
    </style:style>
    <style:style style:name="T654" style:family="text">
      <style:text-properties style:text-position="0% 100%" fo:font-size="12pt" fo:font-weight="bold" officeooo:rsid="012fdf36" style:font-size-asian="12pt" style:font-weight-asian="bold" style:font-size-complex="12pt" style:font-weight-complex="bold"/>
    </style:style>
    <style:style style:name="T655" style:family="text">
      <style:text-properties style:text-position="0% 100%" fo:font-size="12pt" fo:font-weight="bold" officeooo:rsid="01901859" style:font-size-asian="12pt" style:font-weight-asian="bold" style:font-size-complex="12pt" style:font-weight-complex="bold"/>
    </style:style>
    <style:style style:name="T656" style:family="text">
      <style:text-properties style:text-position="0% 100%" fo:font-size="12pt" fo:font-weight="bold" officeooo:rsid="0279afa2" style:font-size-asian="12pt" style:font-weight-asian="bold" style:font-size-complex="12pt" style:font-weight-complex="bold"/>
    </style:style>
    <style:style style:name="T657" style:family="text">
      <style:text-properties officeooo:rsid="00309066"/>
    </style:style>
    <style:style style:name="T658" style:family="text">
      <style:text-properties officeooo:rsid="0031e387"/>
    </style:style>
    <style:style style:name="T659" style:family="text">
      <style:text-properties officeooo:rsid="003281b4"/>
    </style:style>
    <style:style style:name="T660" style:family="text">
      <style:text-properties officeooo:rsid="0033be92"/>
    </style:style>
    <style:style style:name="T661" style:family="text">
      <style:text-properties officeooo:rsid="0034b777"/>
    </style:style>
    <style:style style:name="T662" style:family="text">
      <style:text-properties officeooo:rsid="00359862"/>
    </style:style>
    <style:style style:name="T663" style:family="text">
      <style:text-properties officeooo:rsid="00373521"/>
    </style:style>
    <style:style style:name="T664" style:family="text">
      <style:text-properties officeooo:rsid="0038ee0f"/>
    </style:style>
    <style:style style:name="T665" style:family="text">
      <style:text-properties officeooo:rsid="003a16a0"/>
    </style:style>
    <style:style style:name="T666" style:family="text">
      <style:text-properties officeooo:rsid="003a7381"/>
    </style:style>
    <style:style style:name="T667" style:family="text">
      <style:text-properties style:text-position="super 58%" officeooo:rsid="003a7381"/>
    </style:style>
    <style:style style:name="T668" style:family="text">
      <style:text-properties officeooo:rsid="02aa2275"/>
    </style:style>
    <style:style style:name="T669" style:family="text">
      <style:text-properties officeooo:rsid="02ab4253"/>
    </style:style>
    <style:style style:name="T670" style:family="text">
      <style:text-properties officeooo:rsid="02ad08f3"/>
    </style:style>
    <style:style style:name="T671" style:family="text">
      <style:text-properties officeooo:rsid="02aee07d"/>
    </style:style>
    <style:style style:name="T672" style:family="text">
      <style:text-properties fo:font-style="italic" officeooo:rsid="02aa2275" style:font-style-asian="italic" style:font-style-complex="italic"/>
    </style:style>
    <style:style style:name="T673" style:family="text">
      <style:text-properties officeooo:rsid="02afc99c"/>
    </style:style>
    <style:style style:name="T674" style:family="text">
      <style:text-properties officeooo:rsid="02b197cd"/>
    </style:style>
    <style:style style:name="T675" style:family="text">
      <style:text-properties officeooo:rsid="02b279ac"/>
    </style:style>
    <style:style style:name="T676" style:family="text">
      <style:text-properties officeooo:rsid="02b2d968"/>
    </style:style>
    <style:style style:name="T677" style:family="text">
      <style:text-properties officeooo:rsid="02d154c7"/>
    </style:style>
    <style:style style:name="T678" style:family="text">
      <style:text-properties officeooo:rsid="02d1a71b"/>
    </style:style>
    <style:style style:name="T679" style:family="text">
      <style:text-properties officeooo:rsid="02d2f06f"/>
    </style:style>
    <style:style style:name="T680" style:family="text">
      <style:text-properties officeooo:rsid="02d50eb1"/>
    </style:style>
    <style:style style:name="T681" style:family="text">
      <style:text-properties officeooo:rsid="02d704d2"/>
    </style:style>
    <style:style style:name="T682" style:family="text">
      <style:text-properties officeooo:rsid="02d75948"/>
    </style:style>
    <style:style style:name="T683" style:family="text">
      <style:text-properties officeooo:rsid="02d8f6ed"/>
    </style:style>
    <style:style style:name="T684" style:family="text">
      <style:text-properties officeooo:rsid="02d90370"/>
    </style:style>
    <style:style style:name="T685" style:family="text">
      <style:text-properties officeooo:rsid="02dba112"/>
    </style:style>
    <style:style style:name="T686" style:family="text">
      <style:text-properties fo:font-weight="bold" style:font-weight-asian="bold" style:font-weight-complex="bold"/>
    </style:style>
    <style:style style:name="T687" style:family="text">
      <style:text-properties fo:font-weight="bold" officeooo:rsid="02d90370" style:font-weight-asian="bold" style:font-weight-complex="bold"/>
    </style:style>
    <style:style style:name="T688" style:family="text">
      <style:text-properties fo:font-weight="bold" officeooo:rsid="02e1a9f4" style:font-weight-asian="bold" style:font-weight-complex="bold"/>
    </style:style>
    <style:style style:name="T689" style:family="text">
      <style:text-properties fo:font-weight="bold" officeooo:rsid="0356c4b1" style:font-weight-asian="bold" style:font-weight-complex="bold"/>
    </style:style>
    <style:style style:name="T690" style:family="text">
      <style:text-properties fo:font-weight="bold" officeooo:rsid="03586f5a" style:font-weight-asian="bold" style:font-weight-complex="bold"/>
    </style:style>
    <style:style style:name="T691" style:family="text">
      <style:text-properties fo:font-weight="bold" officeooo:rsid="037cbede" style:font-weight-asian="bold" style:font-weight-complex="bold"/>
    </style:style>
    <style:style style:name="T692" style:family="text">
      <style:text-properties fo:font-weight="bold" officeooo:rsid="037d3ca6" style:font-weight-asian="bold" style:font-weight-complex="bold"/>
    </style:style>
    <style:style style:name="T693" style:family="text">
      <style:text-properties officeooo:rsid="02dd4a81"/>
    </style:style>
    <style:style style:name="T694" style:family="text">
      <style:text-properties officeooo:rsid="02dd6dfe"/>
    </style:style>
    <style:style style:name="T695" style:family="text">
      <style:text-properties officeooo:rsid="02de5bd6"/>
    </style:style>
    <style:style style:name="T696" style:family="text">
      <style:text-properties officeooo:rsid="02dee6ba"/>
    </style:style>
    <style:style style:name="T697" style:family="text">
      <style:text-properties officeooo:rsid="02e00714"/>
    </style:style>
    <style:style style:name="T698" style:family="text">
      <style:text-properties officeooo:rsid="02e1681b"/>
    </style:style>
    <style:style style:name="T699" style:family="text">
      <style:text-properties officeooo:rsid="02e1a9f4"/>
    </style:style>
    <style:style style:name="T700" style:family="text">
      <style:text-properties fo:font-size="12pt" fo:font-weight="bold" officeooo:rsid="02e1a9f4" style:font-size-asian="12pt" style:font-weight-asian="bold" style:font-size-complex="12pt" style:font-weight-complex="bold"/>
    </style:style>
    <style:style style:name="T701" style:family="text">
      <style:text-properties officeooo:rsid="02e1deb7"/>
    </style:style>
    <style:style style:name="T702" style:family="text">
      <style:text-properties officeooo:rsid="02e3a78c"/>
    </style:style>
    <style:style style:name="T703" style:family="text">
      <style:text-properties officeooo:rsid="02e4ab5f"/>
    </style:style>
    <style:style style:name="T704" style:family="text">
      <style:text-properties style:text-underline-style="solid" style:text-underline-width="auto" style:text-underline-color="font-color" officeooo:rsid="02e4ab5f"/>
    </style:style>
    <style:style style:name="T705" style:family="text">
      <style:text-properties officeooo:rsid="02e6c9b2"/>
    </style:style>
    <style:style style:name="T706" style:family="text">
      <style:text-properties officeooo:rsid="02e80af6"/>
    </style:style>
    <style:style style:name="T707" style:family="text">
      <style:text-properties officeooo:rsid="02e9abe4"/>
    </style:style>
    <style:style style:name="T708" style:family="text">
      <style:text-properties officeooo:rsid="02e9b73d"/>
    </style:style>
    <style:style style:name="T709" style:family="text">
      <style:text-properties officeooo:rsid="02eb9fc8"/>
    </style:style>
    <style:style style:name="T710" style:family="text">
      <style:text-properties officeooo:rsid="02ec70b0"/>
    </style:style>
    <style:style style:name="T711" style:family="text">
      <style:text-properties officeooo:rsid="02ed9d4a"/>
    </style:style>
    <style:style style:name="T712" style:family="text">
      <style:text-properties officeooo:rsid="02ee5979"/>
    </style:style>
    <style:style style:name="T713" style:family="text">
      <style:text-properties officeooo:rsid="02ef667f"/>
    </style:style>
    <style:style style:name="T714" style:family="text">
      <style:text-properties officeooo:rsid="02f08f86"/>
    </style:style>
    <style:style style:name="T715" style:family="text">
      <style:text-properties officeooo:rsid="02f0b80c"/>
    </style:style>
    <style:style style:name="T716" style:family="text">
      <style:text-properties officeooo:rsid="02f2b5c2"/>
    </style:style>
    <style:style style:name="T717" style:family="text">
      <style:text-properties officeooo:rsid="02f43bfc"/>
    </style:style>
    <style:style style:name="T718" style:family="text">
      <style:text-properties officeooo:rsid="02f45cf3"/>
    </style:style>
    <style:style style:name="T719" style:family="text">
      <style:text-properties officeooo:rsid="02f628f7"/>
    </style:style>
    <style:style style:name="T720" style:family="text">
      <style:text-properties officeooo:rsid="02f7cafa"/>
    </style:style>
    <style:style style:name="T721" style:family="text">
      <style:text-properties officeooo:rsid="02f9b37b"/>
    </style:style>
    <style:style style:name="T722" style:family="text">
      <style:text-properties officeooo:rsid="02fa64ff"/>
    </style:style>
    <style:style style:name="T723" style:family="text">
      <style:text-properties officeooo:rsid="02fcc124"/>
    </style:style>
    <style:style style:name="T724" style:family="text">
      <style:text-properties officeooo:rsid="02ff09a9"/>
    </style:style>
    <style:style style:name="T725" style:family="text">
      <style:text-properties officeooo:rsid="0300c227"/>
    </style:style>
    <style:style style:name="T726" style:family="text">
      <style:text-properties officeooo:rsid="03021d7b"/>
    </style:style>
    <style:style style:name="T727" style:family="text">
      <style:text-properties officeooo:rsid="0303995e"/>
    </style:style>
    <style:style style:name="T728" style:family="text">
      <style:text-properties officeooo:rsid="03059214"/>
    </style:style>
    <style:style style:name="T729" style:family="text">
      <style:text-properties officeooo:rsid="0306831f"/>
    </style:style>
    <style:style style:name="T730" style:family="text">
      <style:text-properties officeooo:rsid="0307f40d"/>
    </style:style>
    <style:style style:name="T731" style:family="text">
      <style:text-properties officeooo:rsid="0308390d"/>
    </style:style>
    <style:style style:name="T732" style:family="text">
      <style:text-properties officeooo:rsid="030a2214"/>
    </style:style>
    <style:style style:name="T733" style:family="text">
      <style:text-properties officeooo:rsid="030a5c3b"/>
    </style:style>
    <style:style style:name="T734" style:family="text">
      <style:text-properties officeooo:rsid="030b0a16"/>
    </style:style>
    <style:style style:name="T735" style:family="text">
      <style:text-properties officeooo:rsid="030b29a4"/>
    </style:style>
    <style:style style:name="T736" style:family="text">
      <style:text-properties officeooo:rsid="030cc16f"/>
    </style:style>
    <style:style style:name="T737" style:family="text">
      <style:text-properties officeooo:rsid="030df89b"/>
    </style:style>
    <style:style style:name="T738" style:family="text">
      <style:text-properties officeooo:rsid="030fca55"/>
    </style:style>
    <style:style style:name="T739" style:family="text">
      <style:text-properties officeooo:rsid="03103d2f"/>
    </style:style>
    <style:style style:name="T740" style:family="text">
      <style:text-properties officeooo:rsid="031046a4"/>
    </style:style>
    <style:style style:name="T741" style:family="text">
      <style:text-properties officeooo:rsid="0310aebb"/>
    </style:style>
    <style:style style:name="T742" style:family="text">
      <style:text-properties officeooo:rsid="03124ef8"/>
    </style:style>
    <style:style style:name="T743" style:family="text">
      <style:text-properties officeooo:rsid="031334a8"/>
    </style:style>
    <style:style style:name="T744" style:family="text">
      <style:text-properties officeooo:rsid="0313e48a"/>
    </style:style>
    <style:style style:name="T745" style:family="text">
      <style:text-properties officeooo:rsid="0314059a"/>
    </style:style>
    <style:style style:name="T746" style:family="text">
      <style:text-properties officeooo:rsid="03142eb8"/>
    </style:style>
    <style:style style:name="T747" style:family="text">
      <style:text-properties officeooo:rsid="03143f65"/>
    </style:style>
    <style:style style:name="T748" style:family="text">
      <style:text-properties officeooo:rsid="03147318"/>
    </style:style>
    <style:style style:name="T749" style:family="text">
      <style:text-properties officeooo:rsid="0315060a"/>
    </style:style>
    <style:style style:name="T750" style:family="text">
      <style:text-properties officeooo:rsid="03160455"/>
    </style:style>
    <style:style style:name="T751" style:family="text">
      <style:text-properties officeooo:rsid="0316c2c0"/>
    </style:style>
    <style:style style:name="T752" style:family="text">
      <style:text-properties officeooo:rsid="0316d919"/>
    </style:style>
    <style:style style:name="T753" style:family="text">
      <style:text-properties officeooo:rsid="03185520"/>
    </style:style>
    <style:style style:name="T754" style:family="text">
      <style:text-properties officeooo:rsid="031e84ff"/>
    </style:style>
    <style:style style:name="T755" style:family="text">
      <style:text-properties officeooo:rsid="03201fc9"/>
    </style:style>
    <style:style style:name="T756" style:family="text">
      <style:text-properties officeooo:rsid="0321e390"/>
    </style:style>
    <style:style style:name="T757" style:family="text">
      <style:text-properties officeooo:rsid="03233223"/>
    </style:style>
    <style:style style:name="T758" style:family="text">
      <style:text-properties officeooo:rsid="0324db94"/>
    </style:style>
    <style:style style:name="T759" style:family="text">
      <style:text-properties officeooo:rsid="03264f2a"/>
    </style:style>
    <style:style style:name="T760" style:family="text">
      <style:text-properties officeooo:rsid="03268d6e"/>
    </style:style>
    <style:style style:name="T761" style:family="text">
      <style:text-properties officeooo:rsid="032717c7"/>
    </style:style>
    <style:style style:name="T762" style:family="text">
      <style:text-properties officeooo:rsid="0328dff0"/>
    </style:style>
    <style:style style:name="T763" style:family="text">
      <style:text-properties officeooo:rsid="032a40a1"/>
    </style:style>
    <style:style style:name="T764" style:family="text">
      <style:text-properties officeooo:rsid="032a5743"/>
    </style:style>
    <style:style style:name="T765" style:family="text">
      <style:text-properties officeooo:rsid="032ae68b"/>
    </style:style>
    <style:style style:name="T766" style:family="text">
      <style:text-properties officeooo:rsid="032cb8db"/>
    </style:style>
    <style:style style:name="T767" style:family="text">
      <style:text-properties officeooo:rsid="032e7cc5"/>
    </style:style>
    <style:style style:name="T768" style:family="text">
      <style:text-properties officeooo:rsid="032f45b6"/>
    </style:style>
    <style:style style:name="T769" style:family="text">
      <style:text-properties officeooo:rsid="032fec04"/>
    </style:style>
    <style:style style:name="T770" style:family="text">
      <style:text-properties officeooo:rsid="03311bab"/>
    </style:style>
    <style:style style:name="T771" style:family="text">
      <style:text-properties officeooo:rsid="033123cd"/>
    </style:style>
    <style:style style:name="T772" style:family="text">
      <style:text-properties officeooo:rsid="0332f1b4"/>
    </style:style>
    <style:style style:name="T773" style:family="text">
      <style:text-properties officeooo:rsid="03343846"/>
    </style:style>
    <style:style style:name="T774" style:family="text">
      <style:text-properties officeooo:rsid="03357f30"/>
    </style:style>
    <style:style style:name="T775" style:family="text">
      <style:text-properties officeooo:rsid="03475e9b"/>
    </style:style>
    <style:style style:name="T776" style:family="text">
      <style:text-properties officeooo:rsid="034952f1"/>
    </style:style>
    <style:style style:name="T777" style:family="text">
      <style:text-properties officeooo:rsid="034a6334"/>
    </style:style>
    <style:style style:name="T778" style:family="text">
      <style:text-properties officeooo:rsid="034ac4d8"/>
    </style:style>
    <style:style style:name="T779" style:family="text">
      <style:text-properties officeooo:rsid="034b5a2a"/>
    </style:style>
    <style:style style:name="T780" style:family="text">
      <style:text-properties officeooo:rsid="034c0353"/>
    </style:style>
    <style:style style:name="T781" style:family="text">
      <style:text-properties officeooo:rsid="034cde3f"/>
    </style:style>
    <style:style style:name="T782" style:family="text">
      <style:text-properties officeooo:rsid="034d2068"/>
    </style:style>
    <style:style style:name="T783" style:family="text">
      <style:text-properties officeooo:rsid="034dd2e7"/>
    </style:style>
    <style:style style:name="T784" style:family="text">
      <style:text-properties officeooo:rsid="034dfabe"/>
    </style:style>
    <style:style style:name="T785" style:family="text">
      <style:text-properties officeooo:rsid="034e6dd6"/>
    </style:style>
    <style:style style:name="T786" style:family="text">
      <style:text-properties officeooo:rsid="034e895b"/>
    </style:style>
    <style:style style:name="T787" style:family="text">
      <style:text-properties officeooo:rsid="034f617f"/>
    </style:style>
    <style:style style:name="T788" style:family="text">
      <style:text-properties officeooo:rsid="03512ce9"/>
    </style:style>
    <style:style style:name="T789" style:family="text">
      <style:text-properties officeooo:rsid="0352d5af"/>
    </style:style>
    <style:style style:name="T790" style:family="text">
      <style:text-properties officeooo:rsid="03535c0d"/>
    </style:style>
    <style:style style:name="T791" style:family="text">
      <style:text-properties officeooo:rsid="0354b017"/>
    </style:style>
    <style:style style:name="T792" style:family="text">
      <style:text-properties officeooo:rsid="03552621"/>
    </style:style>
    <style:style style:name="T793" style:family="text">
      <style:text-properties officeooo:rsid="0356c4b1"/>
    </style:style>
    <style:style style:name="T794" style:family="text">
      <style:text-properties officeooo:rsid="03586f5a"/>
    </style:style>
    <style:style style:name="T795" style:family="text">
      <style:text-properties officeooo:rsid="035a6496"/>
    </style:style>
    <style:style style:name="T796" style:family="text">
      <style:text-properties officeooo:rsid="035ab703"/>
    </style:style>
    <style:style style:name="T797" style:family="text">
      <style:text-properties officeooo:rsid="035c7eff"/>
    </style:style>
    <style:style style:name="T798" style:family="text">
      <style:text-properties officeooo:rsid="035d28cc"/>
    </style:style>
    <style:style style:name="T799" style:family="text">
      <style:text-properties officeooo:rsid="035ea8ee"/>
    </style:style>
    <style:style style:name="T800" style:family="text">
      <style:text-properties officeooo:rsid="035ee159"/>
    </style:style>
    <style:style style:name="T801" style:family="text">
      <style:text-properties officeooo:rsid="0360db90"/>
    </style:style>
    <style:style style:name="T802" style:family="text">
      <style:text-properties officeooo:rsid="03612f85"/>
    </style:style>
    <style:style style:name="T803" style:family="text">
      <style:text-properties officeooo:rsid="036287f4"/>
    </style:style>
    <style:style style:name="T804" style:family="text">
      <style:text-properties officeooo:rsid="03649a56"/>
    </style:style>
    <style:style style:name="T805" style:family="text">
      <style:text-properties officeooo:rsid="0365706e"/>
    </style:style>
    <style:style style:name="T806" style:family="text">
      <style:text-properties officeooo:rsid="0365caa8"/>
    </style:style>
    <style:style style:name="T807" style:family="text">
      <style:text-properties officeooo:rsid="03679b08"/>
    </style:style>
    <style:style style:name="T808" style:family="text">
      <style:text-properties officeooo:rsid="03688d79"/>
    </style:style>
    <style:style style:name="T809" style:family="text">
      <style:text-properties officeooo:rsid="036c2c5d"/>
    </style:style>
    <style:style style:name="T810" style:family="text">
      <style:text-properties officeooo:rsid="036caf1a"/>
    </style:style>
    <style:style style:name="T811" style:family="text">
      <style:text-properties officeooo:rsid="036e1693"/>
    </style:style>
    <style:style style:name="T812" style:family="text">
      <style:text-properties officeooo:rsid="036f0cdb"/>
    </style:style>
    <style:style style:name="T813" style:family="text">
      <style:text-properties officeooo:rsid="0371044a"/>
    </style:style>
    <style:style style:name="T814" style:family="text">
      <style:text-properties officeooo:rsid="03724308"/>
    </style:style>
    <style:style style:name="T815" style:family="text">
      <style:text-properties officeooo:rsid="0372b458"/>
    </style:style>
    <style:style style:name="T816" style:family="text">
      <style:text-properties officeooo:rsid="0374a144"/>
    </style:style>
    <style:style style:name="T817" style:family="text">
      <style:text-properties officeooo:rsid="0374cce5"/>
    </style:style>
    <style:style style:name="T818" style:family="text">
      <style:text-properties officeooo:rsid="0375dfa1"/>
    </style:style>
    <style:style style:name="T819" style:family="text">
      <style:text-properties officeooo:rsid="037742c5"/>
    </style:style>
    <style:style style:name="T820" style:family="text">
      <style:text-properties officeooo:rsid="037863f3"/>
    </style:style>
    <style:style style:name="T821" style:family="text">
      <style:text-properties officeooo:rsid="03795bec"/>
    </style:style>
    <style:style style:name="T822" style:family="text">
      <style:text-properties officeooo:rsid="037adf2b"/>
    </style:style>
    <style:style style:name="T823" style:family="text">
      <style:text-properties officeooo:rsid="037c8bea"/>
    </style:style>
    <style:style style:name="T824" style:family="text">
      <style:text-properties officeooo:rsid="037cbede"/>
    </style:style>
    <style:style style:name="T825" style:family="text">
      <style:text-properties officeooo:rsid="037d3ca6"/>
    </style:style>
    <style:style style:name="T826" style:family="text">
      <style:text-properties officeooo:rsid="037da1d6"/>
    </style:style>
    <style:style style:name="T827" style:family="text">
      <style:text-properties officeooo:rsid="037edf8c"/>
    </style:style>
    <style:style style:name="T828" style:family="text">
      <style:text-properties officeooo:rsid="037f5ac2"/>
    </style:style>
    <style:style style:name="T829" style:family="text">
      <style:text-properties officeooo:rsid="03811a82"/>
    </style:style>
    <style:style style:name="T830" style:family="text">
      <style:text-properties officeooo:rsid="0382f7b5"/>
    </style:style>
    <style:style style:name="T831" style:family="text">
      <style:text-properties officeooo:rsid="0383866c"/>
    </style:style>
    <style:style style:name="T832" style:family="text">
      <style:text-properties officeooo:rsid="0384d4c5"/>
    </style:style>
    <style:style style:name="T833" style:family="text">
      <style:text-properties officeooo:rsid="03858045"/>
    </style:style>
    <style:style style:name="T834" style:family="text">
      <style:text-properties officeooo:rsid="038765ea"/>
    </style:style>
    <style:style style:name="T835" style:family="text">
      <style:text-properties officeooo:rsid="03887472"/>
    </style:style>
    <style:style style:name="T836" style:family="text">
      <style:text-properties officeooo:rsid="03897b8f"/>
    </style:style>
    <style:style style:name="T837" style:family="text">
      <style:text-properties officeooo:rsid="0389ed58"/>
    </style:style>
    <style:style style:name="T838" style:family="text">
      <style:text-properties officeooo:rsid="038ac026"/>
    </style:style>
    <style:style style:name="T839" style:family="text">
      <style:text-properties officeooo:rsid="038c515b"/>
    </style:style>
    <style:style style:name="T840" style:family="text">
      <style:text-properties officeooo:rsid="038de198"/>
    </style:style>
    <style:style style:name="T841" style:family="text">
      <style:text-properties officeooo:rsid="038f140b"/>
    </style:style>
    <style:style style:name="T842" style:family="text">
      <style:text-properties officeooo:rsid="0390794c"/>
    </style:style>
    <style:style style:name="T843" style:family="text">
      <style:text-properties officeooo:rsid="03915c3a"/>
    </style:style>
    <style:style style:name="T844" style:family="text">
      <style:text-properties officeooo:rsid="03923a35"/>
    </style:style>
    <style:style style:name="T845" style:family="text">
      <style:text-properties officeooo:rsid="039300c7"/>
    </style:style>
    <style:style style:name="T846" style:family="text">
      <style:text-properties officeooo:rsid="0393b18d"/>
    </style:style>
    <style:style style:name="T847" style:family="text">
      <style:text-properties officeooo:rsid="0394d1bc"/>
    </style:style>
    <style:style style:name="T848" style:family="text">
      <style:text-properties officeooo:rsid="0395c398"/>
    </style:style>
    <style:style style:name="T849" style:family="text">
      <style:text-properties officeooo:rsid="03968052"/>
    </style:style>
    <style:style style:name="T850" style:family="text">
      <style:text-properties officeooo:rsid="03971dbb"/>
    </style:style>
    <style:style style:name="T851"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4">BIOTECNOLOGIA<text:line-break/></text:span><text:span text:style-name="T7"><text:line-break/>La biotecnologia è una scienza in grado di dare risposte nuove e soprattutto sostenibil</text:span><text:span text:style-name="T8">i</text:span><text:span text:style-name="T7">, va ad impattare in modo<text:line-break/>pesante l’economia più sostenibile (green economy). </text:span><text:span text:style-name="T9">È una tecnologia che ha a che fare con un microorganismo (batteri, funghi, lieviti) </text:span><text:span text:style-name="T31">per sintetizzare, rompere o trasformare materiali.<text:line-break/>La biotecnologia non è la microbiologia, </text:span><text:span text:style-name="T32">quest’ultima</text:span><text:span text:style-name="T31"> si occupa delle cellule </text:span><text:span text:style-name="T33">microbiche </text:span><text:span text:style-name="T31">e dei microorganismi, studia l</text:span><text:span text:style-name="T33">e </text:span><text:span text:style-name="T31">reazioni che avvengono all’interno </text:span><text:span text:style-name="T33">della cellula </text:span><text:span text:style-name="T12">mentre l</text:span><text:span text:style-name="T31">a biotecnologia è un’industria, impatta e ha a che fare con cose vive, </text:span><text:span text:style-name="T34">è qualcosa che a che fare con la produzione. </text:span><text:span text:style-name="T31">Noi faremo biotecnologia, non microbiologia.<text:line-break/>La biotec</text:span><text:span text:style-name="T32">nologia</text:span><text:span text:style-name="T31"> non è neppure biologia, </text:span><text:span text:style-name="T12">qui </text:span><text:span text:style-name="T31">la differenza sostanziale è la scala </text:span><text:span text:style-name="T33">di operazione</text:span><text:span text:style-name="T31">.<text:line-break/>Nei processi biotec</text:span><text:span text:style-name="T32">nologici</text:span><text:span text:style-name="T31"> siamo legati alla tracciabilità, se i</text:span><text:span text:style-name="T32">l</text:span><text:span text:style-name="T31">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12">molto</text:span><text:span text:style-name="T31"> poco. La maggior parte dei costi di un processo biotecnologiche è dato dal fatto che abbiamo molte cose diluite, molte cose simili e soprattutto tante. <text:line-break/></text:span><text:span text:style-name="T35">I</text:span><text:span text:style-name="T31">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8">nd</text:span><text:span text:style-name="T31">o</text:span><text:span text:style-name="T8">lo</text:span><text:span text:style-name="T31">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8">P</text:span><text:span text:style-name="T31">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12">Le r</text:span><text:span text:style-name="T31">eazioni microbiologiche </text:span><text:span text:style-name="T12">sono </text:span><text:span text:style-name="T31">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36">cibo</text:span><text:span text:style-name="T31">, ross</text:span><text:span text:style-name="T36">a → medicale</text:span><text:span text:style-name="T31"> e verde </text:span><text:span text:style-name="T56">→</text:span><text:span text:style-name="T31"> ambiente e ecologia.<text:line-break/></text:span><text:span text:style-name="T37">Da un punto di vista industriale l’uso di un microrganismo per rimpiazzare procedure già esistenti può rendere alcune industrie più efficienti, ecologiche e e sostenibili in quanto </text:span><text:span text:style-name="T38">lo</text:span><text:span text:style-name="T37"> scarto sarebbe ridotto, il consumo dell’energia e l’emissione di gas si abbasserebbero e si utilizzerebbero materiali più rinnovabili.</text:span></text:p>
      <text:p text:style-name="P94"><text:span text:style-name="T7">Obiettivo: fare stessi prodotti utilizzando percorsi diversi, </text:span><text:span text:style-name="T8">utilizziamo</text:span><text:span text:style-name="T7"> </text:span><text:span text:style-name="T9">speso</text:span><text:span text:style-name="T7"> gli </text:span><text:span text:style-name="T49">enzimi</text:span><text:span text:style-name="T7"> </text:span><text:span text:style-name="T9">ossia</text:span><text:span text:style-name="T7"> i catalizzatori biologici, </text:span><text:span text:style-name="T10">fanno avvenire le reazioni e </text:span><text:span text:style-name="T7">otteniamo </text:span><text:span text:style-name="T9">così </text:span><text:span text:style-name="T7">prodotti puliti e targettati in quanto con gli enzimi siamo in condizioni </text:span><text:span text:style-name="T11">di</text:span><text:span text:style-name="T7"> zero waste, vantaggio: uso di condizioni molto blande </text:span><text:span text:style-name="T12">come</text:span><text:span text:style-name="T7"> T e P amb ma anche una catalisi estremamente mirata.<text:line-break/>Gli enzimi sono degli ottimi catalizzatori che un tempo venivano utilizzati principalmente per l’industria farmaceutica e alimentar</text:span><text:span text:style-name="T13">e</text:span><text:span text:style-name="T7">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14">L’enzima è una </text:span><text:span text:style-name="T7">proteina macroscopica molto complessa che si estrae dal microorganismo </text:span><text:span text:style-name="T14">(→ pacchetto proteico perché il 50% della cellula è fatta da proteine</text:span><text:span text:style-name="T11">)</text:span><text:span text:style-name="T14">.</text:span><text:span text:style-name="T7"><text:line-break/>La principale differenza tra enzimi e catalizzatori convenzionali </text:span><text:span text:style-name="T11">è data</text:span><text:span text:style-name="T7"> </text:span><text:span text:style-name="T11">dal</text:span><text:span text:style-name="T7">le condizioni operativi: gli enzimi possono lavorare a </text:span><text:span text:style-name="T11">P</text:span><text:span text:style-name="T7"> e </text:span><text:span text:style-name="T11">T</text:span><text:span text:style-name="T7"> ambiente. Si lavor</text:span><text:span text:style-name="T13">a</text:span><text:span text:style-name="T7"> </text:span><text:span text:style-name="T12">a</text:span><text:span text:style-name="T7"> queste condizioni poiché si riducono i costi ma soprattutto per la cellula, </text:span><text:span text:style-name="T15">infatti </text:span><text:span text:style-name="T7">l’enzima nasce per operare all’interno della cellula la quale lavora solitamente a queste condizioni (poi però molte cellule si sono adattate a tantissimi habitat diversi come ad esempio </text:span><text:span text:style-name="T15">il</text:span><text:span text:style-name="T7"> vulcano).<text:line-break/>Noi siamo degli organismi chirali, i nostri enzimi sono in grado di riconoscere soltanto una certa tipologia di posizione nello spazio </text:span><text:span text:style-name="T55">→</text:span><text:span text:style-name="T7"> tutte le molecole biologiche hanno delle strutture biologiche definit</text:span><text:span text:style-name="T10">e.<text:line-break/></text:span><text:soft-page-break/><text:span text:style-name="T10">E</text:span><text:span text:style-name="T7">sistono gli ENANT</text:span><text:span text:style-name="T10">I</text:span><text:span text:style-name="T7">OMER</text:span><text:span text:style-name="T10">I</text:span><text:span text:style-name="T7">: due molecole identiche ma speculari. <text:line-break/>Gli enzimi trasformano uno solo dei due enant</text:span><text:span text:style-name="T10">i</text:span><text:span text:style-name="T7">omer</text:span><text:span text:style-name="T10">i e</text:span><text:span text:style-name="T7"> noi riusciamo a riconoscerne solo uno. <text:line-break/></text:span><text:span text:style-name="T16">Un altro obiettivo della biotecnologia è quella di produrre il microrganismo stesso </text:span><text:span text:style-name="T17">per farlo lavorare oppure per fare reazioni chimiche.</text:span><text:span text:style-name="T16"> <text:line-break/></text:span><text:span text:style-name="T25">La biote</text:span><text:span text:style-name="T16">c</text:span><text:span text:style-name="T25">nologia è</text:span><text:span text:style-name="T16"> dedicat</text:span><text:span text:style-name="T25">a anche</text:span><text:span text:style-name="T16">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7"><text:line-break/><text:line-break/>FERMENTAZIONE: </text:span><text:span text:style-name="T18">l</text:span><text:span text:style-name="T7">a fermentazione deve </text:span><text:span text:style-name="T18">essere utilizzata</text:span><text:span text:style-name="T7"> con organismi,</text:span><text:span text:style-name="T18"> non ha senso applicarlo ad un processo enzimatico</text:span><text:span text:style-name="T7">. Fermentazione sinonimo di bioprocesso. <text:line-break/>1) </text:span><text:span text:style-name="T18">Nella fisiologia microbica la fermentazione riguarda metabolism</text:span><text:span text:style-name="T19">i</text:span><text:span text:style-name="T18"> di fonte di carbonio dove l’energia è generata dal</text:span><text:span text:style-name="T19">la fosforilazione del livello di substrato e dove le molecole organiche sono gli accettori finali degli elettroni generati durante le</text:span><text:span text:style-name="T7"> redox.<text:line-break/>Quando l’accettore finale è un composto inorganico si parla di </text:span><text:span text:style-name="T52">r</text:span><text:span text:style-name="T51">espirazione</text:span><text:span text:style-name="T7">: aerobica se l’accettore è l’ossigeno, anaerobica se è un’altra molecola inorganica.<text:line-break/>2) Per l’industria microbiologica la fermentazione è un processo dove i microorganismi sono cresciuti su una larga scal</text:span><text:span text:style-name="T21">a</text:span><text:span text:style-name="T7"> </text:span><text:span text:style-name="T20">anche se l’accettore finale degli elettroni non è un composto organico. </text:span><text:span text:style-name="T21">Quindi l</text:span><text:span text:style-name="T20">a produzione di penicillina e la crescita delle cellule del lievito, entrambe </text:span><text:span text:style-name="T21">altamente</text:span><text:span text:style-name="T20"> aerobiche, sono </text:span><text:span text:style-name="T21">indicate</text:span><text:span text:style-name="T20"> come </text:span><text:bookmark text:name="tw-target-text"/><text:span text:style-name="T21">fermentazioni come produzione di etanolo o bevande alcoliche, cioè fermentazioni in senso fisiologico.</text:span><text:span text:style-name="T7"><text:line-break/>3) Per i processi food, la fermentazione implica quei processi alimentari (burro, vino, birra ecc) che utilizzano un microorganismo (o enzimi) </text:span><text:span text:style-name="T22">che gioca un grande ruolo. </text:span><text:span text:style-name="T23">I microrganismi determinano la natura del cibo producendo i componenti aromatici e decidendo le proprietà organolettiche generali del cibo.</text:span><text:span text:style-name="T22"><text:line-break/></text:span><text:span text:style-name="T23">Il v</text:span><text:span text:style-name="T7">ino è </text:span><text:span text:style-name="T23">ottenuto dalla </text:span><text:span text:style-name="T7">fermentazione alcolica, </text:span><text:span text:style-name="T24">l’o</text:span><text:span text:style-name="T7">biettivo</text:span><text:span text:style-name="T24"> di questa fermentazione</text:span><text:span text:style-name="T7"> non </text:span><text:span text:style-name="T26">è </text:span><text:span text:style-name="T24">la produzione di </text:span><text:span text:style-name="T7">etanolo in sé ma il sapore </text:span><text:span text:style-name="T24">e di avere </text:span><text:span text:style-name="T7">tutte quelle molecole tipo aldeide e chetoni che danno la caratteristica del vino. </text:span><text:span text:style-name="T50"><text:line-break/><text:line-break/>BIOPROCESSO<text:line-break/></text:span><text:span text:style-name="T7">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text:span><text:span text:style-name="T26">ma </text:span><text:span text:style-name="T7">sono manipolati adattandoli affinché possano massimizzare la produzione </text:span><text:span text:style-name="T27">e</text:span><text:span text:style-name="T7"> allungare i tempi </text:span><text:span text:style-name="T27">diminuendo i costi</text:span><text:span text:style-name="T7">.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27">elevata </text:span><text:span text:style-name="T7">P i microorganismi </text:span><text:span text:style-name="T27">muoiono</text:span><text:span text:style-name="T7"> perché </text:span><text:span text:style-name="T27">esplodono</text:span><text:span text:style-name="T7">) quindi devo lavorare in largo eccesso con l’aria affinché il processo riesca ad avere l’aria di cui ha bisogno.<text:line-break/>L’aria deve essere sterile. I costi dell’alimentazione dell’aria sono elevati (pompaggio + filtrazione). <text:line-break/>Anche i materiali di partenza (il substrato) hanno dei costi; più è semplice e più è economico se invece devo aggiungere al substrato alcuni componenti avrò costi in più. <text:line-break/>Anche il substrato dovrà poi essere sterilizzato.<text:line-break/>Controllerò poi il processo affinché l’organismo venga mantenuto vivo. Il n° delle sonde è tipicamente 3 per ogni punto di controllo </text:span><text:span text:style-name="T28">(</text:span><text:span text:style-name="T7">se uno si intasa almeno ce ne sono altre 2</text:span><text:span text:style-name="T28">).</text:span><text:span text:style-name="T7"><text:line-break/>Le redox sono reazioni esotermiche, nel caso degli antibiotici possiamo avere anche l’incremento di 1° </text:span><text:span text:style-name="T28">C a</text:span><text:span text:style-name="T7">ll’ora. <text:line-break/>Anche il pH è un problema a cui dobbiamo stare attenti, dobbiamo prendere come riferimento quella della cellula. <text:line-break/>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text:span><text:span text:style-name="T29">I</text:span><text:span text:style-name="T7">l downstream, </text:span><text:span text:style-name="T29">dove </text:span><text:span text:style-name="T40">separiamo e purifichiamo</text:span><text:span text:style-name="T7"> il </text:span><text:span text:style-name="T40">prodotto</text:span><text:span text:style-name="T7">, è fondamentale. </text:span><text:span text:style-name="T40">Il costo del downstream varia in base alle fermentazioni.</text:span><text:span text:style-name="T7"><text:line-break/><text:line-break/>Substrato: ciò che noi mettiamo al microorganismo per farlo crescere </text:span><text:span text:style-name="T40">sano e vitale</text:span><text:span text:style-name="T7">, è costituito da una serie di </text:span><text:soft-page-break/><text:span text:style-name="T7">nutrienti, in primis il glucosio. </text:span><text:span text:style-name="T39">I l</text:span><text:span text:style-name="T7">ieviti </text:span><text:span text:style-name="T39">quindi </text:span><text:span text:style-name="T7"><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30">are</text:span><text:span text:style-name="T7"> con una catalisi classica.<text:line-break/><text:line-break/>Configurazione standard che c’è sempre. Ci sono sei reattori, non ci sono ricircoli.<text:line-break/><text:line-break/>01/03/2021<text:line-break/>FLOWCHART OF AN INDUSTRIAL FERMENTATION PROCESS: <text:line-break/></text:span><text:span text:style-name="T40">La p</text:span><text:span text:style-name="T7">rima parte </text:span><text:span text:style-name="T57">è l’</text:span><text:span text:style-name="T7">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41">lo </text:span><text:span text:style-name="T7">prepariamo attraverso un processo di miscelazione con </text:span><text:span text:style-name="T43">l’</text:span><text:span text:style-name="T7">obiettivo </text:span><text:span text:style-name="T43">di</text:span><text:span text:style-name="T7">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sviluppare l’inocul</text:span><text:span text:style-name="T42">o</text:span><text:span text:style-name="T7"> che sta normalmente conservat</text:span><text:span text:style-name="T42">o </text:span><text:span text:style-name="T44">e </text:span><text:span text:style-name="T7">di solito </text:span><text:span text:style-name="T42">i</text:span><text:span text:style-name="T7"> microorganismi </text:span><text:span text:style-name="T42">sono </text:span><text:span text:style-name="T7">conservati al freddo.<text:line-break/>Non esiste che si vada da questa dimensione a quello finale, bisogna fare uno scaling up della quantità di microorganismo che poi andrà messo nel fermentatore finale (nell’industria chimica classica non serve questo passaggio). <text:line-break/></text:span><text:span text:style-name="T44">La s</text:span><text:span text:style-name="T7">econda parte </text:span><text:span text:style-name="T58">è il</text:span><text:span text:style-name="T7">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text:line-break/>Bisogna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Dentro al bioreattore ci sono tutte le sostanze nutritive che devono andare a concorrere alla crescita e allo sviluppo dell’organismo. Esistono sostanzialmente due fasi, </text:span><text:span text:style-name="T45">tropofase</text:span><text:span text:style-name="T7"> (fase di crescita), idiofase (fase stazionaria della biomassa) e bisogna cercare di massimizzare la produzione. <text:line-break/>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60">2</text:span><text:span text:style-name="T7">) avvengono processi intramolecolari e biochimici, si ottengono sostanzialmente tre prodotti: <text:s/>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46">ci</text:span><text:span text:style-name="T7"> richiedono un grande controllo perché normalmente sono processi di larga scala e che devono portare a</text:span><text:span text:style-name="T46">d una buona</text:span><text:span text:style-name="T7"> resa finale, partendo spesso da materie prime che potrebbero essere molto diversi tra di loro. <text:s/>Ciascuno di questi processi avrà un bioreattore sviluppato ad hoc in modo tale che la reazione possa avvenire nel modo migliore.<text:line-break/><text:line-break/></text:span><text:span text:style-name="T53">Metaboliti primari </text:span><text:span text:style-name="T55">→</text:span><text:span text:style-name="T7"> metaboliti associati rigorosamente alla crescita, metaboliti come etanolo, acido acetico, acido lattico sono molecole terminali ossia il microorganismo fa tutta una serie di reazioni biochimiche </text:span><text:span text:style-name="T46">e</text:span><text:span text:style-name="T7"> intanto che cresce degraderà il <text:s/>substrato. Questa cosa vale anche per gli acidi organici che a loro volta sono metaboliti primari. <text:line-break/></text:span><text:soft-page-break/><text:span text:style-name="T47">I </text:span><text:span text:style-name="T7">metaboliti non sono il prodotto terminale, il microorganismo non li usa più e quindi questi si accumuleranno all’interno del reattore e l’obiettivo sarà quello di separarli. <text:line-break/>Acido citrico è un intermedio di un ciclo il cui prodotto terminale è CO</text:span><text:span text:style-name="T60">2</text:span><text:span text:style-name="T7"> e acqua, dobbiamo accumulare il prodotto. <text:line-break/>Esistono poi una serie di prodotti definiti </text:span><text:span text:style-name="T53">metaboliti secondari</text:span><text:span text:style-name="T7"> </text:span><text:span text:style-name="T55">→</text:span><text:span text:style-name="T7">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48">VANTAGGI</text:span><text:span text:style-name="T7">: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text:span><text:soft-page-break/><text:span text:style-name="T7">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55">→</text:span><text:span text:style-name="T7">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55">→</text:span><text:span text:style-name="T7">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55">→</text:span><text:span text:style-name="T7">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50">MICROORGANISMO</text:span><text:span text:style-name="T7"><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text:span><text:soft-page-break/><text:span text:style-name="T7">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3">Fase lag:</text:span><text:span text:style-name="T7">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5">→</text:span><text:span text:style-name="T7"> costi energetici). <text:line-break/><text:line-break/></text:span><text:span text:style-name="T53">Transient deceleration</text:span><text:span text:style-name="T7">: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53">Fase esponenziale</text:span><text:span text:style-name="T7">: il microorganismo cresce in modo logaritmico, per noi è fantastico ma dove mi fermo?<text:line-break/>Se il mio obiettivo è la produzione del microorganismo non arriverò mai in alto ma mi fermerò quando raggiungo la <text:s/></text:span><text:soft-page-break/><text:span text:style-name="T7">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55">→</text:span><text:span text:style-name="T7">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60">2 </text:span><text:span text:style-name="T7">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93"><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54">→</text:span><text:span text:style-name="T2"> prendo chicchi e metto dentro acqua calda acida così cavo il germe e recupero i liquidi, l’acqua acida contiene una serie di proteine, </text:span><text:soft-page-break/><text:span text:style-name="T2">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6">variabilità delle impurezze</text:span><text:span text:style-name="T2"> (se scarti di origine agricola come patate avranno ad esempio la buccia), un altro problema è il </text:span><text:span text:style-name="T6">contenuto elevato di acqua</text:span><text:span text:style-name="T2">,</text:span><text:span text:style-name="T6">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4">→</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stagionale</text:span><text:span text:style-name="T2">, es barbabietole da zucchero solo in estate, potrebbe dunque essere molto </text:span><text:span text:style-name="T6">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93"><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9">2</text:span><text:span text:style-name="T2"> + H</text:span><text:span text:style-name="T59">2</text:span><text:span text:style-name="T2">O), nel caso degli idrocarburi avrò bisogno di più moli di ossigeno rispetto all’utilizzo dei carboidrati. Maggiore sviluppo di calore nel caso con idrocarburi </text:span><text:span text:style-name="T54">→</text:span><text:span text:style-name="T2"> costi aumentano (idrocarburi meno ossidati). Gli idrocarburi devo in qualche modo nebulizzarli e renderli parzialmente disciolti, li utilizzeremo solo se sono scarti oppure per scopi ambientali. <text:line-break/></text:span><text:soft-page-break/><text:span text:style-name="T2">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9">2</text:span><text:span text:style-name="T2">, B</text:span><text:span text:style-name="T59">6</text:span><text:span text:style-name="T2">, B</text:span><text:span text:style-name="T59">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54">→</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text:span><text:soft-page-break/><text:span text:style-name="T2">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6">batch</text:span><text:span text:style-name="T2"> (apro, metto il substrato, chiudo), </text:span><text:span text:style-name="T6">fed-batch</text:span><text:span text:style-name="T2">, alimento il substrato poco a poco per cercare di seguire la curva di crescita oppure </text:span><text:span text:style-name="T6">continuo</text:span><text:span text:style-name="T2">, immetto il substrato e lo estraggo in modo continuo. Processo continuo nel caso fermentativo </text:span><text:span text:style-name="T54">→</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9">2</text:span><text:span text:style-name="T2"> e CO</text:span><text:span text:style-name="T59">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96"><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54">→</text:span><text:span text:style-name="T2"> ho solo l’idea, 3-4 </text:span><text:span text:style-name="T54">→</text:span><text:span text:style-name="T2"> ho fatto alcuni esperimenti e ho ottenuto dei risultati, potrebbero essere applicati a livello industriali 7</text:span><text:span text:style-name="T54">→</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text:span><text:soft-page-break/><text:span text:style-name="T2">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97">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98"><text:span text:style-name="T3">Organismi viventi:</text:span><text:span text:style-name="T2"><text:line-break/>Procarioti </text:span><text:span text:style-name="T54">→</text:span><text:span text:style-name="T2"> batteri, cianobatteri, possono essere autotrofi o eterotrofi<text:line-break/>Eucarioti </text:span><text:span text:style-name="T54">→</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54">→</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54">→</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text:span><text:soft-page-break/><text:span text:style-name="T2">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54">→</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54">→</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54">→</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6">buoni</text:span><text:span text:style-name="T2">, utilizzati a scopo produttivo, sono in grado di conservare alimenti, di produrre molecole, vanno ad impattare con prodotti come alimenti, bevande e farmaci. Possono essere </text:span><text:span text:style-name="T6">brutti</text:span><text:span text:style-name="T2"> perché i microrganismi sono in grado di degradare sostanze che per loro sono substrati ma che per noi sono ad esempio cibo o bevande (irrancidimento del latte). Infine possono essere anche </text:span><text:span text:style-name="T6">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6">italico</text:span><text:span text:style-name="T2"> o </text:span><text:span text:style-name="T5">sottolineato</text:span><text:span text:style-name="T2">, si usa molto il latino.<text:line-break/><text:line-break/>ARCHEA<text:line-break/></text:span><text:soft-page-break/><text:span text:style-name="T2">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54">→</text:span><text:span text:style-name="T2"> <text:s/>cocci (sfere), bacilli (bastoncelli), spirali (elicoidali) o anche forme inusuali come stella e rettangolari<text:line-break/>- Arrangiamento </text:span><text:span text:style-name="T54">→</text:span><text:span text:style-name="T2"> single, appaiate, catene, clusters; soprattutto i bacilli si possono arrangiare <text:line-break/>- Dimensione </text:span><text:span text:style-name="T54">→</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4">→</text:span><text:span text:style-name="T2"> se batterio può essere controllato tramite uso di antibiotici<text:line-break/>- Aerobici vs anaerobici <text:line-break/>- Habitat </text:span><text:span text:style-name="T54">→</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59">2</text:span><text:span text:style-name="T2">. Può anche essere utilizzato per ossidare il glucosio a acido gluconico, viene utilizzato come conservante negli alimenti oppure nei mangimi perché stimolano i </text:span><text:soft-page-break/><text:span text:style-name="T2">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54">–</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54">→</text:span><text:span text:style-name="T2"> fermentazioni diverse </text:span><text:span text:style-name="T54">→</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59">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4">→</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text:span><text:soft-page-break/><text:span text:style-name="T2">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4">→</text:span><text:span text:style-name="T2"> noi applichiamo cond per far sì che scelgano la via asessuata così in </text:span><text:soft-page-break/><text:span text:style-name="T2">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54">→</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3904512634" text:style-name="L1">
        <text:list-item>
          <text:p text:style-name="P100">Monosaccaridi</text:p>
        </text:list-item>
        <text:list-item>
          <text:p text:style-name="P100">Disaccaridi</text:p>
        </text:list-item>
        <text:list-item>
          <text:p text:style-name="P100">Oligosaccaridi</text:p>
        </text:list-item>
        <text:list-item>
          <text:p text:style-name="P100">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54">→</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text:span><text:soft-page-break/><text:span text:style-name="T2">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54">→</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54">→</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62">n</text:span><text:span text:style-name="T2"> con n=n° stereocentri.<text:line-break/><text:line-break/>Monosaccaridi: C</text:span><text:span text:style-name="T59">n</text:span><text:span text:style-name="T2">H</text:span><text:span text:style-name="T59">2n</text:span><text:span text:style-name="T2">O</text:span><text:span text:style-name="T59">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4">→</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text:span><text:soft-page-break/><text:span text:style-name="T2">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4">→</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54">→</text:span><text:span text:style-name="T2"> sticking, ammollamento in acqua e acido per degradare parte produttiva </text:span><text:span text:style-name="T54">→</text:span><text:span text:style-name="T2"> sviluppo batteri <text:s/>lattici che degradano parte dei polisaccaridi, abbassano il pH </text:span><text:span text:style-name="T54">→</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text:span><text:soft-page-break/><text:span text:style-name="T2">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54">→</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54">→</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54">→</text:span><text:span text:style-name="T2"> ogni reaz metabolica è enzima catalizzata<text:line-break/>Produzione dell’energia </text:span><text:span text:style-name="T54">→</text:span><text:span text:style-name="T2"> serve per far avvenire le reazioni<text:line-break/></text:span><text:soft-page-break/><text:span text:style-name="T2">Catena di reazioni chiamata glicolisi o di alternative </text:span><text:span text:style-name="T54">→</text:span><text:span text:style-name="T2"> glicolisi maggiormente presente in tutti gli organismi<text:line-break/>Ciclo di Krebs <text:s/></text:span><text:span text:style-name="T54">→</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54">→</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54">→</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54">→</text:span><text:span text:style-name="T2"> coinvolto nelle redox<text:line-break/>transferasi </text:span><text:span text:style-name="T54">→</text:span><text:span text:style-name="T2"> enzima coinvolto nel trasferimento di gruppi funzionali<text:line-break/>idrolasi </text:span><text:span text:style-name="T54">→</text:span><text:span text:style-name="T2"> idrolisi<text:line-break/>liasi </text:span><text:span text:style-name="T54">→</text:span><text:span text:style-name="T2"> grado di rimuovere atomi senza idrolisi<text:line-break/>isomerasi </text:span><text:span text:style-name="T54">→</text:span><text:span text:style-name="T2"> riarrangia la struttura della molecole<text:line-break/>ligasi </text:span><text:span text:style-name="T54">→</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62">+</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54">–</text:span><text:span text:style-name="T2"> off) immediato.<text:line-break/>Come un catalizzatore il substrato si orienta per la reazione, si riarrangia e (?)<text:line-break/>L’attività enzimatica può essere controllata:<text:line-break/></text:span><text:soft-page-break/><text:span text:style-name="T2">1) geneticamente </text:span><text:span text:style-name="T54">→</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54">→</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54">→</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54">→</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4">→</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text:span><text:soft-page-break/><text:span text:style-name="T2">elevato potere riducente (possibilità di essere molto ossidato) </text:span><text:span text:style-name="T54">→</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54">→</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59">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59">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text:span><text:soft-page-break/><text:span text:style-name="T2">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54">→</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59">2</text:span><text:span text:style-name="T2"> è 0,82 </text:span><text:span text:style-name="T54">→</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54">→</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text:span><text:soft-page-break/><text:span text:style-name="T2">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54">→</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99"><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54">→</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span><text:soft-page-break/><text:span text:style-name="T2"><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59">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59">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text:span><text:soft-page-break/><text:span text:style-name="T2">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54">→</text:span><text:span text:style-name="T2"> riarrangiamento a spirale, tipico delle proteine fibrose (capelli, corne)<text:line-break/>Foglietto beta </text:span><text:span text:style-name="T54">→</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54">→</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text:span><text:soft-page-break/><text:span text:style-name="T2">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59">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4">→</text:span><text:span text:style-name="T2"> acqua, CO</text:span><text:span text:style-name="T59">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oft-page-break/><text:span text:style-name="T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54">→</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54">→</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54">→</text:span><text:span text:style-name="T2"> le proteine possono spostarsi lateralmente ma non è possibile un </text:span><text:soft-page-break/><text:span text:style-name="T2">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54">→</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text:span><text:soft-page-break/><text:span text:style-name="T2">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54">→</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text:span><text:soft-page-break/><text:span text:style-name="T2">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4">→</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text:span><text:soft-page-break/><text:span text:style-name="T2">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6">auxotrofo</text:span><text:span text:style-name="T2"> che è un microorganismo mutante incapace di sintetizzare una sostanza richiesta per la sua crescita ma capace di crescere se la sostanza viene fornita; c’è anche il </text:span><text:span text:style-name="T6">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text:span><text:soft-page-break/><text:span text:style-name="T2">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54">→</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6">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6">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54">→</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text:span><text:soft-page-break/><text:span text:style-name="T2">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89"><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text:span><text:soft-page-break/><text:span text:style-name="T2">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89"><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text:span><text:soft-page-break/><text:span text:style-name="T2">della velocità di crescita data dalla reazione. Abbiamo dunque un Dmax al di sopra del quale siamo in condizioni di wash out.<text:line-break/><text:line-break/></text:span><text:span text:style-name="T5">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86">una respirazione</text:span> aerobica che anaerobica tuttavia l'ossidazione del glucosio produce <text:span text:style-name="T86">una quantità di ATP che è circa 20 volte superiore a quella prodotta da quella anaerobica → la vitalità delle cellule diminuisce in condizioni anaerobiche, abbiamo quindi una diminuzione della crescita in condizioni di anossia. </text:span><text:span text:style-name="T8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text:span><text:soft-page-break/><text:span text:style-name="T87">muoiono. La conc critica dell’ossigeno è dipendente dalle condizioni di fermentazione.<text:line-break/><text:line-break/></text:span><text:span text:style-name="T88">La conc di O2 disciolto dipende da una serie di processi che avvengono per trasportare ossigeno da fase gassosa a quello liquido. </text:span></text:p>
      <text:p text:style-name="P46"><text:span text:style-name="T89">1)</text:span><text:span text:style-name="T88"> trasferimento dalla fase gas allo strato limite del fase gas</text:span><text:line-break/><text:span text:style-name="T89">2) trasferimento all’interfaccia</text:span></text:p>
      <text:p text:style-name="P47"><text:span text:style-name="T89">3) trasferimento nello strato limite del liquido, </text:span><text:span text:style-name="T90">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91">La velocità di trasferimento è data da un’eq di trasporto: N</text:span><text:span text:style-name="T94">A</text:span><text:span text:style-name="T91">, massa trasferita per unità di volume nell’unità <text:s/>di tempo, moltiplicata per area dell’interfaccia per forza motrice del trasferimento (che è la differenza di conc tra fase gas C* e fase liq C</text:span><text:span text:style-name="T93">L</text:span><text:span text:style-name="T91">). C* legata alla legge di He</text:span><text:span text:style-name="T104">n</text:span><text:span text:style-name="T91">ry.<text:line-break/></text:span><text:span text:style-name="T104">La velocità di trasferimento dipende anche da K</text:span><text:span text:style-name="T94">L</text:span><text:span text:style-name="T106">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107">d</text:span><text:span text:style-name="T106">e qu</text:span><text:span text:style-name="T107">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108">metodo del Solfito</text:span><text:span text:style-name="T107">; questo si realizza attraverso la rapida ossidazione del solfito in presenza di cat metallici, reazione molto veloce quindi </text:span><text:span text:style-name="T113">si assume che </text:span><text:span text:style-name="T107">la conc del solfito consumato corrisponde alla conc dell’ossigeno consumato. </text:span><text:span text:style-name="T113">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109">dynamic “gassing ou</text:span><text:span text:style-name="T110">t</text:span><text:span text:style-name="T109">” method </text:span><text:span text:style-name="T11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15">Altri fattori che influenzano K</text:span><text:span text:style-name="T95">la</text:span><text:span text:style-name="T115"> sono il tipo di microrganismo, che determina le caratteristiche areologiche del nostro sistema (può essere basso per microrganismi filamentosi); densità, vis</text:span><text:span text:style-name="T116">cosità (</text:span><text:span text:style-name="T115">al suo aumentare diminu</text:span><text:span text:style-name="T116">i</text:span><text:span text:style-name="T115">sce </text:span><text:span text:style-name="T116">K</text:span><text:span text:style-name="T96">l</text:span><text:span text:style-name="T116">); composizione della fase liquida e dalla forza ionica (elettroliti in soluzione rendono sistema di bolle più resistente alla coalescenza, quindi aumenta K</text:span><text:span text:style-name="T96">L</text:span><text:span text:style-name="T116">); dalla natura </text:span><text:span text:style-name="T11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18">el</text:span><text:span text:style-name="T117">la usata è 0.3-0.4 kg O</text:span><text:span text:style-name="T97">2</text:span><text:span text:style-name="T117">/kg substrato.<text:line-break/>In cond batch quindi </text:span><text:span text:style-name="T118">il problema è operare proprio a alte conc di O2, l’aria deve essere continuamente alimentata e </text:span><text:soft-page-break/><text:span text:style-name="T118">filtrata per essere sterilizzata. Le fermentazioni batch quindi sono di fatto semi-batch dal punto di vista dell’aria.<text:line-break/></text:span><text:span text:style-name="T117"><text:line-break/></text:span><text:span text:style-name="T119">BIOREATTORI<text:line-break/></text:span><text:span text:style-name="T12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21">I processi biotecnologici si differenziano per il tipo di fermentazione, design del processo e tipo di reattore il quale è scelto per ottimizzare le prestazioni. <text:line-break/></text:span><text:span text:style-name="T134">La funzione principale del reattore è quella di fornire le cond ottime per la crescita e per la formazione del prodotto nel particolare sistema di microrganismi che si sta impiegando.</text:span><text:span text:style-name="T12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121"><text:line-break/></text:span><text:span text:style-name="T122">L’ottimizzazione di processo fermentazione significa progettare l’unità del fermentatore e dai suoi controllori.<text:line-break/>La configurazione del processo dipend</text:span><text:span text:style-name="T123">e </text:span><text:span text:style-name="T122">da</text:span><text:span text:style-name="T123">l tipo di organismo: cellule animali/vegetali, massa microbica o enzimi solubili/immobilizzati. Dal tipo di reattore: batch, continuo, semi-bach, plug-flow. Dipende anche dai fattori economici: valore del prodotto, parametri del processo.<text:line-break/></text:span><text:span text:style-name="T12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25">passando per</text:span><text:span text:style-name="T124"> </text:span><text:span text:style-name="T125">scala pilota per arrivare a scala industriale.<text:line-break/>Quindi un fermentatore può essere anaerobico o aerobico, di questo utiilizziamo i CSTR, reattori air-lift oppure sistemi immobilizzati.<text:line-break/><text:line-break/></text:span><text:span text:style-name="T126">TIPI DI FERMENTATORI</text:span><text:span text:style-name="T12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26">i nutrienti compensato da successive aggiunte</text:span><text:span text:style-name="T120">. </text:span><text:span text:style-name="T126">È comunque un sistema chiuso in cui non ho flussi continui.<text:line-break/>CONTINUI: gli organismi e i loro nutrienti sono caricati continuamente nel reattore.</text:span><text:span text:style-name="T114"><text:line-break/><text:line-break/>Lo</text:span><text:span text:style-name="T12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128">Un altro modo di organizzare i reattori è in base a come </text:span><text:span text:style-name="T129">è</text:span><text:span text:style-name="T128"> organizzati </text:span><text:span text:style-name="T129">la fase biologica;</text:span><text:span text:style-name="T128"> </text:span><text:span text:style-name="T129">gli organismi </text:span><text:span text:style-name="T128"><text:s/>possono essere sospesi in brodo di coltura sia cellule individuali oppure fiocchi e aggregati </text:span><text:span text:style-name="T129">oppure la fase biologica può essere supportata e immobilizzata.<text:line-break/>Abbiamo quindi i reattori a per</text:span><text:span text:style-name="T130">colamento </text:span><text:span text:style-name="T131">tipici</text:span><text:span text:style-name="T129"> per la produzione dell’aceto </text:span><text:span text:style-name="T131">oppure i trattamenti a letto fluidizzato </text:span><text:span text:style-name="T132">utilizzati per le acque reflue.</text:span><text:span text:style-name="T131"><text:line-break/>Un fermentatore deve </text:span><text:span text:style-name="T132">evitare l’ingresso di microrganismi, mantenere la selettività richiesta, mantenere un volume costante, mantenere un volume di brodo di coltura costante, conc di ossigeno disciolto più alta della conc critica, deve contr</text:span><text:span text:style-name="T13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91"><text:line-break/><text:line-break/></text:span><text:span text:style-name="T657">TIPI DI BIOREATTORE<text:line-break/></text:span><text:soft-page-break/><text:span text:style-name="T657">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658">(parametri fisici come T e P e parametri chimici come il pH) </text:span><text:span text:style-name="T657">richieste per la crescita della biomassa e quindi per una buona resa del prodotto.<text:line-break/></text:span></text:p>
      <text:p text:style-name="P50"><text:span text:style-name="T659">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660">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661">In assenza di carica microbica la velocità dell’ossigeno può essere stimata con il metodo dei solfiti.<text:line-break/>Il sodio solfito è un agente riducente che reagisce con l’O2 disciolto in presenza di cat metallico a dare solfato di sodio. </text:span><text:span text:style-name="T662">Misurando la velocità di ossidazione del solfito misuriamo la velocità di trasporto dell’O2.<text:line-break/>Il coefficiente di trasporto di massa dell’O</text:span><text:span text:style-name="T98">2</text:span><text:span text:style-name="T662"> può essere calcolato mediante la velocità di trasporto dell’ossigeno e della sua solubilità. </text:span><text:span text:style-name="T663">Necessario avere dei sensori che misurino l’ossigeno disciolto.<text:line-break/><text:line-break/>BATCH: Parto da una conc di substrato, questo si consuma e quindi la sua conc si riduce.</text:span><text:span text:style-name="T662"><text:line-break/></text:span><text:span text:style-name="T663">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664">Microrganismi fluidizzati dalla corrente entrante in </text:span><text:span text:style-name="T665">maniera</text:span><text:span text:style-name="T664"> sufficiente </text:span><text:span text:style-name="T665">per</text:span><text:span text:style-name="T664"> vincere le forze gravitazionali </text:span><text:span text:style-name="T665">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666">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667">3</text:span><text:span text:style-name="T135">).<text:line-break/></text:span><text:soft-page-break/><text:span text:style-name="T135">I sistemi per i substrati liquidi invece sono molto bassi, per reattori da laboratorio (piccola scala) si intendono anche semplicemente delle beute.<text:line-break/></text:span><text:span text:style-name="T13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37">Per sistemi a substrato liquido ad alto volume si passa a bioreattori con agitazione meccanica.<text:line-break/></text:span><text:span text:style-name="T13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111">STR</text:span><text:span text:style-name="T138">, permette una buona agitazione, costano molto (costi elevati di energia e costi dovuti a sterilizzazione).<text:line-break/></text:span><text:span text:style-name="T13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4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99">L.</text:span><text:span text:style-name="T140"><text:line-break/><text:line-break/></text:span><text:span text:style-name="T141">12/04/2021<text:line-break/></text:span><text:span text:style-name="T142">REATTORI AGITATI<text:line-break/></text:span><text:span text:style-name="T143">Le caratteristiche reologiche del fluido possono essere newtoniane (viscosità costante per qualsiasi agitazione), non newtoniani </text:span><text:span text:style-name="T144">(viscosità funzione della velocità di agitazione, pseudoplastici e fluidi dilatanti) </text:span><text:span text:style-name="T145">oppure viscoelastici (al di sopra dello sforzo limite il materiale può essere fatto scorrere).<text:line-break/></text:span><text:span text:style-name="T146">La maggior parte dei batteri dà comportamento newtoniano mentre i funghi caratterizzati da ifee e materiali polimerici hanno comportamento non newtoniano.<text:line-break/>La viscosità </text:span><text:span text:style-name="T147">del mezzo di crescita </text:span><text:span text:style-name="T146">influenza l’efficienza dell’agitazione.<text:line-break/></text:span><text:span text:style-name="T147">E’ necessario ottimizzare la forma, dimensione e il numero degli agitatori. </text:span><text:span text:style-name="T145"><text:line-break/></text:span><text:span text:style-name="T148">Lo sforzo di taglio che viene esercitato dal sistema di agitazione determina le dimensioni delle bolle. <text:line-break/></text:span><text:span text:style-name="T149">Gli elementi di agitazione possono impartire un flusso assiale o radiale </text:span><text:span text:style-name="T15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140">turbina Rushton </text:span><text:span text:style-name="T15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100">2</text:span><text:span text:style-name="T150">. Possiamo allora usare 2 sistemi di agitazioni diversi per esempio turbina in basso e elica in alto.<text:line-break/>Il motore può essere posizionato in alto </text:span><text:span text:style-name="T151">o in basso, metterlo in alto è </text:span><text:span text:style-name="T150">più costoso perché necessario supportare l’albero per evitare rottura, normalmente la velocità di rotazione è mantenuta non più del 75% della velocità critica </text:span><text:span text:style-name="T151">di instabilità </text:span><text:span text:style-name="T150">d</text:span><text:span text:style-name="T151">ell’</text:span><text:span text:style-name="T150">asse per evitare fenomeni di vibrazione </text:span><text:span text:style-name="T15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52">g</text:span><text:span text:style-name="T151">iarle a lungo termine e che possono causare delle perdite nel sistema di tenute.<text:line-break/>I frangiflutti aumentano l'omogeneità del sistema reagente e aumentano l</text:span><text:span text:style-name="T152">a </text:span><text:span text:style-name="T151">potenza che è possibile trasferire tramite </text:span><text:soft-page-break/><text:span text:style-name="T151">agitazione, servono ad aumentare la turbolenza.<text:line-break/></text:span><text:span text:style-name="T15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5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5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55">(e delle bolle) </text:span><text:span text:style-name="T154">non è così importante se si ha un buon sistema di agitazione.<text:line-break/></text:span><text:span text:style-name="T155">Lo sparger toroidale permette di trasportare una maggiore quantità di aria al reattore, è fatto con un tubo perforato, è più facile da pulire rispetto a membrane porose ed è meno soggetto a sporcamento e a bloccaggio della poros</text:span><text:span text:style-name="T156">i</text:span><text:span text:style-name="T155">tà. </text:span><text:span text:style-name="T156">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15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5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text:span><text:soft-page-break/><text:span text:style-name="T158">che tutte le linee di collegamento.</text:span><text:span text:style-name="T105"><text:line-break/></text:span><text:span text:style-name="T158">Il processo di sterilizzazione deve coinvolgere tutte le linee comprese quelle di campionamento, tutti i porti di strumentazioni, i sistemi di misura e tutti i sensori associati al reattore.</text:span></text:p>
      <text:p text:style-name="P4"><text:span text:style-name="T157">È poi necessario anche sterilizzare l’aria in ingresso e l’aria in uscita.<text:line-break/>Il sistema non deve permettere la fuoriuscit</text:span><text:span text:style-name="T208">a</text:span><text:span text:style-name="T15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59">il</text:span><text:span text:style-name="T157"> fluido di reazione.<text:line-break/></text:span><text:span text:style-name="T159">Durante tutte le fasi del processo il bioreattore deve essere mantenuto sotto pressione per evitare ingresso di contaminanti nel reattore. </text:span><text:span text:style-name="T16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61">ne</text:span><text:span text:style-name="T160"> e danneggiamento del reattore</text:span><text:span text:style-name="T161">)</text:span><text:span text:style-name="T160">. Lo schiumeggiamento è dovuto alla presenza di tensioattivi. </text:span><text:span text:style-name="T161">La schiuma può essere controllata con agenti antischiuma (es. poliglicoli polimerici a blocchi oppure polimeri siliconici </text:span><text:span text:style-name="T162">o</text:span><text:span text:style-name="T161"> oli vegetali). </text:span><text:span text:style-name="T162">L’antischiuma</text:span><text:span text:style-name="T161"> ha il compito di far coalescere </text:span><text:span text:style-name="T162">le bolle → se abbiamo troppa antischiuma diminuiamo l’OTR perché diminuiamo la sup di scambio. Quindi l’antischiuma deve essere dosato nella quantità necessaria. È necessario un sistema di misurazione del livello di schiuma.<text:line-break/></text:span><text:span text:style-name="T163">La risposta del sistema all’aggiunta di un antischiuma dipende dal mezzo di reazione.<text:line-break/></text:span><text:span text:style-name="T16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65">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15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text:span><text:soft-page-break/><text:span text:style-name="T157">La corrente di aria in uscita è satura di acqua quindi esiste la possibilità di avere </text:span><text:span text:style-name="T209">condensazione</text:span><text:span text:style-name="T157"> all’interno del filtro contaminandolo </text:span><text:span text:style-name="T16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57"><text:line-break/></text:span><text:span text:style-name="T16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6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6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70">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71">Cellule e microrganismi utilizzati in operazioni di fermentazione, enzimi in bioconversione e biocatalisi.<text:line-break/>I processi di fermentazione coinvolgono la crescita di microrganismi o di cellule </text:span><text:span text:style-name="T172">che catalizzano il processo → processo autocatalitico.</text:span><text:span text:style-name="T171"> </text:span><text:span text:style-name="T17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210">Legame chimico covalente</text:span><text:span text:style-name="T17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73">u</text:span><text:span text:style-name="T172">elli NON co</text:span><text:span text:style-name="T173">inv</text:span><text:span text:style-name="T172">olti nell’attivi</text:span><text:span text:style-name="T173">t</text:span><text:span text:style-name="T172">à catalitica e nemmeno vicini per evitare inter</text:span><text:span text:style-name="T173">a</text:span><text:span text:style-name="T172">zione steriche. Il processo è completato in due fasi: attivazione del supporto (ad area superficiale elevata), l’adsorbimento e la reazione dell’enzima sul supporto.<text:line-break/></text:span><text:span text:style-name="T210">Reticolazione</text:span><text:span text:style-name="T172"> con reagenti polifunzionali (tipicamente aldeidi). Le particelle vengono reticolate e formano una sorta di </text:span><text:soft-page-break/><text:span text:style-name="T172">gel </text:span><text:span text:style-name="T17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211">Inclusione in fibre vuote o porose.<text:line-break/></text:span><text:span text:style-name="T212">I</text:span><text:span text:style-name="T211">nclusione in un gel polimerico</text:span><text:span text:style-name="T173">, si aggiunge l’enzima ad una soluzione di monomeri e poi inizia la polimerizzazione.<text:line-break/></text:span><text:span text:style-name="T212">Incapsulazione</text:span><text:span text:style-name="T174">, l’enzima viene inglobato in capsule di dimensioni micrometriche gatte di materiale poroso, permette il trasporto del substrato e del prodotto ma non dell’enzima. All’interno della capsula l’enzima è in soluzione.</text:span></text:p>
      <text:p text:style-name="P7"><text:span text:style-name="T17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88">Reattori aerati ma non agitati</text:span><text:span text:style-name="T174"><text:line-break/></text:span><text:span text:style-name="T175">BUBBLE COLUMN REACTORS (BCR)</text:span><text:span text:style-name="T174"><text:line-break/></text:span><text:span text:style-name="T17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7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77">funzione</text:span><text:span text:style-name="T176"> </text:span><text:span text:style-name="T177">del</text:span><text:span text:style-name="T176">le esigenze </text:span><text:span text:style-name="T177">di trasferimento del</text:span><text:span text:style-name="T176"> calore.<text:line-break/></text:span><text:span text:style-name="T177">L’effetto del draft tube è che aumenta la mix assiale, genera una circolazione del fluido all’interno del reattore e riduce la coalescenza delle bolle per effetto della circolazione.<text:line-break/></text:span><text:span text:style-name="T178">Nei reattori air-lift ci sono 3 regioni: air-riser, down-comer e zona di liberazione delle bolle e abbattimento della schiuma.<text:line-break/>Il riser </text:span><text:span text:style-name="T17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8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81">del diametro di reattore nella zona di disengagement abbassa la velocità delle volle e questo aiuta alla separazione dei gas dal liquido; </text:span><text:span text:style-name="T182">l</text:span><text:span text:style-name="T181">e bolle avendo velocità più bassa abbassano la possibilità di formazione di aerosol cioè trascinamento d</text:span><text:span text:style-name="T182">i goccioline di liquido nell’aria in uscita e quindi evita possibilità di contaminazione del filtro dell’aria d’uscita. </text:span><text:span text:style-name="T184">Anche i</text:span><text:span text:style-name="T182">l flusso assiale </text:span><text:span text:style-name="T183">che viene g</text:span><text:span text:style-name="T182">enerato</text:span><text:span text:style-name="T183"> aiuta alla riduzione della formazione di schiuma.<text:line-break/></text:span><text:span text:style-name="T184">I </text:span><text:span text:style-name="T235">vantaggi</text:span><text:span text:style-name="T184"> di un air-lift è che </text:span><text:span text:style-name="T185">sono a</text:span><text:span text:style-name="T184"> basso shear, possono essere utilizzati organismi sensibili agli effetti di sforzi di </text:span><text:soft-page-break/><text:span text:style-name="T184">taglio (cellule animali o vegetali), non c’è agitazione quindi </text:span><text:span text:style-name="T185">è </text:span><text:span text:style-name="T184">più facile mantenere </text:span><text:span text:style-name="T185">la</text:span><text:span text:style-name="T184"> sterilità del sistema.</text:span></text:p>
      <text:p text:style-name="P8"><text:span text:style-name="T184">Non ho problemi </text:span><text:span text:style-name="T185">delle</text:span><text:span text:style-name="T184"> tenute d</text:span><text:span text:style-name="T18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34">svantaggi</text:span><text:span text:style-name="T18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8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87">si cerca</text:span><text:span text:style-name="T186"> di mantenere una maggiore omogeneità del flusso reagente.<text:line-break/></text:span><text:span text:style-name="T187">I reattori air-lift tendono a non avere una zona di sforzi di taglio elevati in prossimità delle pale, questo limita il possibile danneggiamento dei microrganismi <text:s/>e aumenta la loro produttività rispetto ai reattori agitati.</text:span><text:span text:style-name="T189"><text:line-break/><text:line-break/>REATTORI <text:s/>A LETTO IMPACCATO</text:span><text:span text:style-name="T187"><text:line-break/></text:span><text:span text:style-name="T190">Sono reattori nella quale è presente una fase solida che sia un supporto sulla quale sono immobilizzate cellule/enzimi assieme ad un eluente. Il volume del reattore può essere riempito interamente da fattori di riempimento e dal liquido.</text:span><text:span text:style-name="T176"><text:line-break/></text:span><text:span text:style-name="T191">Normalmente i reattori aerobici sono organizzati in maniera tale che il liquido sgoccioli, lambendo le particelle solide, in controcorrente alla corrente di fase di gas che scorre dal basso verso l’alto.</text:span></text:p>
      <text:p text:style-name="P8"><text:span text:style-name="T19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93">del fluido </text:span><text:span text:style-name="T191">all’interno del reattore.<text:line-break/><text:line-break/>REATTORI </text:span><text:span text:style-name="T192">TRICKLE-BED</text:span><text:span text:style-name="T174"><text:line-break/></text:span><text:span text:style-name="T19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73"><text:line-break/></text:span><text:span text:style-name="T194">REATTORI A LETTO FISSO<text:line-break/>I microrganismi sono immobilizzati per </text:span><text:span text:style-name="T195">adsorbimento o per</text:span><text:span text:style-name="T194"> incapsulazione. </text:span><text:span text:style-name="T19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5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96">di p</text:span><text:span text:style-name="T157">ossono essere sostenute all’interno del fluido, la fluidizzazione delle particelle solide nel reattore fa sì che l</text:span><text:span text:style-name="T196">e sup delle particell</text:span><text:span text:style-name="T197">e</text:span><text:span text:style-name="T196"> vengano continuamente ricambiate e quindi aumentando il coefficiente di trasferimento di massa.<text:line-break/>I letti flu</text:span><text:span text:style-name="T197">i</text:span><text:span text:style-name="T196">di possono essere bifasici (nel caso di sistemi non aerati) o tifrasi</text:span><text:span text:style-name="T197">ci</text:span><text:span text:style-name="T196"> (sistemi aerati con sparger).<text:line-break/>Usati per impianti di trattamento di acque reflue.<text:line-break/>Vengono utilizzate cellule animali, sono intrappolate in geli o incapsulati all’interno di microcapsule.<text:line-break/></text:span><text:span text:style-name="T19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ext:span><text:soft-page-break/><text:span text:style-name="T197">tube.<text:line-break/><text:line-break/></text:span><text:span text:style-name="T198">SISTEMI A CELLULE FLOCCULATE<text:line-break/></text:span><text:span text:style-name="T199">Sono sistemi nei quali le cellule sono trattenute </text:span><text:span text:style-name="T200">nel</text:span><text:span text:style-name="T199"> reattore in quanto formano dei fiocchi.<text:line-break/>Durante la reazione le cellule coagulano e precipitano sul fondo del reattore.<text:line-break/></text:span><text:span text:style-name="T200">S</text:span><text:span text:style-name="T199">ono sistemi normalmente usati per il trattamento anaerobico di acque reflue. In questi processi anaerobici i batteri </text:span><text:span text:style-name="T200">metanogenici</text:span><text:span text:style-name="T199"> hanno una tendenza </text:span><text:span text:style-name="T200">naturale</text:span><text:span text:style-name="T199"> a flocculare, si formano fiocchi che vengono agitati </text:span><text:span text:style-name="T200">dal rilascio dei gas do</text:span><text:span text:style-name="T201">v</text:span><text:span text:style-name="T200">uti alla fermentazione (CH4 e CO2). I sistemi flocculati di grande dimensione sono usati per la digestione anaerobica di acque di scarico industriali </text:span><text:span text:style-name="T201">ad alta carica</text:span><text:span text:style-name="T200"> inquinant</text:span><text:span text:style-name="T201">e.<text:line-break/>Questi reattori sono frequentemente a forma ellittica (forma di uovo) perché così si migliora il movimento dei fiocchi all’interno del reattore senza presenza di zone morte.<text:line-break/></text:span><text:span text:style-name="T197"><text:line-break/></text:span><text:span text:style-name="T202">SISTEMI A RICI</text:span><text:span text:style-name="T20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20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204">È</text:span><text:span text:style-name="T203"> necessario evitare lo stripping delle cellule dalla sup del substrato e evitare il danneggiamento del supporto che porterebbe a una separazione degli organismi dal supporto.</text:span><text:span text:style-name="T204"> </text:span><text:span text:style-name="T203"><text:line-break/><text:line-break/>REATTORI A MEMBRANA<text:line-break/>Caratteristica fondamentale: presenza di una membrana </text:span><text:span text:style-name="T205">semi </text:span><text:span text:style-name="T203">permeabile </text:span><text:span text:style-name="T20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20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20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97"><text:line-break/></text:span><text:span text:style-name="T20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text:span><text:soft-page-break/><text:span text:style-name="T207">(per le alghe ho 15 cm). Per ottimizzare la produzione viene fatta una blanda agitazione o una ricircolazione.<text:line-break/><text:line-break/></text:span><text:span text:style-name="T650">DESIGN DEL BIOREATTORE<text:line-break/></text:span><text:span text:style-name="T239">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4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41">Fondamentali sono le operazioni di sterilizzazione,</text:span><text:span text:style-name="T242"> il recipiente e tutte le linee che portano al recipiente devono essere sterilizzabili. Le tubazioni a contatto con il fluido di processo inclusi additivi e agenti antischiuma e tutto ciò che possono </text:span><text:span text:style-name="T243">fornire delle vie di ingresso devono </text:span><text:span text:style-name="T244">essere sterilizzate </text:span><text:span text:style-name="T245">in qualsiasi movimento durante la fermentazione</text:span><text:span text:style-name="T244">.<text:line-break/></text:span><text:span text:style-name="T24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46"><text:line-break/></text:span><text:span text:style-name="T247">La progettazione di un fermentatore inizia con il prendere in carico l’esigenza del </text:span><text:span text:style-name="T248">processo riguardo al trasferimento (trasporto di O2, calore, miscelazione e necessita di potenza all’agitatore). Il</text:span><text:span text:style-name="T215"> trasferimento di massa </text:span><text:span text:style-name="T248"><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49">La P totale e la frazione molare di O2 influenzano la P parziale dell’O2. Aumento della p</text:span><text:span text:style-name="T250">o</text:span><text:span text:style-name="T249">rtata di gas aumenta la frazione in uscita e quindi aumenta la forza motrice.<text:line-break/></text:span><text:span text:style-name="T250">Equazioni usate come guide qualitative o semi quantitative, sono valide solo a condizioni </text:span><text:span text:style-name="T251">prossime</text:span><text:span text:style-name="T250"> a quelle che hanno portato alla loro formazione. </text:span><text:span text:style-name="T251">La geometria del reattore ha un’influenza importante sulle costanti all’interno delle equazioni. </text:span><text:span text:style-name="T250"><text:s/>Sono relazioni che non scalano molto bene. </text:span><text:span text:style-name="T252">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52">La potenza serve sia per la dispersione dei gas che per la miscelazione globale e quindi per avere omogeneità della massa reagente. Nei sistemi agitati la potenza è data sia tramite l’agitatore che con l'insufflare dei gas.<text:line-break/></text:span><text:span text:style-name="T253">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54">Pseudo plastico → a viscosità diminuisce all'aumentare della velocità di agitazione.<text:line-break/></text:span><text:span text:style-name="T255">Il fenomeno di flooding è descritto dal n° dii aerazione, questo è definito come il rapporto tra la potenza che il sistema di agita</text:span><text:span text:style-name="T256">zion</text:span><text:span text:style-name="T255">e è in grado di fornire al fluido in presenza di aerazione rispetto alla potenza che il sistema di agitazione può fornire in assenza di areazione.<text:line-break/></text:span><text:span text:style-name="T256">Il n° di aerazione dipende dalla velocità dei gas e dalle caratteristiche geometriche dell’impeller (suo diametro e sua velocità di rotazione).<text:line-break/></text:span><text:soft-page-break/><text:span text:style-name="T256">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57">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58">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214"> trasporto di calore</text:span><text:span text:style-name="T258">.<text:line-break/>Il calore che dobbiamo smaltire durante la reazione è data dalla reazione metabolica + il calore dissipato dato dall’introduzione della potenza.</text:span><text:span text:style-name="T257"><text:line-break/></text:span><text:span text:style-name="T259">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6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61">15/04/2021<text:line-break/></text:span><text:span text:style-name="T262">Quando effettuiamo un cambiamento delle variabili non sempre otteniamo quel che vogliamo.</text:span></text:p>
      <text:p text:style-name="P14"><text:span text:style-name="T238">Ad esempio abbiamo modificato il nutriente perché in questo modo la resa sulla base del nutriente aumenta e quindi abbiamo maggior velocità di crescita dell’organismo e quindi dobbiamo aumentare </text:span><text:span text:style-name="T263">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6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65">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66">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text:span><text:soft-page-break/><text:span text:style-name="T266">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67">non vogliamo serpentini interni e si ha una P max e portata max del compressore per l’alimentazione dell’aria. Abbiamo definito anche un coefficiente di scam</text:span><text:span text:style-name="T268">bio termico e un coeff di scambio lato brodo di coltura (funzione delle caratteristiche reologiche del brodo stesso). Abbiamo limitazione poi in termini di altezza piazza del capannone. <text:line-break/></text:span><text:span text:style-name="T269">Il fornitore del reattore ci trasmette delle correlazioni sperimentali che ha sviluppato per le sue apparecchiature; </text:span><text:span text:style-name="T270">le condizioni di flooding sono </text:span><text:span text:style-name="T271">delle sue giranti sono espresse</text:span><text:span text:style-name="T270"> dal rapporto della p</text:span><text:span text:style-name="T271">otenza in presenza di gas rispetto alla potenza in condizioni di assenza di gas, ci viene dato anche l’hold up. Relazioni sviluppate per turbine Rushton non interagenti tra di loro (quindi una singola turbina).<text:line-break/></text:span><text:span text:style-name="T645">Prima stima</text:span><text:span text:style-name="T27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72">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73">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73">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74">Facciamo ancora una </text:span><text:span text:style-name="T646">prima stima</text:span><text:span text:style-name="T274">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text:span><text:soft-page-break/><text:span text:style-name="T274">gas, n° di agitazione e di conseguenza una potenza in presenza di aria.</text:span></text:p>
      <text:p text:style-name="P16"><text:span text:style-name="T274">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7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76">il</text:span><text:span text:style-name="T275"> liquido </text:span><text:span text:style-name="T276">di refrigerazione</text:span><text:span text:style-name="T275">).<text:line-break/></text:span></text:p>
      <text:p text:style-name="P17"><text:span text:style-name="T276">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77">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78">li</text:span><text:span text:style-name="T277">shing </text:span><text:span text:style-name="T278">(fatto mediante rimozione elettrochimica della rugosità)</text:span><text:span text:style-name="T274"><text:line-break/></text:span><text:span text:style-name="T279">I cloruri danno pitting, forma di corrosione molto pericolosa perché non generalizzata e quindi si rischia di non accorgersene.</text:span><text:span text:style-name="T269"><text:line-break/></text:span><text:span text:style-name="T280">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81">I bocchelli devono essere tali da non favorire la formazione di sacche o zone di ristagno perché altrimenti la pulizia del reattore risulterebbe difficile e complicata. </text:span><text:span text:style-name="T282">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83">sotto il livello del liquido e tutti i bocchelli di aggiunta di additivi e di prelievo del campione.</text:span><text:span text:style-name="T282"><text:line-break/></text:span><text:span text:style-name="T283">Scaldiamo fino a T di 121°C (quindi P di 1 atm all’interno del reattore) per il tempo necessario per effettuare sterilizzazione. A questo punto chiudiamo le valvole, manteniamo la T cost e raffreddiamo poi il reattore.<text:line-break/></text:span><text:soft-page-break/><text:span text:style-name="T283"><text:line-break/></text:span><text:span text:style-name="T284">TUBAZIONI<text:line-break/>Sistema delle tubazioni auto drenante. Bisogna evitare possibilità di zone di ristagno dove può esserci contaminazione.</text:span><text:span text:style-name="T259"><text:line-break/></text:span><text:span text:style-name="T284">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84">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57"><text:line-break/></text:span><text:span text:style-name="T651">CONTROLLO CSTR</text:span><text:span text:style-name="T285"><text:line-break/></text:span><text:span text:style-name="T286">I parametri operativi di un bioreattore sono tanti, li raggruppiamo in parametri fisici (tempo, P, T, massa, V, caratteristiche agitatore ecc) chimici (pH, potenziale redox, O2 e O2 disciolto, conc dei nutrienti come lipidi e carboidrati nel brodo di coltura </text:span><text:span text:style-name="T287">ecc</text:span><text:span text:style-name="T286">) e biologici (</text:span><text:span text:style-name="T287">quoziente respiratorio, velocità di assorbimento di O2, velocità di produzione di CO2, densità ottica ecc).<text:line-break/></text:span><text:span text:style-name="T288">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89">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89">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text:span><text:soft-page-break/><text:span text:style-name="T289">quindi da il segnale che la schiuma ha raggiunto quel livello, funziona anche come rompi schiuma. <text:line-break/><text:line-break/>BIOSENSORI<text:line-break/>Costituito da 2 elementi principale: </text:span><text:span text:style-name="T290">b</text:span><text:span text:style-name="T289">iocatalizzatore il trasduttore, </text:span><text:span text:style-name="T290">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90">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89"><text:line-break/></text:span><text:span text:style-name="T652">STERILIZZAZIONE</text:span><text:span text:style-name="T291"><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92">t</text:span><text:span text:style-name="T291">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92">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93">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oft-page-break/><text:span text:style-name="T294">Una classificazione diversa raggruppa i metodi in funzione della presenza di fasi diverse. <text:line-break/>Una sterilizzazione attraverso radiazioni, ultrasuoni, agenti chimici e calore </text:span><text:span text:style-name="T295">fa morire i microrganismi ma non li separa invece la filtrazione separa i microrganismi ma non li uccide. <text:line-break/>Nell’industria farmaceutica il primo tipo è comune per i substrati liquidi mentre per l’aria si preferisce la filtrazione (perché </text:span><text:span text:style-name="T296">coefficiente di scambio termico dell’</text:span><text:span text:style-name="T295">aria molto bass</text:span><text:span text:style-name="T296">o</text:span><text:span text:style-name="T295"> quindi sarebbe inefficace con il calore).<text:line-break/></text:span><text:span text:style-name="T296">La sterilizzazione a secco è meno efficace di quella a vapore umido. <text:line-break/>In presenza di acqua sono necessari tempi di permanenza più corti per avere risultati simili.<text:line-break/></text:span><text:span text:style-name="T297">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98">con eq di Arrenhius e a questo punto estrapoliamo con T diversa.<text:line-break/>Spesso al posto della costante k si usa il </text:span><text:span text:style-name="T216">tempo di riduzione decimale</text:span><text:span text:style-name="T298"> (D) ossia il tempo necessario per ridurre di un ordine di grandezza il numero di organismi alla T di esercizio. Generalmente a T&gt;121°C la D va da 1 ai 3 min.<text:line-break/></text:span><text:span text:style-name="T299">Tanto D è più piccolo e tanto gli organismi muoiono più velocemente.</text:span><text:span text:style-name="T297"><text:line-break/></text:span><text:span text:style-name="T300">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301">Il fattore di inattivazione è definito come 10*(t/D), è il tempo necessario per eliminare una colonia di batteri a una specifica T. <text:line-break/></text:span><text:span text:style-name="T302">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17">Del Factor </text:span><text:span text:style-name="T218">(nabla)</text:span><text:span text:style-name="T302">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305">L’efficacia </text:span><text:span text:style-name="T306">globale del processo è data dalla somma delle3 fasi messe assieme: riscaldamento, mantenimento e raffreddamento.</text:span><text:span text:style-name="T647"> La fase di riscaldamento è più veloce di quella di raffreddamento</text:span><text:span text:style-name="T306">, questo perché abbiamo un delta di T maggiore e un coeff di scambio termico maggiore nel riscaldamento che nel raffreddamento. <text:line-break/>Il tempo complessivo dell’operazione è determinato principalmente dalle f</text:span><text:span text:style-name="T311">a</text:span><text:span text:style-name="T306">si di riscaldamento e raffreddamento.<text:line-break/>Il sistema di scambio termico può essere progettato sulla potenza termica da scambiare durante la sterilizzazione per accorciare i tempi della sterilizzazione stessa.</text:span><text:span text:style-name="T302"><text:line-break/><text:line-break/></text:span><text:span text:style-name="T303">La descrizione cinetica del processo permette di scegliere i protocolli più adatti per effettuare il processo di sterilizzazione. Deciso il valore di carica </text:span><text:span text:style-name="T304">batterica </text:span><text:span text:style-name="T303">tollerabile </text:span><text:span text:style-name="T304">alla fine del processo di sterilizzazione</text:span><text:span text:style-name="T303"> dalle norme da seguire </text:span><text:span text:style-name="T304">e nota la carica batterica iniziale si progetta il processo di sterilizzazione in modo tale che il livello di sterilità venga raggiunto.<text:line-break/><text:line-break/></text:span><text:span text:style-name="T307">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text:span><text:soft-page-break/><text:span text:style-name="T307">limitate ai piccoli oggetti di laboratorio metallici oppure alla distruzione dei componenti tessici o della carta contaminata.<text:line-break/></text:span><text:span text:style-name="T308">La bollitura viene fatta a 100°C per 30 min, i microrganismi sono distrutti a parte alcune endospore.<text:line-break/><text:line-break/></text:span><text:span text:style-name="T310">Nell</text:span><text:span text:style-name="T309">a sterilizzazione a batch soltanto quando il substrato e il reattore con tutti i suoi bocchelli e linee si inocula l’organismo e parte la reazione.</text:span></text:p>
      <text:p text:style-name="P21"><text:span text:style-name="T309">Nelle sterilizzazion</text:span><text:span text:style-name="T310">i</text:span><text:span text:style-name="T309"> dei reattori continui invece </text:span><text:span text:style-name="T310">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313">Avviene nel seguente modo: </text:span><text:span text:style-name="T312">si ha il materiale non sterile che viene preriscaldato dal substrato già sterilizzato, </text:span><text:span text:style-name="T313">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310"><text:line-break/><text:line-break/></text:span><text:span text:style-name="T311">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314">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219">pastorizzazione</text:span><text:span text:style-name="T314">.<text:line-break/>La pastorizzazione </text:span><text:span text:style-name="T315">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16">Pastorizzazione normalmente effettuata in 60-65°C per 30 min, questo era il processo originario usato per birra e vino.<text:line-break/>Poi vi è la pastorizzazione ad alta T, richiede T a 75-85°C in 10-15 secondi, applicato al latte principalmente. <text:line-break/></text:span><text:soft-page-break/><text:span text:style-name="T316">È rimpiazzata adesso dalla pastorizzazione ad ultra T (</text:span><text:span text:style-name="T220">UHT</text:span><text:span text:style-name="T316">)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17">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313"><text:line-break/></text:span><text:span text:style-name="T317">Per aumentare la cinetica di sterilizzazione è necessario operare a T &gt; 12</text:span><text:span text:style-name="T318">0</text:span><text:span text:style-name="T317">°C </text:span><text:span text:style-name="T318">questo in funzione degli alti valori di energia di attivazione per le reazioni di <text:s/>deattivazione dei microrganismi e delle spore.<text:line-break/>Aumentando la T le reazioni di deattivazione aumentano di più.<text:line-break/><text:line-break/></text:span><text:span text:style-name="T319">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20">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320">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21">I componenti più piccoli vengono separati per ultrafiltrazione (come ad esempio l’emoglobina). Con gli ioni passiamo ad osmosi inversa.<text:line-break/></text:span><text:span text:style-name="T322">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221">filtri a spessore</text:span><text:span text:style-name="T322"> hanno un livello di saturazione oltre il quale non filtrano più e non trattengono più il materiale. <text:line-break/></text:span><text:span text:style-name="T323">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24">superiore al</text:span><text:span text:style-name="T323"> 99.97%, usati per correnti d’uscita </text:span><text:span text:style-name="T324">dalle unità di fermentazione o per filtrare i gas in alimentazione alla coltura di cellule in crescita. Efficaci per tutti i microrganismi.<text:line-break/>I</text:span><text:span text:style-name="T222"> filtri a membrana</text:span><text:span text:style-name="T324"> invece sono fatti di </text:span><text:span text:style-name="T325">esteri cellulose, </text:span><text:span text:style-name="T324">nylon, polisolfone, policarbonato ecc. operano per taglio dimensionale, non vengono mai saturati. Non c’è mai rischio di eccedere la capacità del filtro.</text:span></text:p>
      <text:p text:style-name="P23"><text:span text:style-name="T324">I diametri dei pori sono normalmente di 0.2 microm per sterilizzare i liquidi ma possono arrivare anche fino a 0.02 per eliminare i virus dalle correnti gassose.<text:line-break/></text:span><text:span text:style-name="T325">Esistono altri modi di sterilizzazione, come con le radiazioni non ionizzanti (es. lampade UV). La loro azione germicida è legata al fatto che i raggi UV inducono mutazioni negli acidi nucleici </text:span><text:span text:style-name="T326">(specialmente nel DNA)</text:span><text:span text:style-name="T325">, efficacia molto alta ma </text:span><text:soft-page-break/><text:span text:style-name="T325">sono radiazioni non penetranti (legata alla sup <text:s/></text:span><text:span text:style-name="T326">esposta</text:span><text:span text:style-name="T325">). Usati per la sterilizzazione dell’aria, </text:span><text:span text:style-name="T326">potabilizzazione dell’acqua </text:span><text:span text:style-name="T325">e per la sterilizzazione delle superfici </text:span><text:span text:style-name="T326">(laboratori, camere operatorie)</text:span><text:span text:style-name="T325"><text:line-break/>Oppure si usano radiazioni ionizzanti come i raggi gamma,</text:span><text:span text:style-name="T326">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27">O</text:span><text:span text:style-name="T326">ssido di etilene, molto attivo contro microrganismi e spore. </text:span><text:span text:style-name="T327">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50"><text:line-break/><text:line-break/></text:span><text:span text:style-name="T327">Agenti anti-microbici.</text:span></text:p>
      <text:p text:style-name="P23"><text:span text:style-name="T327">Antisettici: agenti che sono sufficientemente delicati da poter essere applicati sulla pelle </text:span><text:span text:style-name="T328">e </text:span><text:span text:style-name="T327">mucose, sono basati su composti di mercurio, nitrato di argento, alcol e detergenti.</text:span></text:p>
      <text:p text:style-name="P24"><text:span text:style-name="T327">Disinfettanti: eliminano i microrganismi ma non le spore. Non possono essere usati su tessuti viventi e sono ad esempio candeggina, composti clorati e solfato di rame.<text:line-break/>Agenti </text:span><text:span text:style-name="T328">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29">Gli </text:span><text:span text:style-name="T223">antibiotici</text:span><text:span text:style-name="T329">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30"><text:line-break/>La disinfezione serve a eliminare gli agenti patogeni </text:span><text:span text:style-name="T331">capaci di</text:span><text:span text:style-name="T330"> causare infezione o malattie.</text:span><text:span text:style-name="T331">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32">I virus sono i più facilmente disinfettabili mentre le spore sono quelli più difficilmente disinfettabili.<text:line-break/></text:span><text:span text:style-name="T250"><text:line-break/></text:span><text:span text:style-name="T333">19/04/2021<text:line-break/></text:span><text:span text:style-name="T334">ESEMPI E DETTAGLI DELLA STERILIZZAZIONE<text:line-break/>L’efficacia di una sterilizzazione viene definita sulla base di riduzione della carica dei microrganismi e con un criterio probabilistico, in particolare lo sterility assurance level (</text:span><text:span text:style-name="T648">SAL</text:span><text:span text:style-name="T334">), questo numero esprime la probabilità che in una singola operazione di sterilizzazione non arriva a ridurre la carica batterica al livello prefissato.<text:line-break/></text:span><text:span text:style-name="T335">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334"><text:line-break/></text:span><text:span text:style-name="T336">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37">Il valore di D esprime la reazione cinetica alla T <text:s/>di esercizio della sterilizzazione, D è una funzione della T (perché la costante cinetica segue la legge di Arrenhius). Z esprime la sensibilità di D al variare della T → </text:span><text:span text:style-name="T338">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39">to della T sul processo di sterilizzazione).<text:line-break/>Il lethality rate (F), F</text:span><text:span text:style-name="T101">H </text:span><text:span text:style-name="T339">per sterilizzazione a secco e </text:span><text:span text:style-name="T343">F</text:span><text:span text:style-name="T102">0</text:span><text:span text:style-name="T339"> con vapore condensante, esprime il tempo equivalente che </text:span><text:soft-page-break/><text:span text:style-name="T339">produce la stessa rid</text:span><text:span text:style-name="T340">u</text:span><text:span text:style-name="T339">zione della carica microbica alla T di riferimento, questa T (ancora in maniera convenzionale) è definita a 170°C per la sterilizzazione a secco e a <text:s/>121°c per vapore condensante.<text:line-break/></text:span><text:span text:style-name="T341">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42">Avendo il lethality rate si può poi determinare il grado di riduzione della carica microbica per il processo e per i microrganismi analizzati.<text:line-break/><text:line-break/></text:span><text:span text:style-name="T343">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102">2</text:span><text:span text:style-name="T343">)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24">indicatori biologici</text:span><text:span text:style-name="T343">. Questi sono preparazioni standardizzate di microrganismi specifici che sono resisten</text:span><text:span text:style-name="T344">t</text:span><text:span text:style-name="T343">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653">DOWNSTREAM</text:span><text:span text:style-name="T344"><text:line-break/>Operazioni per separare e purificare dei prodotti ottenuti dai processi biologici. </text:span><text:span text:style-name="T345">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text:span><text:soft-page-break/><text:span text:style-name="T345">È necessario mantenere operazioni di contenimento anche nel downstream.<text:line-break/>I prodotti in generali sono presenti in concentrazioni molto basse, </text:span><text:span text:style-name="T346">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47">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47">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44"><text:line-break/></text:span><text:span text:style-name="T347">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48">ultra centrifugazione, adsorbimento ecc).</text:span><text:span text:style-name="T347"><text:line-break/></text:span><text:span text:style-name="T348">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43"><text:line-break/></text:span><text:span text:style-name="T348">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337"><text:line-break/></text:span><text:span text:style-name="T349">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50">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51">PROCESSI DI SEPARAZIONE<text:line-break/>Possono essere separazioni reattive o estrattive, il costo della separazione dipende dalle concentrazioni del prodotto </text:span><text:soft-page-break/><text:span text:style-name="T351">nella massa reagente e dal livello di delicatezza per non denaturare il prodotto e il livello di purezza richiesta.<text:line-break/>Possiamo operare in cond di equilibrio o non equilibrio.<text:line-break/></text:span><text:span text:style-name="T352">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53">di</text:span><text:span text:style-name="T352"> densità tra i prodotti cellular</text:span><text:span text:style-name="T353">i</text:span><text:span text:style-name="T352"> </text:span><text:span text:style-name="T353">(presente in base conc e con dimensioni piccole) </text:span><text:span text:style-name="T352">e il </text:span><text:span text:style-name="T353">mezzo di fermentazione</text:span><text:span text:style-name="T352">, </text:span><text:span text:style-name="T353">poi la reologia del mezzo è <text:s/>molto importante perché può complicare l’operazione e anche la compressibilità del solido introduce ulteriori complessità.<text:line-break/>La separazione dei solidi si possono effettuare tramite flottazione </text:span><text:span text:style-name="T354">(facciamo galleggiare il prodotto solido e lo recuperiamo)</text:span><text:span text:style-name="T353"> o sedimentazion</text:span><text:span text:style-name="T354">e (prodotto solido si accumula alla base, </text:span><text:span text:style-name="T365">come forza motrice ho l’accelerazione di gravità</text:span><text:span text:style-name="T354">).<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25">filtrazione</text:span><text:span text:style-name="T354"> è resa difficile dall’incomp</text:span><text:span text:style-name="T355">ressi</text:span><text:span text:style-name="T354">bilità delle cellule e dalle caratteristiche non newtoniane del mezzo di </text:span><text:span text:style-name="T355">prodotto di reazione</text:span><text:span text:style-name="T354">. </text:span><text:span text:style-name="T355">La velocità di filtrazione dipende dalla viscosità </text:span><text:span text:style-name="T358">del fluido</text:span><text:span text:style-name="T355">,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56">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57"><text:line-break/>Una P eccessiva all’inizio del processo può causare l’otturazione del filtro e quindi delle resistenze alla filtrazione molto elevate. La resistenza del filtro può essere considerata costante soltanto se le particelle </text:span><text:span text:style-name="T358">da filtrare</text:span><text:span text:style-name="T357"> non permeano </text:span><text:span text:style-name="T358">n</text:span><text:span text:style-name="T357">ella membrana.</text:span><text:span text:style-name="T358"> La resistenza del letto filtrazione aumenta all’aumentare dello spessore.<text:line-break/>Velocità di filtrazione </text:span><text:span text:style-name="T359">direttamente proporzionale </text:span><text:span text:style-name="T358">all’area filtrante </text:span><text:span text:style-name="T359">e alla differenza di P a cavallo del filtro e inversamente proporzionale alla viscosità del fluido, resistenza specifica del letto di filtrazione, massa e resistenza della membrana di filtrazione → </text:span><text:span text:style-name="T360">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61">),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62">(per reattori batch?):</text:span></text:p>
      <text:p text:style-name="P25"><text:span text:style-name="T361">1) a filtro press, in cui il materiale da filtrare è iniettato al centro della press e riempe le camere, dopodiché viene applicata una P, sistema compresso e materiale filtrato sulle tele dei diversi piatti.</text:span><text:span text:style-name="T353"><text:line-break/></text:span><text:span text:style-name="T361">2) membrane gonfiate di aria per schiacciare il pannello di filtrazione e spremere nuovamente il filtrato.</text:span></text:p>
      <text:p text:style-name="P26"><text:span text:style-name="T361">O</text:span><text:span text:style-name="T238">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63">(la torta)</text:span><text:span text:style-name="T238"> viene lavato e seccato e viene staccato dalla sup di filtrazione prima che questa rientri nel mezzo da filtrare.<text:line-break/></text:span><text:span text:style-name="T363">Con <text:s/>i tamburi abbiamo una rigenerazione continua della superficie filtrata (ottimo per le operazioni continue).<text:line-break/></text:span><text:span text:style-name="T364">Per aumentare la superficie utilizzo dischi ruotanti. Sistema analogo: ho dei coltelli raschiatori per pulire la superficie prima della nuova immersione nel mezzo.<text:line-break/><text:line-break/>La </text:span><text:span text:style-name="T226">centrifugazione</text:span><text:span text:style-name="T364">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65">dall’accelerazione centrifuga, differenza di densità e la viscosità del mezzo.<text:line-break/></text:span><text:soft-page-break/><text:span text:style-name="T366">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67">Il controllo della T all’interno della centrifuga è difficile, abbiamo rischio di danneggiare materiali termolabili → non utilizziamo materiali termolabili.<text:line-break/></text:span><text:span text:style-name="T368"><text:line-break/>Per effettuare la </text:span><text:span text:style-name="T227">precipitazione</text:span><text:span text:style-name="T368"> dobbiamo aggregare le particelle e favorirne <text:s/>la sedimentazione. La precipitazione dipende dalla solubilità quindi dal pH e dalla forza ionica della soluzione.<text:line-break/>Dipende dal pH perché se abbiamo pH elevati la superficie </text:span><text:span text:style-name="T369">della proteina</text:span><text:span text:style-name="T368"> è ossidril</text:span><text:span text:style-name="T369">a</text:span><text:span text:style-name="T368">ta, </text:span><text:span text:style-name="T369">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69">P</text:span><text:span text:style-name="T238">rocessi di </text:span><text:span text:style-name="T213">elettroforesi</text:span><text:span text:style-name="T238"> in cui </text:span><text:span text:style-name="T370">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71">(che devono essere immiscibili tra di loro).</text:span><text:span text:style-name="T370"><text:line-break/>Viene utilizzato quando soluto e solvente hanno volatilità simile (non posso effettuare una distillazione), il soluto è termolabile oppure quando sol e solv formano mix azeotropiche oppure quando la con di soluto è bassa.<text:line-break/></text:span><text:span text:style-name="T371">Usato per purificare gli antibiotici.<text:line-break/>Tipicamente costituito da due fasi: acquose o non acquose. Possono essere anche sistemi immiscibili di due fasi acquose. </text:span><text:span text:style-name="T372">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73">La coalescenza e la separazione delle fasi avviene per differenza di densità, può essere favorita dalla forza centrifuga o dalla presenza di membrana.<text:line-break/></text:span><text:span text:style-name="T374">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75">È sostanzialmente un separatore che ruota attorno alla testa della colonna.<text:line-break/>I liquidi vengono forzati nel loro movimento controcorrente attraverso delle separazione, elevata sup di scambio, molto contatto tra i due liquidi. </text:span><text:span text:style-name="T376">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377">L’evaporazione non è adatta a prodotti termolabili (riduco tempo di residenza, aumento sup di scambio termico). <text:line-break/></text:span><text:span text:style-name="T375"><text:line-break/></text:span><text:span text:style-name="T654">PURIFICAZIONE</text:span><text:span text:style-name="T378"><text:line-break/>Il </text:span><text:span text:style-name="T379">metodo</text:span><text:span text:style-name="T378">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80">È anche importante la conc di prodotto nella corrente d’uscita dalla bioreazione.<text:line-break/>All’aumentare della diluizione del prodotto aumentano i costi di sep</text:span><text:span text:style-name="T381">a</text:span><text:span text:style-name="T380">razione e quindi aumenta il costo di vendita del materiale. <text:line-break/></text:span><text:soft-page-break/><text:span text:style-name="T382">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83">Le membrane sono dei setti semi permeabili, possono essere fatte a partire da materiali polimerici o da materiali sinterizzati.</text:span><text:span text:style-name="T384"> Un processo di separazione a membrana viene utilizzato per la rimozione del solvente e per far concentrare il prodotto ad esempio. </text:span><text:span text:style-name="T385">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99">e</text:span><text:span text:style-name="T385">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86">filtrato</text:span><text:span text:style-name="T385"> alla fine del tubo.<text:line-break/><text:line-break/></text:span><text:span text:style-name="T387">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88">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89">Membrane liquide costituite da un film liquido su due fasi liquide. </text:span><text:span text:style-name="T390">Trasporto del soluto avviene attraverso meccanismo di partizione-diffusione (partizione con il solvente e diffusione nella membrana liquida). Applicato alla separazione degli antibiotici.<text:line-break/></text:span><text:span text:style-name="T391">Processi di separazione cromatografica </text:span><text:span text:style-name="T394">(è sempre un processo batch) </text:span><text:span text:style-name="T391">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92">sportate dall’eluente e interagiscono in modo diverso con la fase stazionaria; si legano in maniera selettiva e reversibile sulla fase stazionaria.</text:span></text:p>
      <text:p text:style-name="P28"><text:span text:style-name="T238">Tanto maggiore è l’affinità del soluto con la fase solida e tanto più è lenta la velocità di diluizione.<text:line-break/></text:span><text:span text:style-name="T393">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395">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96">Nelle operazioni di cromatografia q</text:span><text:span text:style-name="T395">uindi si fa </text:span><text:span text:style-name="T396">l’</text:span><text:span text:style-name="T395">ipotesi di equilibrio istantaneo locale </text:span><text:span text:style-name="T396">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97">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98">e</text:span><text:span text:style-name="T397"> abbiamo eluizione di sostanze a basso peso molecolare e viceversa.<text:line-break/></text:span><text:span text:style-name="T398">La cromatografia per affinità sfrutta il fatto che il materiale cromatografico contiene dei leganti specifici per alcune </text:span><text:soft-page-break/><text:span text:style-name="T398">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400">26/04/2021<text:line-break/></text:span><text:span text:style-name="T401">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402">Fase fondamentale</text:span><text:span text:style-name="T404"> che va</text:span><text:span text:style-name="T402"> in primis pensata ed analizzata; questa fase va riprodotta, ottimizzata, ogni volta che si fa partire il reattore. </text:span><text:span text:style-name="T403">Tanto più è lunga la fase lag tanto più il processo sarà costoso.<text:line-break/></text:span><text:span text:style-name="T404">Lo shock che l’organismo subisce a passare a V e conc diverse. <text:line-break/></text:span><text:span text:style-name="T405">Sviluppo l’inoculo in modo tale che possa adattarsi gradualmente → minimizzo gli shock legati a variazioni di V (man mano che aumento il V </text:span><text:span text:style-name="T406">devo agitare di più, quindi aumenta il punto di stress dell’organismo).<text:line-break/></text:span><text:span text:style-name="T407">Regola del pollice: ordine di grandezza per volta. Il n° di step dipende dal V del fermentatore finale.<text:line-break/><text:line-break/>SVILUPPO DELL’INOCULO<text:line-break/>L’</text:span><text:span text:style-name="T228">inoculo</text:span><text:span text:style-name="T407"> è quella quantità di microrganismo che ci serve per far partire la fermentazione (ci si riferisce proprio allo starter del processo). </text:span><text:span text:style-name="T408">L’inoculo è quindi il materiale biologico di partenza.<text:line-break/>La </text:span><text:span text:style-name="T229">semina</text:span><text:span text:style-name="T408"> invece è sempre materiale biologico ma di partenza della fermentazione finale, è quello che ho ottenuto nel pre-fermentatore (nell’ultimo fermentatore appena prima di quello di produzione). </text:span><text:span text:style-name="T409"><text:line-break/></text:span><text:span text:style-name="T410">Lo sviluppo dell’inoculo ha 2 obiettivi: arrivare alla semina, sto operando per aumentare la biomassa ma so già cosa fare (grazie allo studio fatto in precedenza sull’inoculo stesso) </text:span><text:span text:style-name="T411">e (non ha detto).<text:line-break/>Se sto sviluppando per la prima volta il microrganismo devo capire la sua fisiologia </text:span><text:span text:style-name="T412">e</text:span><text:span text:style-name="T411"> se può essere sviluppato sano e vitale </text:span><text:span text:style-name="T412">sul mezzo che poi vorrò sviluppare. Dopodiché devo fare delle verifiche di controllo di qualità sull’organismo, le sue proprietà devono essere costanti e il microrganismo deve essere stabile.<text:line-break/></text:span><text:span text:style-name="T413">Selezionato il microrganismo, selezionato il substrato, nel momento in cui vado a studiare la progettazione come si comporta il microrganismo durante la fase di </text:span><text:span text:style-name="T414">sviluppo dell’inoculo</text:span><text:span text:style-name="T413">. <text:line-break/></text:span><text:span text:style-name="T414">L’instabilità nella fase dello sviluppo dell’inoculo è uno dei parametri che va a </text:span><text:span text:style-name="T415">scartare</text:span><text:span text:style-name="T414"> molti microrganismi.<text:line-break/></text:span><text:span text:style-name="T416">Gli organismi mutati tendono a retro mutare, sono molto instabili → motivo per il quale ogni volta è meglio partire da organismi “freschi”. </text:span><text:span text:style-name="T417">Nel caso in cui abbiamo culture con più di un organismo la complessità aumenta.<text:line-break/></text:span><text:span text:style-name="T418">Preparazione dell’inoculo: partiamo dalla fonte primaria, facciamo crescere il microrganismo su un mezzo solido, le colonie generate le mettiamo in un </text:span><text:span text:style-name="T419">recipiente di dimensioni più grandi nel mezzo liquido (uguale a quello della fermentazione finale).<text:line-break/></text:span><text:span text:style-name="T420">Partiamo dalla fiala, inoculiamo il microrganismo su una piastra </text:span><text:span text:style-name="T421">di petri</text:span><text:span text:style-name="T420">, generiamo una prima semina con </text:span><text:span text:style-name="T421">un</text:span><text:span text:style-name="T420"> mezzo </text:span><text:span text:style-name="T421">minimale</text:span><text:span text:style-name="T420"> </text:span><text:span text:style-name="T421">dopodiché le colonie sviluppate verranno inoculate </text:span><text:span text:style-name="T422">nel mezzo che poi verrà utilizzato per la produzione (solitamente mezzo liquido).<text:line-break/></text:span><text:span text:style-name="T423">Analisi in doppio e triplo significa fare la stessa analisi su due/tre beute diverse cioè su due/tre campioni diversi.<text:line-break/></text:span><text:span text:style-name="T424">Le fiale dopodiché le conserverò per un certo tempo. <text:line-break/></text:span><text:span text:style-name="T425">Attenzione: nel momento in cui stiamo generando delle fiale in n° consistente avremo bisogno di tempo, dobbiamo stare attenti che il tempo non sia troppo lungo, non dobbiamo cadere in tempi che potrebbero causare modificazioni nell’organismo. </text:span><text:span text:style-name="T428">Vogliamo applicare un approccio statistico per cui vogliamo un bel numero di materiale da studiare.</text:span><text:span text:style-name="T425"><text:line-break/></text:span><text:span text:style-name="T426">Uno degli approcci messi in campo proprio nel momento in cui sto studiando lo sviluppo dell’inoculo per poterlo poi standardizzar</text:span><text:span text:style-name="T427">e </text:span><text:span text:style-name="T426">e applicarlo </text:span><text:span text:style-name="T427">poi </text:span><text:span text:style-name="T426">al processo. L’obiettivo è andare a fare delle analisi per capire quanto l’organismo è sensibile ai </text:span><text:span text:style-name="T427">tempi suoi di sviluppo proprio. <text:line-break/></text:span><text:span text:style-name="T429">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38">Dall’inoculo alla semina mi genero poi altro materiale biologico per controllare, controllo ad ogni step per cui ogni volta conservo </text:span><text:span text:style-name="T430">qualche fiala</text:span><text:span text:style-name="T238"> e studio il parametro di interesse. <text:line-break/></text:span><text:span text:style-name="T430">I parametri che si vanno ad analizzare possono essere l’ATP (se siamo in versione aerobi</text:span><text:span text:style-name="T431">c</text:span><text:span text:style-name="T430">a, se c’è ATP vuol dire che la fermentazione aerobi</text:span><text:span text:style-name="T431">c</text:span><text:span text:style-name="T430">a avviene), CO2 emessa (ci dice quanto sta respirando l’organismo), DNA, RNA, se hanno flocculato (alcuni funghi stanno bene quando flocculano).<text:line-break/></text:span><text:soft-page-break/><text:span text:style-name="T432">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34"><text:line-break/>Bisogna partire sempre dall’inoculo puro, ci metto più tempo e magari costa di più ma rischio di meno. </text:span><text:span text:style-name="T435">Bisogna essere certi delle condizioni di sterilità e che gli apparecchi siano effettivamente puliti.<text:line-break/></text:span><text:span text:style-name="T436">T</text:span><text:span text:style-name="T435">ramite un prelievo </text:span><text:span text:style-name="T436">si va ad a</text:span><text:span text:style-name="T435">nalizzare il patrimonio genetico; </text:span><text:span text:style-name="T436">è utile quando magari c’è un discostamento dai dat</text:span><text:span text:style-name="T437">i, in questo caso per esempio si fanno i confronti tra le fiale conservate e le fiale che invece hanno continuano ad operare.<text:line-break/></text:span><text:span text:style-name="T438">Si va ad analizzare anche per capire se il problema è endogeno quindi legato a mutazione degli organismi o esogeno quindi magari il flusso di O2 o l’agitazione non è abbastanza. (</text:span><text:span text:style-name="T433">Endogeno → il sistema tende a mutare ed è instabile,<text:line-break/>Esogeni → cose che vengono all’esterno</text:span><text:span text:style-name="T438">).<text:line-break/>Se non si può rimediare al problema si scarta l’organismo e si butta tutto.<text:line-break/></text:span><text:span text:style-name="T439">Nel caso de</text:span><text:span text:style-name="T440">lla produzione </text:span><text:span text:style-name="T441">con i</text:span><text:span text:style-name="T440"> fung</text:span><text:span text:style-name="T441">hi</text:span><text:span text:style-name="T440"> dobbiamo stare attenti a non strappare le ife. </text:span></text:p>
      <text:p text:style-name="P30"><text:span text:style-name="T440"><text:line-break/></text:span><text:span text:style-name="T655">ANTIBIOTICI</text:span><text:span text:style-name="T441"><text:line-break/></text:span><text:span text:style-name="T442">Il fatto di poter produrre antibiotici diversi ha portato ad un alto sviluppo, passando per esempio dalla puntura ad essere un farmaco da ingerire ha fatto in modo che il prodotto potesse essere più diffuso.<text:line-break/></text:span><text:span text:style-name="T443">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44">solo</text:span><text:span text:style-name="T443"> loro mentre ora ci sono </text:span><text:span text:style-name="T444">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445">I</text:span><text:span text:style-name="T444">l virus per riprodursi ha bisogno di un ospite, il substrato del virus è </text:span><text:span text:style-name="T445">la cellula che il virus infetta, inietta il suo filamento di RNA e stampa se stesso lì sopra. <text:line-break/></text:span><text:span text:style-name="T446">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47">e quando alcune di queste malattie si sono risvilluppate si è presentato un problema.<text:line-break/></text:span><text:span text:style-name="T448">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49">Gli antibiotici agiscono ovunque, dipende dalla molecola ma a seconda di questa gli impatti sono su punti diversi cellulari; </text:span><text:span text:style-name="T596">s</text:span><text:span text:style-name="T449">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50">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51">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52">Si sono così sviluppati degli organismi i cui enzimi poi sono stati in grado di distinguere la penicillina e la sequenza di amminoacidi giusta.<text:line-break/></text:span><text:span text:style-name="T453"><text:line-break/>Screening antibiotico<text:line-break/></text:span><text:soft-page-break/><text:span text:style-name="T453">Si generano delle pastigliette impregnate di antibiotico e </text:span><text:span text:style-name="T454">vi è</text:span><text:span text:style-name="T453"> una pastiglietta che fa da controll</text:span><text:span text:style-name="T454">o, queste pastigliette vengono poste su una piastra di petri su cui abbiamo inoculato l’organismo e andiamo a vedere dove si genera l’alo, andiamo a verificare così l’efficacia dell’antibiotico. <text:s/><text:line-break/></text:span><text:span text:style-name="T455">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56">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57">Vi è anche la possibilità di fare screening tramite diffusione con agar, in questo caso </text:span><text:span text:style-name="T458">l’antibiotico affronta qualche batterio diverso, se l’antibiotico ha effetto per un po’ l’organismo non si sviluppa, man mano l’effetto dell’antibiotico viene a mancare e quindi le colonie iniziano a svilupparsi.<text:line-break/><text:line-break/></text:span><text:span text:style-name="T459">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60">Bisogna lavorare a due stadi, abbiamo una prima parte in cui dobbiamo far avvenire la fermentazione con la crescita dell’organismo (dove limiteremo i costi di produzione del microrganismo</text:span><text:span text:style-name="T461">) ed una seconda fase </text:span><text:span text:style-name="T462">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63">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64">Se ho un microrganismo fortemente è necessario agitare per smaltire il calore, soprattutto nella prima fase.<text:line-break/></text:span><text:span text:style-name="T465">Devo trovare un substrato in grado di aumentare la quantità di antibiotico prodotta.<text:line-break/><text:line-break/></text:span><text:span text:style-name="T466">29/04/2021<text:line-break/></text:span><text:span text:style-name="T467">Problem</text:span><text:span text:style-name="T468">i</text:span><text:span text:style-name="T467">: <text:line-break/></text:span><text:span text:style-name="T468">1) </text:span><text:span text:style-name="T467">aumentare la produzione degli antibiotici (problema ormai risolto) </text:span><text:span text:style-name="T468">e </text:span><text:span text:style-name="T467">avere delle rese ragionevoli dal punto di vista industriale<text:line-break/></text:span><text:span text:style-name="T468">2) </text:span><text:span text:style-name="T467">poter produrre antibiotici con strutture diverse perché stiamo cercando di </text:span><text:span text:style-name="T468">inseguire sistemi evoluti dei microrganismi<text:line-break/>La soluzione del primo problema è stato affrontato in modi diversi, è stato necessario andare a studiare il percorso metabolico che portava alla produzione </text:span><text:span text:style-name="T469">e capire gli effetti dell’ambiente esterno.<text:line-break/>Se andiamo a vedere la curva di produzione della penicillina </text:span><text:span text:style-name="T470">(processo batch plottato su una curva tempo e prodotto) </text:span><text:span text:style-name="T469">e l’analizziamo </text:span><text:span text:style-name="T471">quando</text:span><text:span text:style-name="T469"> non abbiamo ancora fatto interventi </text:span><text:span text:style-name="T471">notiamo che vi è la curva dello zucchero </text:span><text:span text:style-name="T472">(fonte di C)</text:span><text:span text:style-name="T471"> che è massima all’inizio </text:span><text:span text:style-name="T472">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text:span><text:soft-page-break/><text:span text:style-name="T472">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73"> non produrre di più nello stesso tempo ma prolungare i tempi </text:span><text:span text:style-name="T474">di fermentazione.<text:line-break/>Si vuole </text:span><text:span text:style-name="T475">portare</text:span><text:span text:style-name="T474"> la biomassa </text:span><text:span text:style-name="T475">in fase premorte per tanto tempo.<text:line-break/>Bisogna cercare di mantenere il pH a quel valore.<text:line-break/>Si agisce su quello che è il margine di intervento ossia il substrato. </text:span></text:p>
      <text:p text:style-name="P31"><text:span text:style-name="T475">L</text:span><text:span text:style-name="T238">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76">e quindi morire </text:span><text:span text:style-name="T477">ma andrò a fare due processi; nella prima parte faccio crescere il microrganismo e quando sono arrivata a concentrazione ottimale a quel punto cambio le cose, quindi io all’inizio gli darò tutto ciò che ha bisogno affinché cresca in fretta. </text:span><text:span text:style-name="T478">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79">l</text:span><text:span text:style-name="T478">’altra fonte strettamente necessaria, giochiamo per mantenere il pH costante. </text:span><text:span text:style-name="T479">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38">Abbiamo due condizioni operative molto diverse nelle due fasi.<text:line-break/></text:span><text:span text:style-name="T480">Per aumentare la resa possiamo andare ad aggiungere degli intermedi nel ciclo metabolico </text:span><text:span text:style-name="T481">portando ad una produzione più stabile e più facile per isolare la forma di penicillina.<text:line-break/></text:span><text:span text:style-name="T482">La T è uno dei problemi che non si può ridurre.<text:line-break/></text:span><text:span text:style-name="T483">Avere un fermentatore chiuso significa avere ottimi livelli di asepsi.<text:line-break/></text:span><text:span text:style-name="T484">Antibiotici anoma</text:span><text:span text:style-name="T485">l</text:span><text:span text:style-name="T484">i simili ma con piccole parti diverse.<text:line-break/></text:span><text:span text:style-name="T486">Il penicillum notutum cresceva male, l’obiettivo era arrivare a tutta la biomassa l’ossigeno e il substrato in modo tale che gli organismi siano alimentati adeguatamente. Molti organismi tendono ad aggregarsi, alcuni più di altri.<text:line-break/></text:span><text:span text:style-name="T487">Era molto difficile fare arrivare al nutrimento agli organismi che erano contenuti nella parte più interna dell’aggregato → problema → cambiato penicillum.<text:line-break/></text:span><text:span text:style-name="T488">O <text:s/>unico reattore fed batch oppure due reattori di cui in uno facciamo operare la crescita mentre nel secondo facciamo la produzione.<text:line-break/></text:span><text:span text:style-name="T489">Operazioni in cascata di separazione, non si può andare direttamente a fare operazioni di purificazione.<text:line-break/></text:span><text:span text:style-name="T490">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91">Il fi</text:span><text:span text:style-name="T596">l</text:span><text:span text:style-name="T491">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92">Molecola biologica quindi T non troppe elevate, essendo poi un farmaco </text:span><text:span text:style-name="T493">non è consentito nessun residuo di nulla e quindi va purificato.<text:line-break/>La penicillina <text:s/>ha </text:span><text:span text:style-name="T494">la caratteristica</text:span><text:span text:style-name="T493"> di essere solubile in acqua se </text:span><text:span text:style-name="T494">ha pH <text:s/>basico ed essere solubile in un ambiente organico se ha pH acido quindi cambiamo pH, trattiamo </text:span><text:span text:style-name="T495">con butilacetato</text:span><text:span text:style-name="T494">, estraiamo, ribasifichiamo e utilizziamo di nuovo acqua </text:span><text:span text:style-name="T495">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96">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97">Dal punto di vista sintetico è una sintesi che costa meno<text:line-break/></text:span><text:span text:style-name="T498">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99"> L’uso di enzima è ovviamente più costoso non conviene lavorare solo con enzimi perché il n° di passaggi è così grande perché dovremmo fare una batteria di reattori, per ogni enzima bisogna fare un reattore.<text:line-break/></text:span><text:soft-page-break/><text:span text:style-name="T500">Facciamo produrre la penicillina, la prendiamo e la facciamo passare sul reattore che contiene l’enzima e la scomponiamo. </text:span><text:span text:style-name="T499"><text:line-break/></text:span><text:span text:style-name="T502">(</text:span><text:span text:style-name="T501">Fermentazione sommersa evoluzione della fermentazione in superficie.</text:span><text:span text:style-name="T502">)<text:line-break/></text:span><text:span text:style-name="T503">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504">Un altro metodo è tramite l’uso di mutanti, </text:span><text:span text:style-name="T507">es. </text:span><text:span text:style-name="T504">molecola complessa che </text:span><text:span text:style-name="T505">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506">Si va a riattivare una via che era stata eliminata in modo tale che invece di produrre una daunomicina sia possibile produrre un adnamicina che è praticamente la molecola ossidata grazie alla specificità di un’enzima.<text:line-break/><text:line-break/></text:span><text:span text:style-name="T112">ENZIMI: CATALIZZATORI BIOLOGICI</text:span><text:span text:style-name="T508"><text:line-break/></text:span><text:span text:style-name="T509">Catalizzatore molto attivo, stereospecifico, </text:span><text:span text:style-name="T512">stereoselettivi</text:span><text:span text:style-name="T509"> e con una serie di caratteristiche. Funziona a P e T ambiente.<text:line-break/></text:span><text:span text:style-name="T510">Non c’è reazione bio</text:span><text:span text:style-name="T511">logica</text:span><text:span text:style-name="T510"> all’interno della cellula che non sia catalizzata da un’enzima.<text:line-break/></text:span><text:span text:style-name="T511">Gli enzimi che sono a disposizione di una cellula dipendono dal patrimonio genetico, quello che noi siamo sono determinate dal patrimonio genetico attraverso gli enzimi. L’enzima opera attraverso un sito attivo. <text:line-break/></text:span><text:span text:style-name="T512">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513">o</text:span><text:span text:style-name="T512">n</text:span><text:span text:style-name="T513">e</text:span><text:span text:style-name="T512"> avviene tramite prodotti e reagenti presenti, allosterico significa da un’altra parte perché spesso sono presenti due siti, uno </text:span><text:span text:style-name="T513">di reazione e l’altro di regolazione, quest’ultimo mediamente è dalla parte opposta di quello attivo.<text:line-break/>Proteina complessa e così rigida → piccoli cambiamenti sul sito generano una serie di tensioni, cambiamenti di angoli di legame. </text:span><text:span text:style-name="T514">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515">È un problema di tipo geometrico che poi si ripercuote nel problema chimico. <text:line-break/></text:span><text:span text:style-name="T516">L’adattamento <text:s/>indotto: il substrato si adatta un po’ al sito attivo.<text:line-break/>L’enzima è costituito da una grandissima parte proteica, </text:span><text:span text:style-name="T517">la parte un po’ più lunga da fare perché bisogna mettere in atto il ribosoma che stampa le proteine. </text:span><text:span text:style-name="T518">N</text:span><text:span text:style-name="T517">el caso degli enzimi questa parte è già pronta, </text:span><text:span text:style-name="T518">viene mantenuta una parte proteica con la sua struttura ma non funzionante. Non ci sarebbe motivo di far funzionare l’enzima quando non c’è </text:span><text:soft-page-break/><text:span text:style-name="T518">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19">Nel caso degli enzimi questi hanno sempre dei nomi che sono evocativi.<text:line-break/></text:span><text:span text:style-name="T520">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21">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22">(T e pH) </text:span><text:span text:style-name="T521">in cui si trova dall’enzima, presenza o meno di cofattori </text:span><text:span text:style-name="T522">e coenzimi</text:span><text:span text:style-name="T521">, presenza o meno di inibitori.<text:line-break/></text:span><text:span text:style-name="T522">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23">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24">ci. Hanno </text:span><text:span text:style-name="T525">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26">Ci sono degli inibitori che equivalgono ai veleni es monossido di carbonio per l’emoglobina.<text:line-break/></text:span><text:span text:style-name="T527">Ci sono poi gli enzimi delle cellule che per esempio vivono nelle condizioni marine che riescono ad operare a P elevate.<text:line-break/></text:span><text:span text:style-name="T528">Bisogna conoscere la T caratteristica dell’enzima. </text:span><text:span text:style-name="T523"><text:line-break/></text:span><text:span text:style-name="T529">Fondamentale la velocità di reazione, ricorda quella dei catalizzatori convenzionali, ha un andamento a massimo con asintoto. <text:s/></text:span><text:span text:style-name="T530">A seconda della concentrazione del substrato la velocità di reazione sarà diver</text:span><text:span text:style-name="T531">sa.<text:line-break/></text:span><text:span text:style-name="T230">Giustificare perché il primo step ha un equilibrio e il secondo no. </text:span><text:span text:style-name="T533">(domanda d’orale)</text:span><text:span text:style-name="T531"><text:line-break/>Il primo step è enzima + substrato → </text:span><text:span text:style-name="T532">k+1/k-1 </text:span><text:span text:style-name="T531">complesso attivato → k2 enzima ripristinato e prodotto.<text:line-break/></text:span><text:span text:style-name="T532">Non è detto che dal complesso attivato necessariamente si arrivi al prodotto, </text:span><text:span text:style-name="T533">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34">pro</text:span><text:span text:style-name="T533">segue </text:span><text:span text:style-name="T534">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38">Nella seconda parte della reazione non c’è una doppia freccia perché il prodotto avrà una geometria </text:span><text:span text:style-name="T535">molto</text:span><text:span text:style-name="T238"> diversa dal substrato </text:span><text:span text:style-name="T535">che è stato fatto reagire. Questo è il motivo per cui il prodotto non torna nel sito attivo.<text:line-break/></text:span><text:span text:style-name="T536">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37">complesso attivato, è </text:span><text:span text:style-name="T538">misurabile</text:span><text:span text:style-name="T537"> l’enzima iniziale ma non durante </text:span><text:span text:style-name="T538">la</text:span><text:span text:style-name="T537"> reazione). <text:s/>È un eq in grado di </text:span><text:soft-page-break/><text:span text:style-name="T537">esprimere la velocità in funzione della conc di substrato durante la reazione.<text:line-break/></text:span><text:span text:style-name="T539">La costante Km <text:s/>rende conto della affinità che l’enzima ha per quel substrato cioè quanto l’enzima è in grado di interagire con quel substrato. <text:line-break/></text:span><text:span text:style-name="T540">Curva descritta in modo banale: poco substrato, tanto enzima → velocità sarà grande, man mano che aumenta la conc di substrato la velocità diminuisce, quando avr</text:span><text:span text:style-name="T541">em</text:span><text:span text:style-name="T540">o raggiunto la massima conc di siti attivi avremo raggiunto l’asintoto. </text:span></text:p>
      <text:p text:style-name="P33"><text:span text:style-name="T540">Curva descritta matematicamente invece tramite l’espressione di (v=Vmax*Cs/(Km+Cs)).<text:line-break/></text:span><text:span text:style-name="T596">Ricorda</text:span><text:span text:style-name="T540"> l’eq di </text:span><text:span text:style-name="T596">M</text:span><text:span text:style-name="T540">onod</text:span><text:span text:style-name="T539">. </text:span><text:span text:style-name="T54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42">La presenza di inibitori può portare al disattivazione dell’enzima e quindi ad un abbattimento dell’attività e della velocità di reazione. Ci sono tre tipi di inibizione: </text:span><text:span text:style-name="T543">competitiva (c’è competizione per il sito attivo tra il substrato e l’inibitore), </text:span><text:span text:style-name="T544">non competitiva (la usano gli allosterici, in qualche modo diminuisco attività perché modifico il sito attivo ma questo resta sempre vuoto perché l’inibitore viene legato su un altro sito), </text:span><text:span text:style-name="T545">acompetitva (non c’è alcuna competizione per il sito attivo, l’inibitore non si lega al sito attivo ma al complesso enzima substrato attivato, modifica così di nuovo le geometrie e impedisce che le reazioni avvengano).</text:span><text:span text:style-name="T543"><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44">Nel caso degli allosterici l’inibitore è un regolatore. <text:line-break/><text:line-break/></text:span><text:span text:style-name="T546">03/05/2021<text:line-break/></text:span><text:span text:style-name="T547">La regolazione è uno dei problemi principali del sito enzimatico. </text:span><text:span text:style-name="T548">Sistemi di regolazione fanno sì che gli enzimi funzioni quando c’è bisogno e non funzionino quando non c’è bisogno.<text:line-break/></text:span><text:span text:style-name="T549">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50">in funzione della conc di substrato.<text:line-break/>Importante capire la velocità enzimatica e se sto considerando un microrganismo capire come funzioneranno tutti gli enzimi all’interno della cellula. <text:line-break/></text:span><text:span text:style-name="T551">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38">Se gli organismi iniziano a morire entrano in atto tutti quei meccanismi e quindi tutti quegli enzimi degradativi, le proteasi. </text:span><text:span text:style-name="T552">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53">re.<text:line-break/></text:span><text:span text:style-name="T554">3 tipi di </text:span><text:span text:style-name="T558">inibizione</text:span><text:span text:style-name="T554">: competitiva, non competitiva e acompetitva.<text:line-break/>3 cose diverse, si parla sempre di disattivazione mentre nel caso non competitivo si parla anche di attivazione poiché usiamo gli allosterici. <text:line-break/></text:span><text:span text:style-name="T555">Inibizione non competitiva legata alla presenza di un inibitore che non interagisce con il sito attivo ma interagisce con il sito allosterico cioè il sistema che l’enzima utilizza per regolare attività enzimatica</text:span><text:span text:style-name="T554">; </text:span><text:span text:style-name="T556">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57">e quindi</text:span><text:span text:style-name="T556"> in qualche modo regolo la conc del </text:span><text:soft-page-break/><text:span text:style-name="T556">prodotto oppure è un prodotto che proviene da un’a</text:span><text:span text:style-name="T557">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58">è l’inibitore <text:s/>del primo enzima della catena glicolitica; è un inibitore reversibile cioè posso modulare la catena glicolitica in modo tale da regolare il ciclo di krebs e quindi la r</text:span><text:span text:style-name="T557">espirazione.<text:line-break/></text:span><text:span text:style-name="T558">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59">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60">Inibizioni irreversibili </text:span><text:span text:style-name="T561">(in cat non biologica le chiameremmo avvelenamento) ce ne sono, per esempio il sarin è un gas nervino</text:span><text:span text:style-name="T238"> </text:span><text:span text:style-name="T561">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62">Molto spesso il feedback positivo è messo in atto da una molecola diversa che fa il feedback e quindi l’enzima viene attivato da qualcosa che è diverso. <text:line-break/></text:span><text:span text:style-name="T563">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238"><text:line-break/></text:span><text:span text:style-name="T564">Perché gli enzimi?</text:span></text:p>
      <text:p text:style-name="P37"><text:span text:style-name="T23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65">Abbiamo concentrazioni piccolissime di un sacco di prodotti che sono molto simili.<text:line-break/></text:span><text:span text:style-name="T566">Prima separazioni più grossolane poi quelle più raffinate e così via.<text:line-break/>L’enzima invece trasforma il substrato, se anche c’è l’inib</text:span><text:span text:style-name="T567">i</text:span><text:span text:style-name="T566">tore magari lo coordina sul sito attivo </text:span><text:span text:style-name="T567">perché la molecola interagisce ma non lo trasforma. Alla fine quello che io ottengo è il substrato trasformato in prodotto grazie all’enzima. Inoltre l’enzima il sottoprodotto non lo fa perché la reazione è substrato → prodotto.<text:line-break/></text:span><text:span text:style-name="T568">La via chimica costa meno in termini di progettazione e reagenti, arrivo fino ad un certo punto e l’ultima trasformazione la faccio con l’attività enzimatica. Taglio così i costi del downstream.<text:line-break/></text:span><text:span text:style-name="T569">Sul downstream non lo batte nessuno a T e P ambiente. <text:s text:c="2"/><text:line-break/></text:span><text:span text:style-name="T237">Svantaggi</text:span><text:span text:style-name="T569">: devo cavarlo fuori da qualche parte. </text:span><text:span text:style-name="T570">Crearlo direttamente in prodotto è complicato ma non impossibile ma dal punto di vista economico non conviene, quello che conviene farlo è cavarlo fuori da qualche parte: o da microrganismi o da funghi, piante o anche da animali.<text:line-break/></text:span><text:span text:style-name="T571">L’enzima è una molecola suscettibile perché essendo una proteina è di natura suscettibile a determinate modifiche di T, pH, agitazione ecc. Se però denaturiamo anche parzialmente la proteina poi questa perde la proprietà. <text:line-break/></text:span><text:span text:style-name="T572">Non possiamo quindi permetterci delle estrazioni strong proprio perché altrimenti denaturiamo la proteina e disattiviamo l’enzima quindi, se si può, lo si purifica il meno possibile. </text:span></text:p>
      <text:p text:style-name="P37"><text:span text:style-name="T573">Però ovviamente più purifichiamo e migliore è l’attività dell’enzima. <text:line-break/></text:span><text:span text:style-name="T575">S</text:span><text:span text:style-name="T573">e l’enzima è extracellulare perché se è extracellulare è </text:span><text:span text:style-name="T574">un </text:span><text:span text:style-name="T573">più facile, </text:span><text:span text:style-name="T574">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text:span><text:soft-page-break/><text:span text:style-name="T574">di separazione e purificazione.<text:line-break/>Ci sono alcuni enzimi così delicati </text:span><text:span text:style-name="T575">e sensibili che si disattiva la cellula ma non si estrae l’enzima e si usa l’enzima all’interno della cellula mantenuta disattivata in maniera tale che l’enzima funzioni mentre il resto della cellula è praticamente morto (ma non degradato).<text:line-break/></text:span><text:span text:style-name="T576">S</text:span><text:span text:style-name="T575">i possono fare </text:span><text:span text:style-name="T576">altrimenti </text:span><text:span text:style-name="T575">un certo n° di step e poi accontentarci di un’enzima.</text:span><text:span text:style-name="T576"><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577">L’</text:span><text:span text:style-name="T238">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78">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38">Se l’enzima è un’enzima che deriva da un microrganismo si va a verificare se c’è pericolosità.<text:line-break/></text:span><text:span text:style-name="T579">Le caratteristiche organolettiche derivano dai sottoprodotti che deriva di nuovo dalla presenza o meno di enzimi.<text:line-break/><text:line-break/></text:span><text:span text:style-name="T580">La produzione dell’enzima parte da uno screening di ciò che serve, si sceglie quindi il microrganismo più adatto, si fa lo studio, poi si fa il pilota. È esattamente lo stesso metodo degli altri catalizzatori.<text:line-break/></text:span><text:span text:style-name="T581">Possiamo brevettare</text:span><text:span text:style-name="T580"> l’uso d</text:span><text:span text:style-name="T581">i un</text:span><text:span text:style-name="T580">’enzima per una speciale applicazione. </text:span><text:span text:style-name="T581">Approccio industrialmente importante. </text:span></text:p>
      <text:p text:style-name="P57">Il fatto di poterlo brevettare ci da una copertura d’uso, soprattutto dopo aver speso tempo e soldi.</text:p>
      <text:p text:style-name="P40"><text:span text:style-name="T582">Per passare dal pristino (non purificato) e arrivare al n° 5 di step di purificazione si perde molto prodotto, la resa rispetto alla reazione </text:span><text:span text:style-name="T583">diminuisce e l’attività specifica però tanto più è purificato e tanto più aumenta (è come se andassimo verso un’enzima puro all’interno della cellula).<text:line-break/>I costi per peso aumentano tantissimo </text:span><text:span text:style-name="T584">così come aumentano anche i costi di attività.</text:span></text:p>
      <text:p text:style-name="P40"><text:span text:style-name="T584">Ciò che si fa è un bilancio, si gioca sui costi-benefici. Magari non mi fermerò allo stato pristino ma eviterò di arrivare all’ultimo passaggio di purificazione, a seconda ovviamente del microrganismo e dell’uso.<text:line-break/><text:line-break/></text:span><text:span text:style-name="T585">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86">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oft-page-break/><text:span text:style-name="T238">L’utilizzo di metodi chimici </text:span><text:span text:style-name="T587">presenta</text:span><text:span text:style-name="T238"> rischi di modificazioni del sito attivo perché i metodi chimici implicano la formazione di legami forti come legami sigma) </text:span><text:span text:style-name="T587">e sono costosi </text:span><text:span text:style-name="T238">mentre i metodi fisici come adsorbimento o intrappolamento (genero un network di fibre </text:span><text:span text:style-name="T587">e intrappolo l’enzima all’interno), la forza di interazione vede che l’adsorbimento è il meno forte di tutti (perché abbiamo interazioni fra cariche), un po’ più forti quelli dell’intrappolamento ma i più forti sono quelli chimici.<text:line-break/></text:span><text:span text:style-name="T588">Il tempo di vita dell’enzima supportato dall’adsorbimento sarà più corto rispetto a quello in cui ho generato dei legami sigma. Farò anche qui un bilancio per capire quale metodo è il migliore.<text:line-break/></text:span><text:span text:style-name="T590">Se abbiamo applicazioni molto fini e speciali si può anche scegliere un supporto più raffinato (e più costoso) ma più adatto al sistema.</text:span><text:span text:style-name="T587"><text:line-break/></text:span><text:span text:style-name="T589">Anche l’adsorbimento può essere fatto in modi <text:s/>diversi: modi semplici come interazioni elettrostatiche o idrofobiche oppure generazione di legami (avere legami covalenti aiuta nella stabilità).<text:line-break/></text:span><text:span text:style-name="T593">I s</text:span><text:span text:style-name="T592">istemi di immobilizzazione </text:span><text:span text:style-name="T593">possono essere usati anche agli organismi, per</text:span><text:span text:style-name="T592"> esempio </text:span><text:span text:style-name="T593">nel </text:span><text:span text:style-name="T592">trattamento delle acque di scarico; </text:span><text:span text:style-name="T593">con gli organismi è più facile perché tendono naturalmente ad attaccarsi un po’.</text:span><text:span text:style-name="T594"><text:line-break/></text:span><text:span text:style-name="T595">Non è detto che l’immobilizzazione porti sempre ad una diminuzione dell’attività o alla disattivazione, il rischio c’è ma non accade sempre.<text:line-break/><text:line-break/></text:span><text:span text:style-name="T596">I reattori per i sistemi immobilizzati sono o reattori a membrana o sono i reattori tipici dell’attività catalitica.</text:span><text:span text:style-name="T594"><text:line-break/></text:span><text:span text:style-name="T590"><text:line-break/></text:span><text:span text:style-name="T591">06/05/2021<text:line-break/></text:span><text:span text:style-name="T656">ACIDO LATTICO</text:span><text:span text:style-name="T597"><text:line-break/>Si preferisce produrre l’acido lattico per via fermentativa. <text:line-break/></text:span><text:span text:style-name="T598">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599">risultati diversi</text:span><text:span text:style-name="T598">).</text:span></text:p>
      <text:p text:style-name="P92"><text:span text:style-name="T598">S</text:span><text:span text:style-name="T238">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238">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600">e</text:span><text:span text:style-name="T238">mo di spingere la crescita del microrganismo per andare verso una produzione che possa </text:span><text:span text:style-name="T600">sostenere il nostro processo.<text:line-break/></text:span><text:span text:style-name="T601"><text:line-break/></text:span><text:span text:style-name="T602">Pasteur si rese conto che l</text:span><text:span text:style-name="T601">’acido lattico </text:span><text:span text:style-name="T602">non era un componente del latte ma un prodotto di fermentazione del latte, da qui inizia tutta la sua produzione </text:span><text:span text:style-name="T603">industriale.<text:line-break/>Queste produzione industriali fino a tempo fa erano state confinate solo all’industria alimentare </text:span><text:span text:style-name="T604">(formaggio, yo</text:span><text:span text:style-name="T606">g</text:span><text:span text:style-name="T604">urt oppure l’uso di acido lattico come preservante e conservante)</text:span><text:span text:style-name="T603"> ma negli ultimi tempi si sono poi specializzati nella produzione della molecola dell’acido lattico.<text:line-break/></text:span><text:span text:style-name="T604">Nella </text:span><text:span text:style-name="T605">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606">L’acido lattico può essere prodotto anche da fonti fossili: C, petrolio o gas naturale.<text:line-break/>Ci sono sintesi diverse o</text:span><text:span text:style-name="T607">ppure che implicano la degradazione degli zuccheri (fatto per via biochimica) per ottenere appunto la molecola; </text:span><text:span text:style-name="T608">d</text:span><text:span text:style-name="T607">al punto di vista economico </text:span><text:span text:style-name="T608">però </text:span><text:span text:style-name="T607">non sono sostenibil</text:span><text:span text:style-name="T608">i</text:span><text:span text:style-name="T607"> quindi in pratica non vengono praticate.<text:line-break/></text:span><text:span text:style-name="T608">La produzione di acido lattico è fatta quindi sostanzialmente per via fermentativa (rispetto alla via convenzionale è più favorevole). </text:span><text:span text:style-name="T609">Dobbiamo comunque abbassare i costi, possiamo intervenire sul substrato che rappresenta il margine d’intervento.<text:line-break/></text:span><text:soft-page-break/><text:span text:style-name="T232">L</text:span><text:span text:style-name="T233">’acido lattico </text:span><text:span text:style-name="T232">può essere</text:span><text:span text:style-name="T233"> il sottoprodotto di un altro processo</text:span><text:span text:style-name="T610"> come bonifica delle acque o trattamento degli scarti → vantaggio economico perché comunque sia dovevamo trattare gli scarti.<text:line-break/></text:span><text:span text:style-name="T611">Fermentazione associata alla crescita. <text:line-break/></text:span><text:span text:style-name="T612">Con un processo continuo </text:span><text:span text:style-name="T613">(ho un reattore, continuo ad alimentare e continuo ad estrarre)</text:span><text:span text:style-name="T612"> si può fare qualcosa legato al food o al settore farmaceutico solo se i microrganismi sono immobilizzati. Siccome i batteri lattici non sono particolarmente sensibili ci sono anche dei processi in grado di recuperarli e riutilizzarli.<text:line-break/></text:span><text:span text:style-name="T614">Nel caso di un processo continuo il tempo di residenza è medio quindi non so mai cosa sto estraendo e a che punto sono sulla curva di crescita → non posso tracciare. <text:line-break/></text:span><text:span text:style-name="T615">I microrganismi immobilizzati non crescono e se mutano lo fanno poco. Le mutazioni sono tanto più importanti e tanto più rapidi quanto maggiore è la crescita.<text:line-break/></text:span><text:span text:style-name="T616">La progettazione del design è fatta in base a considerazioni biologiche ma anche economiche.<text:line-break/></text:span><text:span text:style-name="T617">Ci sono substrati a basso costo come le biomasse li</text:span><text:span text:style-name="T618">gno</text:span><text:span text:style-name="T617">cellulosiche (gli scarti dell’ikea) </text:span><text:span text:style-name="T618">e c’è un grandissimo fermento scientifico per utilizzarle ma l’obiettivo è applicarle per le più svariate fermentazioni → il problema è che va pretrattato tantissimo, dobbiamo degradarl</text:span><text:span text:style-name="T619">o</text:span><text:span text:style-name="T618"> affinché l’organismo sia in grado di fermentarlo e usarlo come substrato.<text:line-break/>I costi della biomassa quindi aumentano nella valutazione dei costi globali.</text:span><text:span text:style-name="T619"><text:line-break/></text:span><text:span text:style-name="T620">È una fermentazione inibita dal substrato cioè in presenza di elevate concentrazioni di zucchero i lattobacilli rallentano la loro fermentazione quindi la loro conc di zucchero disponibile deve essere dosata ad hoc. <text:line-break/></text:span><text:span text:style-name="T621">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22">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23">Se vogliamo vendere il lattato di calcio va bene ma se invece vogliamo vendere l’acido lattico in quanto tale quello che va fatto è poi una ritrasformazione in acido lattico.<text:line-break/><text:line-break/></text:span><text:span text:style-name="T624">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238">Un altro problema è dato dai sottoprodotti, questi sono comunque molecole organiche (spesso simili al prodotto) e quindi rendono la separazione più difficile e più costosa. <text:line-break/></text:span><text:span text:style-name="T625">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26">) mentre i secondi danno acido lattico in quantità abbondante ma contemporaneamente danno una serie di altri prodotti come etanolo, acido acetico ecc…<text:line-break/><text:line-break/></text:span><text:span text:style-name="T627">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628">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29">Il siero viene utilizzato anche per produrre le proteine in polvere</text:span><text:span text:style-name="T627">.<text:line-break/></text:span><text:span text:style-name="T630">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31">Tendenzialmente sono </text:span><text:span text:style-name="T632">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33">Bisogna tenere conto delle conc di zucchero, dei valori di pH (misurato e controllato con sonde), </text:span><text:span text:style-name="T634">batch o fed-batch o continuo dipende dalle condizioni. C’è il vantaggio di asepsi perché buona parte di batteri a quei pH muore.<text:line-break/></text:span><text:soft-page-break/><text:span text:style-name="T634"><text:line-break/></text:span><text:span text:style-name="T635">Una volta prodotto l’acido lattico il nostro obiettivo è separarlo e purificarlo.<text:line-break/>Dipende se nel processo abbiamo usato omofermentatore o eterofermentatore, in questo caso dovremo separare ciò che non è acido lattico </text:span><text:span text:style-name="T636">quindi separazione solido-liquido e po</text:span><text:span text:style-name="T637">i bisogna trattare il liquido.<text:line-break/>In un processo batch ivi compreso questo non si va mai a consumo del substrato allora abbiamo sempre un po’ di substrato non reagito che a fine processo dovremo separare. </text:span></text:p>
      <text:p text:style-name="P43"><text:span text:style-name="T637">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31">sposta l’acido più debole dai suoi sali</text:span><text:span text:style-name="T637"> → reazione di doppio scambio e quindi si ripristina l’acido lattico e si forma solfato di calcio. <text:line-break/></text:span><text:span text:style-name="T638">Il problema è il solfato di calcio (gesso) è il sottoprodotto più comune che possiamo trovare </text:span><text:span text:style-name="T644">nelle</text:span><text:span text:style-name="T638"> produzioni. <text:line-break/>C’è tanto gesso, ha valore 0 e quello che produciamo noi vale ancora meno in quanto è giallo e puzza </text:span><text:span text:style-name="T644">(quindi non si può usare nemmeno nelle applicazioni building)</text:span><text:span text:style-name="T638">. </text:span><text:span text:style-name="T644">Si usa quasi sempre la calce per salificare.</text:span></text:p>
      <text:p text:style-name="P43"><text:span text:style-name="T638"><text:line-break/></text:span><text:span text:style-name="T639">10/05/2021<text:line-break/></text:span><text:span text:style-name="T640">Nel caso di produzione di acidi la separazione è abbastanza semplice, siamo in presenza di un acido quindi lo si può salificare (reazioni acido base facilmente applicabili e con rese anche abbastanza importanti). <text:line-break/></text:span><text:span text:style-name="T641">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49"> estrazione con solvente</text:span><text:span text:style-name="T641"> <text:s/>quindi separazione usando un liquido estraente oppure una</text:span><text:span text:style-name="T649"> separazione utilizzando membrana</text:span><text:span text:style-name="T641">.</text:span></text:p>
      <text:p text:style-name="P44"><text:span text:style-name="T238">La prima pone qualche problema in più perché spesso il solvente è organico e poi entriamo nei problemi degli </text:span><text:span text:style-name="T236">equilibri</text:span><text:span text:style-name="T238"> (le estrazioni dei solventi giocano proprio su questi). Gli equilibri sono sempre un pochino problematici, possiamo avere dei ritorni </text:span><text:span text:style-name="T642">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643">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67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675">l</text:span><text:span text:style-name="T67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67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676">Le operazioni unitarie pur essendo tutte uguali vanno fatte in sequenza e progressivamente i costi di membrana e di separazione aumentano.</text:span><text:line-break/><text:span text:style-name="T668">Con il processo di </text:span><text:span text:style-name="T672">precipitazione</text:span><text:span text:style-name="T668"> non abbiamo la possibilità di ottenere un acido direttamente.<text:line-break/></text:span><text:span text:style-name="T669">Prima reazione salificazione con formazione di lattato di calcio e poi recupero con trattamento dell’acido forte. Solfato di calcio rappresenta un problema </text:span><text:span text:style-name="T670">perché non sappiamo cosa fare, costa soldi perché dobbiamo smaltirlo in discarica ma diventa un rifiuto speciale perché proviene da fermentazione. </text:span><text:span text:style-name="T671">Otteniamo però un acido lattico abbastanza puro.<text:line-break/>In questo caso si può usare una via alternativa ossia andare ad esterificare l’acido lattico facendone un estere metilico, </text:span><text:soft-page-break/><text:span text:style-name="T671">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90"><text:span text:style-name="T64">Il processo di purificazione dipenderà però dalla purezza richiesta del mercato e dalle sue applicazioni.<text:line-break/><text:line-break/></text:span><text:span text:style-name="T65">Applicazioni alimentari con addizione di acido lattico oppure con produzione di acido lattico in situ e poi il suo utilizzo come additivo. È uno dei conservanti più utilizzati.<text:line-break/></text:span><text:span text:style-name="T66">L’acido lattico </text:span><text:span text:style-name="T67">prodotto per via fermentativa</text:span><text:span text:style-name="T66"> </text:span><text:span text:style-name="T68">veniva</text:span><text:span text:style-name="T66"> usato per fare l’acido polilattico (</text:span><text:span text:style-name="T85">PLA</text:span><text:span text:style-name="T66">) </text:span><text:span text:style-name="T68">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67">o</text:span><text:span text:style-name="T68"> per policondensazione diretta </text:span><text:span text:style-name="T67">a T e P elevate, alla fine il materiale che si poteva ottenere era costoso ma nemmeno molto buono </text:span><text:span text:style-name="T69">(anche se ad alto peso molecolare)</text:span><text:span text:style-name="T67">. <text:s/><text:line-break/>Si pensò allora di produrre l’acido polilattico tramite intermedi con produzione di questo intermedi, polimerizzazione <text:s/></text:span><text:span text:style-name="T69">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70">processo green.<text:line-break/>Acido lattico prodotto per via fermentativa (che può essere utilizzata per degradare scarti) e trasformato in un prodotto ad alto valore aggiunto che è un polimero biodegradabile </text:span><text:span text:style-name="T71">da parte di microrganismi presenti in natura </text:span><text:span text:style-name="T72">trasformandolo in CO</text:span><text:span text:style-name="T61">2</text:span><text:span text:style-name="T72"> o metano e acqua.</text:span><text:span text:style-name="T70"><text:line-break/></text:span><text:span text:style-name="T73">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71">Questa applicazione è importante perché un packaging biodegradabile va nella direzione green. <text:line-break/><text:line-break/></text:span><text:span text:style-name="T74">Il PLA ha applicazioni mediche perché viene utilizzato nell’ingegneria </text:span><text:span text:style-name="T75">tissutale</text:span><text:span text:style-name="T74">, </text:span><text:span text:style-name="T75">suture</text:span><text:span text:style-name="T74"> perché riassorbibile e non tossico, </text:span><text:span text:style-name="T75">per i device ortopedici (un tempo fatti di titanio). </text:span><text:span text:style-name="T76">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77">Si usano di solito dei carrier che sono polimeri, il PLA è tra questi.<text:line-break/></text:span></text:p>
      <text:p text:style-name="P91"><text:span text:style-name="T63">Altra applicazione dell’acido polilattico è il latte fermentato. </text:span><text:span text:style-name="T78">I formaggi e i probiotici sono prodotti con obiettivo preservare le qualità nutritive del contenuto di latte. <text:line-break/></text:span><text:span text:style-name="T79">Si può fermentare qualsiasi tipo di latte animale, il latte della renna ha un contenuto di grassi molto alto, sono tutti latti trasformabili e fermentabili in formaggio. <text:line-break/></text:span><text:span text:style-name="T80">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81">Un’altra cosa che sono in grado di produrre i battero lattici sono le batteriocine o lantibiotic</text:span><text:span text:style-name="T84">i</text:span><text:span text:style-name="T81">, molecole piccole che hanno in parte capacità antibiotica prodotte durante la fase di fermentazione lattica, sono in grado di essere attivi contro gli organismi gran positivi. </text:span><text:span text:style-name="T82">Sono in grado di prevenire e rallenta lo spoilage da parte di una serie di batteri che portano alla degradazione di sostanze minerali.<text:line-break/>Sono in grado di interagire con </text:span><text:span text:style-name="T83">la parete dei microrganismi degradativi e patogeni che si sviluppano nei cibi conservati dando un effetto detergente </text:span><text:span text:style-name="T84">quindi la presenza di batteriocina comporta una migliore conservazione dell’alimento</text:span><text:span text:style-name="T83">. </text:span></text:p>
      <text:p text:style-name="P60">Per prevenire muffe nei <text:span text:style-name="T678">mais nel silos</text:span> venivano <text:span text:style-name="T679">inoculati</text:span> dei batteri lattici al loro interno, i batteri fermentano abbassando progressivamente il pH <text:s/>andando a valori di acidità bassi, quindi le <text:span text:style-name="T679">infezioni</text:span> muffe non si verificano e in parallelo si vide che la formazione delle batteriocine che <text:span text:style-name="T679">andavano ad aumentare l’effetto di sterilizzazione messo in atto con l’abbassamento del pH e </text:span>a<text:span text:style-name="T679">vevano </text:span>l’effetto di asepsi e <text:span text:style-name="T679">aiutavano </text:span>a preservare la produzione alimentare.</text:p>
      <text:p text:style-name="P60"><text:soft-page-break/><text:line-break/><text:span text:style-name="T677">Un altro metodo per conservare i vegetali è proprio dato dalla fermentazione lattica. <text:line-break/></text:span><text:span text:style-name="T68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681">g</text:span><text:span text:style-name="T680">rado di dare fermen</text:span><text:span text:style-name="T681">tazione lattica e in grado di crescere in concentrazioni saline spinte. I vegetali vengono ammollati in acqua e sale </text:span><text:span text:style-name="T682">e automaticamente si auto sterilizzano e quindi si conservano per molto tempo. </text:span><text:span text:style-name="T683">Il</text:span><text:span text:style-name="T682"> sapore sarà un po’ salato e acido.</text:span></text:p>
      <text:p text:style-name="P61">È un modo per conservare verdura per molto tempo, adesso è prodotto anche a scopo organolettico perché questo sapore è gradito ai consumatori.<text:line-break/><text:line-break/><text:span text:style-name="T684">Lo </text:span><text:span text:style-name="T687">yogurt</text:span><text:span text:style-name="T68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2">I probiotici più noti sono quelli contenuti nello yogurt: bifidobatter<text:span text:style-name="T685">i</text:span>, lattobacilli, streptococchi.</text:p>
      <text:p text:style-name="P63"><text:span text:style-name="T693">F</text:span>ermentazione simbiotica cioè <text:span text:style-name="T693">l</text:span>a produzione dello yogurt richiede almeno <text:span text:style-name="T693">due microrganismi, normalmente il lattobacillo bulgaric</text:span><text:span text:style-name="T694">us</text:span><text:span text:style-name="T69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4">I due batteri hanno T di esercizio diverse, il bulgaricus è presente all’in<text:span text:style-name="T69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92">2</text:span> che stimolano invece il metabolismo del bulgaricus.</text:p>
      <text:p text:style-name="P64">Il valore di pH che può essere raggiunto a fine fermentazione è diverso a seconda dei due microrganismi. <text:line-break/>La fermentazione va avanti con copresenza dei due microrganismi con il <text:span text:style-name="T69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695">Il latte di partenza come nel caso del formaggio deve essere standardizzato in termini di grassi, se troppo grasso non va bene per essere fermentato dai lattobacilli. Quindi si fa operazione di affioramento e scrematura </text:span><text:span text:style-name="T697">e </text:span><text:span text:style-name="T695">il latte </text:span><text:span text:style-name="T697">subisce anche</text:span><text:span text:style-name="T69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698">La frutta dentro lo yogurt può essere messa o in pezzi o in forma di puree.<text:line-break/><text:line-break/><text:line-break/></text:span><text:span text:style-name="T700">PRODUZIONE DI ACIDI ORGANICI</text:span><text:span text:style-name="T69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702">K</text:span><text:span text:style-name="T699">rebs e altri che vengono generati a opera di un ossidazione successiva del glucosio. <text:line-break/>Il capostipite e l’acido più prodotto è </text:span><text:span text:style-name="T688">l’acido citrico, questo è un acido tricarbossilico </text:span><text:span text:style-name="T699">quindi ha tre funzioni COO</text:span><text:span text:style-name="T701">H</text:span><text:span text:style-name="T699"> e questo andrà ad influire sul processo. </text:span><text:span text:style-name="T701">Sono bio-acidi perché sono prodotti da microrganismi e macrorganismi durante la respirazione, hanno una serie di applicazioni molto grandi (food, cosmetici, industria tessile, bioplastiche ecc).</text:span></text:p>
      <text:p text:style-name="P65">Possono essere anche estratti <text:span text:style-name="T70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oft-page-break/><text:span text:style-name="T703">I protagonisti sono: a</text:span><text:span text:style-name="T702">cido citrico, fumarico, itaconico, gluconico, malico, lattico e acetico.</text:span></text:p>
      <text:p text:style-name="P65"><text:span text:style-name="T702">Possono essere di due categorie, una legata ai cicli di acidi tricarbossilici e l’altra deriva</text:span><text:span text:style-name="T703">n</text:span><text:span text:style-name="T702">ti dall’</text:span><text:span text:style-name="T703">ossidazione del glucosio.</text:span><text:span text:style-name="T702"><text:line-break/></text:span><text:span text:style-name="T703">Essendo acidi che stanno all’interno dei cicli metabolici il problema è legato al fatto che se sono </text:span><text:span text:style-name="T704">intermedi</text:span><text:span text:style-name="T70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704">prodotto terminale</text:span><text:span text:style-name="T703"> della fermentazione).<text:line-break/>Dovremo pensare ad un ciclo produttivo che assicuri accumulo dell’intermedio.<text:line-break/></text:span><text:span text:style-name="T70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737">ACIDO CITRICO</text:span><text:span text:style-name="T705"><text:line-break/></text:span><text:span text:style-name="T706">L’acido citrico è un sale cristallino bianco inodore, è acido al gusto che fonde a 153°C e decompone prima di fondere, è molto solubile in acqua e alcool e ha effetti corrosivi perché ha un pK</text:span><text:span text:style-name="T707">a</text:span><text:span text:style-name="T706"> piuttosto basso. Si trova nelle cellule.</text:span></text:p>
      <text:p text:style-name="P66">È il primo intermedio del ciclo di respirazione ed è anche presente nella frutta. <text:span text:style-name="T707">Originariamente l’acido citrico veniva ottenuto attraverso un processo ad estrazione. Ha usi svariati, può essere utilizzato come conserv</text:span><text:span text:style-name="T708">a</text:span><text:span text:style-name="T707">nte, </text:span><text:span text:style-name="T708">cibo e bibite</text:span><text:span text:style-name="T707">, detergen</text:span><text:span text:style-name="T708">ti</text:span><text:span text:style-name="T707">, </text:span><text:span text:style-name="T708">depurante di olio per friggere, pannolini come adsorbitore ecc. <text:line-break/>È <text:s/>in grado di dare effervescenza e insieme ad altri aromatizzanti dà il sapore di arancia o limone. <text:line-break/><text:line-break/></text:span><text:span text:style-name="T70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710">ono</text:span><text:span text:style-name="T709"> anche dall’uso dei microrganismi. <text:line-break/></text:span><text:span text:style-name="T710">La reazione è la conversione del glucosio, questo viene fatto all’interno della cellula. <text:line-break/>È un processo che ha bisogno di ottimizzazione dello zucchero, </text:span><text:span text:style-name="T71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71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713">Problema: l’acido citrico è il primo intermedio del ciclo di Krebs e questo assieme alla glicolisi sono cicli fondamentali per la sopravvivenza del microrganismo e quindi le conc di queste molecole sono </text:span><text:span text:style-name="T714">stabilite</text:span><text:span text:style-name="T713"> da enzimi regolatori.<text:line-break/></text:span><text:span text:style-name="T71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71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7">Un altro problema è dato dal fatto che l’acido citrico viene degradato all’interno della cellula perché il ciclo va chiuso, se il ciclo non viene chiuso il microrganismo muore; anche qui dovremo agire sugli enzimi degradativi.<text:line-break/><text:span text:style-name="T716">Dobbiamo fare in modo che il microrganismo possa prendere una via alternativa degradativa e andare a chiudere il ciclo in modo tale che possa sopravvivere. <text:s/><text:line-break/></text:span><text:span text:style-name="T717">Interveniamo agendo sul substrato, siamo così in grado ad effettuare questi interventi: un mezzo ricco di ammonio e deficiente di manganese è in grado di rimuovere l’inibizione sulla fosfofruttochinasi, un mezzo che venga depauperato </text:span><text:soft-page-break/><text:span text:style-name="T717">degli ioni Fe e venga addizionato degli ioni </text:span><text:span text:style-name="T718">Cu</text:span><text:span text:style-name="T717"> è in grado di sostenere la produzione di acido citrico evitando la trasformazione ad isocitrato con possibile scelta da parte del microrganismo di una via laterale.</text:span></text:p>
      <text:p text:style-name="P68">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71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719">di citrato</text:span><text:span text:style-name="T718"><text:line-break/>3) La rimozione di ioni ferro </text:span><text:span text:style-name="T719">porta alla trasformazione totale in isocitrato</text:span></text:p>
      <text:p text:style-name="P69">4) l’utilizzo di fonti di glucosio migliori in cui il glucosio è maggiormente disponibile (tipo il melasso) sono in grado di favorire la scelta di via alternativa e quindi di preservare il microrganismo vivo</text:p>
      <text:p text:style-name="P69">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0">Il processo può essere fatto fed batch ma si tende a fare un processo <text:span text:style-name="T686">batch a due stadi </text:span>perché le cond di crescita e le cond di produzione sono molto differenti. <text:span text:style-name="T72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2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0"><text:span text:style-name="T722">Punti critici della f</text:span><text:span text:style-name="T721">ermentazione sommersa: formazione delle ife, controllo pH, T e O</text:span><text:span text:style-name="T103">2</text:span><text:span text:style-name="T721">.</text:span></text:p>
      <text:p text:style-name="P70"><text:span text:style-name="T721">La formazione delle ife e la distruzione delle ife a causa delle agitazione è uno dei punti critici, se sono rotte il microrganismo non cresce più e non produce più acido citrico.</text:span><text:line-break/><text:span text:style-name="T722">I microrganismi sono o l’aspergillus niger, altri aspergilli, </text:span><text:span text:style-name="T723">candide e lieviti.</text:span></text:p>
      <text:p text:style-name="P71">Vogliamo aumentare le rese e possibilmente usando un substrato che costi meno per abbassare i costi → cambio microrganismo, sono state proposte le candide perché queste degradano substrati non ricchi come il melasso.<text:line-break/><text:span text:style-name="T723">Step per fare fermentazione sommersa ivi compreso il processo di separazione.</text:span></text:p>
      <text:p text:style-name="P7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2">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26">bivalente → </text:span><text:span text:style-name="T727">con i conti stechiometrici già in termini molari la quantità di solfato di calcio è molto grande.</text:span></text:p>
      <text:p text:style-name="P72">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3">Operazione di estrazione utile anche per portare l’acido citrico nel brodo di cultura.</text:p>
      <text:p text:style-name="P74">Visione globale del processo produttivo: proposta a due step, crescita e accumulo, pH deve essere intorno a 4 e scende <text:soft-page-break/>durante la fermentazione (aspergillus cresce meglio in ambiente acido essendo anche un produttore di acido).<text:line-break/><text:span text:style-name="T724">Fermentazione a superficie o <text:s/>a substrato liquido, i vassoi sono riempiti con il substrato liquido, o a substrato solido, usato di più nei paesi asiatici, è meno produttivo perché servono grandi spazi e superfici.<text:line-break/></text:span><text:span text:style-name="T725">Scarti delle patate dolci usati come substrato solido in Giappone. </text:span></text:p>
      <text:p text:style-name="P75"><text:s/><text:line-break/><text:span text:style-name="T728">13/05/2021</text:span></text:p>
      <text:p text:style-name="P76">Acidi bio organici di interesse industriale, sono prodotti intracellulari. <text:span text:style-name="T72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730">Prodotti terminali come acido lattico, acido acetico o gluconico → le cond di accumulo e di sintesi vanno di pari passo.<text:line-break/></text:span><text:span text:style-name="T73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732">comunque</text:span><text:span text:style-name="T731"> associati alla crescita </text:span><text:span text:style-name="T733">perché senza l</text:span><text:span text:style-name="T732">’acido citrico </text:span><text:span text:style-name="T733">non può </text:span><text:span text:style-name="T732">crescere. <text:s/></text:span><text:span text:style-name="T733">È un intermedio e quindi le cond operative vanno gestite in modo da procedere all’accumulo.<text:line-break/></text:span><text:span text:style-name="T734">L’acido citrico per produzioni piccole può essere fatta anche tramite fermentazione a superficie, viene messa a punto una superficie/substrato su cui poi viene <text:s/>seminato il microrganismo che poi farà la fermentazione.</text:span></text:p>
      <text:p text:style-name="P88">Il substrato è formulato in modo da poter effettuare la crescita e lo sviluppo e la produzione di acido citrico.</text:p>
      <text:p text:style-name="P76"><text:span text:style-name="T73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735">Produzione piccola che non è in grado di sostenere il mercato.</text:span></text:p>
      <text:p text:style-name="P77">Utilizzata quando la produzione di acido citrico vuole essere effettuata come modo per trattare gli scarti.</text:p>
      <text:p text:style-name="P78">Con il substrato liquido la fermentazione è un po’ più efficiente. <text:line-break/><text:span text:style-name="T736">Per soddisfare la richiesta mondiale si fa fermentazione sommersa.<text:line-break/><text:line-break/></text:span><text:span text:style-name="T737">ACIDO ACETICO<text:line-break/></text:span><text:span text:style-name="T738">Mercato non piccole perché ha applicazioni alimentari, farmaceutici e cosmetico.</text:span></text:p>
      <text:p text:style-name="P79">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9"><text:span text:style-name="T739">Reazione di ossidazione successiva dell’etanolo con acido acetico come prodotto terminale.<text:line-break/></text:span><text:span text:style-name="T740">È un prodotto che si può ottenere sia per processo aerobio che anaerobio, dipende dal microrganismo usato.<text:line-break/></text:span><text:span text:style-name="T741">Clostridium (microrganismo potenzialemente patogeno) usato perché trasforma glucosio in acido acetico con un singolo step.<text:line-break/>Si usano invece i batteri acetici per produrre acido acetico a scopo alimentare.</text:span></text:p>
      <text:p text:style-name="P80">Il metodo di fermentazione è un metodo di superficie, in particolare si usare il trickle bed reactor.</text:p>
      <text:p text:style-name="P80">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742">La maggior parte del microrganismo è esposto al substrato fatto percolare e durante la fase finale il prodotto (etanolo) è fatto fermentato fino ad acido acetico.</text:span></text:p>
      <text:p text:style-name="P81">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text:soft-pag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743">ACIDO ITACONICO<text:line-break/>L’acido itaconico è un intermedio del ciclo di </text:span><text:span text:style-name="T744">K</text:span><text:span text:style-name="T743">rebs e uno dei prodotti di degradazione successiva dell’acido citrico.<text:line-break/></text:span><text:span text:style-name="T74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74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74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2"><text:span text:style-name="T745">Si usa molto meno l’idrossido di calcio perché l’itaconato di calcio è molto appiccicoso ed è difficile da recuperare, meglio usare idrossido di ammonio formando il sale corrispondente.<text:line-break/><text:line-break/></text:span><text:span text:style-name="T74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74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748">z</text:span><text:span text:style-name="T747">ione possiamo otten</text:span><text:span text:style-name="T748">e</text:span><text:span text:style-name="T747">re o l’acido gluconico direttamente o</text:span><text:span text:style-name="T748">ppure possiamo cristalli</text:span><text:span text:style-name="T749">z</text:span><text:span text:style-name="T748">zare il delta lattone </text:span><text:span text:style-name="T749">(controllore di acidità e conservante)</text:span><text:span text:style-name="T748"> perché entrambi hanno applicazioni industriali.<text:line-break/></text:span><text:span text:style-name="T749">Il delta lattone è addizionato anche ai mangimi degli animali perché ha effetti benefici oppure viene usato nell’industria casearia per favorire la formazione della cagliata.</text:span></text:p>
      <text:p text:style-name="P83"><text:span text:style-name="T749">I sali dell’acido gluconico hanno le più svariate applicazione come detergente, per eliminare ruggine, in metallurgia, add</text:span><text:span text:style-name="T750">itivi di cementi ecc<text:line-break/></text:span><text:span text:style-name="T751">Uso come agenti chelanti, molecole in grado di intrappolare ioni, utilizzati nei prodotti della detergenza.</text:span></text:p>
      <text:p text:style-name="P84"><text:span text:style-name="T752">Prima si usava l’EDTA ma questo è stato sostituto con l’acido gluconico perché questo viene degradato con molta rapidità durante la fase di trattamento dell’acqua → chelant</text:span><text:span text:style-name="T753">e</text:span><text:span text:style-name="T752"> più green.<text:line-break/></text:span><text:span text:style-name="T754"><text:line-break/></text:span><text:span text:style-name="T755">17/05/2021<text:line-break/></text:span><text:span text:style-name="T756">Le applicazioni enzimatiche per applicazioni industriali sono le più svariate, buona parte sono relativa all’industria alimentare, farmaceutica e anche un po’ con l’industria cosmetica.<text:line-break/>Aromi e profumi possono essere fatti tramite enzimi, </text:span><text:span text:style-name="T757">sono usati anche nel campo della detergenza.<text:line-break/>Usati anche nella produzione della biofuel. </text:span><text:span text:style-name="T758">Applicazioni dirette o indirette.<text:line-break/></text:span><text:span text:style-name="T75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760">Il primo episodio in cui gli enzimi sono stati utilizzati in campo detergenza risale al 1913, si resero conto che i fluidi presi dal pancreas addizionati ai detergenti lavavano e toglievano il grasso meglio.<text:line-break/></text:span><text:soft-page-break/><text:span text:style-name="T761">Negli anni 60 vennero isolate le prime proteasi alcaline. </text:span><text:span text:style-name="T762">A partire da qui non ci sono stati più detergenti che non avessero avuto al loro interno un’enzima, adesso ce ne sono tantissimi dentro.<text:line-break/>Se uso un’enzima posso anche abbassare la T di lavaggio </text:span><text:span text:style-name="T763">ottenendo dei risultati di buona qualità.<text:line-break/>Sono tutti enzimi non immobilizzati. Mercato enorme.<text:line-break/></text:span><text:span text:style-name="T764">La maggior parte sono derivati da organismi geneticamente modificati (per favorire magari la produzione di un certo enzima, non per forza OGM). Non si usano mai gli organismi wild perché non saremmo in grado di soddisfare le richieste.</text:span></text:p>
      <text:p text:style-name="P85"><text:span text:style-name="T764">Bisogna fare in modo che l’enzima sia escreto nel brodo di fermentazione (quindi magari dovrò fare meno purificazione). Questi sono enzimi non particolarmente sensibili per cui possono essere un po’ trattati.<text:line-break/></text:span><text:span text:style-name="T760"><text:line-break/></text:span><text:span text:style-name="T765">I detersivi sono dei prodotti di formulazione raffinata perché devono avere dentro un sacco di componenti di varia natura. Gli enzimi lavorano in ambiente acquoso, i detergenti non sono utilizzati subito perché subiranno </text:span><text:span text:style-name="T766">un processo</text:span><text:span text:style-name="T765"> </text:span><text:span text:style-name="T766">di vendita. Gli enzimi devono essere protetti e devono rimanere inattivi fino al loro momento di utilizzo.</text:span></text:p>
      <text:p text:style-name="P85"><text:span text:style-name="T76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767">Lo sporco sono proteine, grassi e molecole che devono essere rimosse a seguito dell’operazione di detergenza.</text:span></text:p>
      <text:p text:style-name="P86">Data la conoscenza delle molecole che costituiscono lo sporco e data la conoscenza degli enzimi in grado di degradarle è stata studiata tutta questa direzione verso la detergenza.<text:line-break/><text:span text:style-name="T76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769">in quanto è presente molta acqua.</text:span></text:p>
      <text:p text:style-name="P87">Si va a vedere come gli enzimi presenti sono in grado di degradare <text:span text:style-name="T770">in</text:span> parti più piccole le molecole più grandi dopodiché l’effetto sinergico deriva dal fatto che ci sarà un altro enzima in grado di attaccare proprio le parti più piccole.<text:line-break/><text:line-break/><text:span text:style-name="T770">FOOD PROCESSING<text:line-break/>Anche qui si usano enzimi ovunque. </text:span><text:span text:style-name="T771">L’uso della pectinasi ha consentito la produzione di frutti secchi, attacca le pectine durante il recupero del succo di frutta dalla frutta che stiamo trattando.<text:line-break/></text:span><text:span text:style-name="T772">Gli enzimi sono stati usati per il pane, fermentazione alcolica, pesce, formaggio ecc.</text:span></text:p>
      <text:p text:style-name="P101">Queste categorie di enzimi erano principalmente prodotti per estrazione da cellule o animali.<text:line-break/><text:span text:style-name="T773">Esiste un pacchetto GRAS (generally recognized as safe) di microrganismi utilizzati per produzione enzimatica.<text:line-break/>Sono microrganismi riconosciuti come safe, </text:span><text:span text:style-name="T774">quindi </text:span><text:span text:style-name="T773">nella produzione di enzima questa categoria di microrganismi ci assicura di essere più sicuri </text:span><text:span text:style-name="T774">e </text:span><text:span text:style-name="T773">di non avere eventuali tossine.<text:line-break/><text:line-break/></text:span><text:span text:style-name="T775">2</text:span><text:span text:style-name="T776">0</text:span><text:span text:style-name="T775">/05/2021<text:line-break/></text:span><text:span text:style-name="T777">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778">I polifenoli hanno come obiettivo quello di </text:span><text:span text:style-name="T779">rallentare</text:span><text:span text:style-name="T778"> l’effetto ossidativo </text:span><text:span text:style-name="T77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781">Ci sono anche e</text:span><text:span text:style-name="T780">nzimi che degradano una serie di molecole che invece vorremo preservare nel momento in cui andiamo a trattare gli alimenti.<text:line-break/></text:span><text:span text:style-name="T782">Obiettivo dal punto di vista industriale è se mi servono di estrarre gli enzimi e usarli ma se non serve di disattivarli.<text:line-break/></text:span><text:span text:style-name="T783">Mediamente gli enzimi preferiscono lavorare immobilizzati che liberi e le rese sono migliori proprio quando sono immobilizzati (perché probabilmente il sito attivo si è stabilizzato).<text:line-break/></text:span><text:span text:style-name="T784">Per disattivare un’enzima vado a pensare alle sue cond operative, essendo un’enzima proveniente da un microrganismo dovrebbe operare a cond ambienti e controllo anche il pH.<text:line-break/>Per inattivarli si </text:span><text:span text:style-name="T786">modifica</text:span><text:span text:style-name="T784"> o la T, </text:span><text:span text:style-name="T785">si fa blanching ossia si sbollenta a 70-100°C in modo tale da disattivare tutti gli enzimi e </text:span><text:soft-page-break/><text:span text:style-name="T785">poi si surgelano, il problema della T è legato al problema del mantenimento delle proprietà del cibo, </text:span><text:span text:style-name="T786">oppure il pH che porta ad una stasi degli enzimi perché ogni enzima ha un pH di esercizio e noi cerchiamo di metterli fuori da questo range.<text:line-break/></text:span><text:span text:style-name="T787">L’enzima immobilizzato mediamente porta a rese e risultati migliori ma ovviamente bisogna tenere i conti.<text:line-break/></text:span><text:span text:style-name="T789">Le prime a</text:span><text:span text:style-name="T788">pplicazioni di enzimi immobilizzati in campo alimentare sono </text:span><text:span text:style-name="T789">stati i</text:span><text:span text:style-name="T788"> </text:span><text:span text:style-name="T789">trattamenti di miscele racemiche di amminoacidi per andare a selezionare l’enantiomero corretto che è quello in grado di essere riconosciuto dai nostri enzimi. </text:span><text:span text:style-name="T792">In questa applicazione s</text:span><text:span text:style-name="T790">i fa operazione di protezione </text:span><text:span text:style-name="T791">di</text:span><text:span text:style-name="T790"> gruppo funzionale, </text:span><text:span text:style-name="T79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792">e. Dopodiché si va avanti con il processo fino ad ottenere la mix racemica.</text:span><text:span text:style-name="T791"><text:line-break/></text:span><text:span text:style-name="T792">L’ultimo passaggio è fatto con l’enzima immobilizzato che è in grado di separare i due enantiomeri e trasformare quell’oggetto in un enantiomero che ricicleremo in colonna.<text:line-break/><text:line-break/></text:span><text:span text:style-name="T79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794">pie</text:span><text:span text:style-name="T795">ni di pectina</text:span><text:span text:style-name="T793"><text:line-break/>L</text:span><text:span text:style-name="T794">e </text:span><text:span text:style-name="T689">pectin</text:span><text:span text:style-name="T690">e</text:span><text:span text:style-name="T794"> sono usate per </text:span><text:span text:style-name="T795">dare consistenza al</text:span><text:span text:style-name="T794">le marmellate oppure per regolare la scorrevolezza delle paste d</text:span><text:span text:style-name="T795">ei prodotti da</text:span><text:span text:style-name="T794"> forno, </text:span><text:span text:style-name="T795">sono usate in molte applicazioni (non solo alimentari).</text:span></text:p>
      <text:p text:style-name="P102">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79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797">La degradazione di un polisaccaride è complessa e va per step successivi.<text:line-break/></text:span><text:span text:style-name="T798">La rapidasi </text:span><text:span text:style-name="T799">mi indica</text:span><text:span text:style-name="T798"> </text:span><text:span text:style-name="T797">il rapporto tra gli enzimi, </text:span><text:span text:style-name="T800">la polpa reagisce con la rapidasi e dopodiché abbiamo la compressione.</text:span></text:p>
      <text:p text:style-name="P102"><text:span text:style-name="T800">L’enzima una volta fatto il suo dovere si inattiva e rimane nel succ</text:span><text:span text:style-name="T801">o (non fanno male, ovviamente ho fatto i controlli sull’enzima prima della produzione).<text:line-break/>Le rapidasi possono essere enzimi prodotti da microrganismi le cui molecole prodotte sono state dimostrate non da</text:span><text:span text:style-name="T802">re </text:span><text:span text:style-name="T801">luogo a tossicità e allergie. </text:span><text:span text:style-name="T803">Bastano 25 g/ton di rapidasi.<text:line-break/>Si può fare poi lo stesso succo di frutta separando la pectasi, lo si fa con due rapidasi diverse in due step diversi.</text:span></text:p>
      <text:p text:style-name="P103">Non facciamo sterilizzazione ma pastorizzazione perché degraderei le proteine presenti e le caratteristiche nutritive del succo. La pastorizzazione non garantisce asepsi.<text:line-break/>Lo scarto quindi il solido NON si butta, viene trasformato <text:span text:style-name="T804">e poi viene usato per addizionarlo ai mangimi degli animali, non è consentito per gli umani perché </text:span><text:span text:style-name="T805">ci sono regole più stringenti per gli esseri umani.<text:line-break/><text:line-break/>Un’altra produzione enzimatica è la produzione degli sciroppi, è un modo per trattare amidi per ottenere principalmente dolcificanti </text:span><text:span text:style-name="T806">(qualsiasi cosa che sia in grado di rendere dolci)</text:span><text:span text:style-name="T805">.<text:line-break/></text:span><text:span text:style-name="T80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807">Gli sciroppi ad alto contenuto di fruttosio sono prodotti essenzialmente a partire dagli scarti di mais (lo si usa per fare l’olio).<text:line-break/></text:span><text:soft-page-break/><text:span text:style-name="T808">C’è tutta una categoria di sciroppi diversi che dipendono dal taglio dei polisaccaridi.</text:span></text:p>
      <text:p text:style-name="P104">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809">Poi operazione di saccarificazione per ottenere gli zuccheri che o rimangono sotto forma di sciroppo oppure andando avanti è possibile ottenere la separazione di un solido.<text:line-break/></text:span><text:span text:style-name="T81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811">in continuo (</text:span><text:span text:style-name="T810">grande vantaggio</text:span><text:span text:style-name="T811">), si usa un’alpha-amilasi e ciò che esce dalla liquefazione si va in un impianto da cui otteniamo le destrine e dopo si <text:s/>fa un processo con cui otteniamo i monomeri.<text:line-break/><text:line-break/></text:span><text:span text:style-name="T814">Produzione di </text:span><text:span text:style-name="T812">sciroppi i ad alto contenuto di fruttosio </text:span><text:span text:style-name="T814">e di</text:span><text:span text:style-name="T812"> </text:span><text:span text:style-name="T814">a</text:span><text:span text:style-name="T813">spartame.<text:line-break/></text:span><text:span text:style-name="T814">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81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816">L’altro vantaggio è che sono sempre molto più dolci del saccarosio per cui se ne usano di meno. <text:line-break/>Ad esempio il fruttosio di per sé ha calorie ma siccome è tanto più dolce se ne mette molto di meno.<text:line-break/></text:span><text:span text:style-name="T817">Il grado di dolcezza è stabilito dagli esseri umani. <text:line-break/></text:span><text:span text:style-name="T818">Gli zuccheri che sono in grado di sostituire il saccarosio vanno verso la direzione di diminuire le calorie.<text:line-break/><text:line-break/></text:span><text:span text:style-name="T820">Sciroppo ad alto contenuto di fruttosio:</text:span><text:span text:style-name="T818"><text:line-break/></text:span><text:span text:style-name="T81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82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82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105">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822">per fare il fruttosio, usiamo questa volta un’enzima immobilizzato.<text:line-break/></text:span><text:span text:style-name="T823">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oft-page-break/><text:span text:style-name="T824">Primo step fatto con l’alpha-amilasi.</text:span><text:span text:style-name="T691"> </text:span><text:span text:style-name="T692">Abbiamo tanti batch in continuo che fanno diventare il processo continuo.</text:span><text:span text:style-name="T825"><text:line-break/>Non dobbiamo fare sviluppo dell’inoculo e semina.<text:line-break/></text:span><text:span text:style-name="T82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82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105"><text:span text:style-name="T827">Per garantire delle rese bisogna mantenere costante conc di Mg e togliere Ca.<text:line-break/><text:line-break/></text:span><text:span text:style-name="T82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826"><text:line-break/></text:span><text:span text:style-name="T829">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106">Ci adeguiamo quindi all’attività dell’enzima cambiando i flussi → processo costante. <text:line-break/><text:line-break/><text:span text:style-name="T830">Processo di arricchimento: riusciamo ad ottenere mix a 42% di fruttosio ma il mercato lo richiede al 55%.<text:line-break/>Si prende quindi parte del prodotto, lo si manda ad una colonna cromatografica e si separa glucosio </text:span><text:span text:style-name="T831">e fruttosio. La colonna ha affinità diversa per glucosio e fruttosio per cui il prodotto viene ripartito tra la fase stazionaria e quella mobile, </text:span><text:span text:style-name="T832">la</text:span><text:span text:style-name="T831"> riparti</text:span><text:span text:style-name="T832">zione</text:span><text:span text:style-name="T831"> dipende poi dagli equilibri. La molecola con più affinità con la fase mobile va via mentre l’altra rimane un po’ di più dentro la colonna.</text:span></text:p>
      <text:p text:style-name="P106"><text:s/><text:span text:style-name="T831">Abbiamo quindi separazione dei due prodotti, una corrente fatta da glucosio mentre l’altra da fruttosio puro.</text:span></text:p>
      <text:p text:style-name="P107">Prendiamo il fruttosio e faremo una miscelazione con lo sciroppo con fruttosio al 42% fino ad ottenere il 55%.<text:line-break/>Con il glucosio invece <text:span text:style-name="T832">facciamo riciclo, torna al reattore di isomerizzazione e si fa isomerizzare e via così.<text:line-break/><text:line-break/></text:span><text:span text:style-name="T833">Produzione di aspartame:<text:line-break/>l’aspartame </text:span><text:span text:style-name="T834">è l’insieme di due amminoacidi cuciti assieme attraverso un processo di produzione enzimatica.</text:span></text:p>
      <text:p text:style-name="P108">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835">di sintesi, q</text:span>uesto perché <text:span text:style-name="T835">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9"><text:span text:style-name="T83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836">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837">Trattiamo, rimuoviamo l’isomero D, liberiamo il gruppo protetto e otteniamo l’aspartame.<text:line-break/></text:span><text:span text:style-name="T838">L’isomero D non viene buttato ma lo trasformo di nuovo in D-l racemizzandolo e lo ricicliamo.<text:line-break/><text:line-break/></text:span><text:span text:style-name="T839">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text:span><text:soft-page-break/><text:span text:style-name="T839">polisaccaridi porterà a prodotti diversi con caratteristiche organolettiche diverse.<text:line-break/></text:span><text:span text:style-name="T84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84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842">Lipasi → enzimi per degradare il grasso, possono essere fungine o batteriche. Trasformano il grasso, obietivo sempre avere caratteristiche organolettiche desiderate.</text:span></text:p>
      <text:p text:style-name="P110"><text:span text:style-name="T842">Ci sono anche il lisozima, enzima in grado di degradare la parete cellulare, viene addizionata per evitare la formazione di batteri e muffe nei prodotti conservati.</text:span><text:span text:style-name="T839"><text:line-break/><text:line-break/></text:span><text:span text:style-name="T843">Produzione di aromi </text:span><text:span text:style-name="T844">e fragranze:</text:span></text:p>
      <text:p text:style-name="P110"><text:span text:style-name="T844">aromi riguarda tutto ciò che percepiamo attraverso il gusto, fragranze invece tramite olfatto.</text:span></text:p>
      <text:p text:style-name="P110"><text:span text:style-name="T844">Sempre una grande produzione enzimatica. C’è un po’ più di limitazione legata al fatto che gli enzimi devono derivare non da microrganismi ma da sostanze naturali.<text:line-break/></text:span><text:span text:style-name="T845">Aroma di vaniglia non necessariamente estratta ma magari prodotta con un processo di sintesi.<text:line-break/></text:span><text:span text:style-name="T846">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847">Applicazione: </text:span><text:span text:style-name="T848">biosensori<text:line-break/>Gli enzimi sono utilizzati per i biosensori, si misura il delta H tra l’interazione dell’enzima e la molecola che è enzimata. <text:line-break/>Essendo tutto concentrato riusciamo a calcolare il delta H </text:span><text:span text:style-name="T849">percepibili date le dimensioni dell’oggetto.<text:line-break/><text:line-break/>Applicazione: bio-fuel cells<text:line-break/></text:span><text:span text:style-name="T850">Una fuel cells è un dispos</text:span><text:span text:style-name="T851">i</text:span><text:span text:style-name="T85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849"><text:line-break/></text:span><text:span text:style-name="T848"><text:line-break/></text:span><text:span text:style-name="T847"><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6T12:48:41.395000000</dc:date>
    <meta:editing-duration>PT4H45M13S</meta:editing-duration>
    <meta:editing-cycles>66</meta:editing-cycles>
    <meta:generator>LibreOffice/7.1.3.2$Windows_X86_64 LibreOffice_project/47f78053abe362b9384784d31a6e56f8511eb1c1</meta:generator>
    <meta:document-statistic meta:table-count="0" meta:image-count="0" meta:object-count="0" meta:page-count="84" meta:paragraph-count="153" meta:word-count="59359" meta:character-count="390900" meta:non-whitespace-character-count="330840"/>
  </office:meta>
</office:document-meta>
</file>